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Таблица16" style:family="table">
      <style:table-properties style:width="17cm" fo:break-before="page" table:align="margins"/>
    </style:style>
    <style:style style:name="Таблица16.A" style:family="table-column">
      <style:table-column-properties style:column-width="10.836cm" style:rel-column-width="41770*"/>
    </style:style>
    <style:style style:name="Таблица16.B" style:family="table-column">
      <style:table-column-properties style:column-width="6.165cm" style:rel-column-width="23765*"/>
    </style:style>
    <style:style style:name="Таблица16.1" style:family="table-row">
      <style:table-row-properties style:min-row-height="0.605cm"/>
    </style:style>
    <style:style style:name="Таблица1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7.892cm" style:rel-column-width="30421*"/>
    </style:style>
    <style:style style:name="Таблица18.B" style:family="table-column">
      <style:table-column-properties style:column-width="9.109cm" style:rel-column-width="35114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8.5cm" style:rel-column-width="32767*"/>
    </style:style>
    <style:style style:name="Таблица19.B" style:family="table-column">
      <style:table-column-properties style:column-width="8.5cm" style:rel-column-width="32768*"/>
    </style:style>
    <style:style style:name="Таблица19.A1" style:family="table-cell">
      <style:table-cell-properties fo:padding="0.097cm" fo:border-left="0.05pt solid #000000" fo:border-right="none" fo:border-top="0.05pt solid #000000" fo:border-bottom="none"/>
    </style:style>
    <style:style style:name="Таблица19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8.403cm" style:rel-column-width="32392*"/>
    </style:style>
    <style:style style:name="Таблица20.B" style:family="table-column">
      <style:table-column-properties style:column-width="8.597cm" style:rel-column-width="33143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6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6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9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2" style:family="paragraph" style:parent-style-name="Standard">
      <style:text-properties style:font-name="Liberation Sans" fo:language="en" fo:country="US" style:text-underline-style="none"/>
    </style:style>
    <style:style style:name="P23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5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3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8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9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3" style:family="paragraph" style:parent-style-name="Standard">
      <style:paragraph-properties fo:margin-left="1.251cm" fo:margin-right="0cm" fo:text-indent="0cm" style:auto-text-indent="false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0" style:family="paragraph" style:parent-style-name="Table_20_Heading">
      <style:text-properties fo:font-size="12pt" style:font-size-asian="12pt" style:font-size-complex="12pt"/>
    </style:style>
    <style:style style:name="P151" style:family="paragraph" style:parent-style-name="Table_20_Contents"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7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4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5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7" style:family="paragraph" style:parent-style-name="Table_20_Contents">
      <style:text-properties fo:font-size="12pt" style:font-size-asian="12pt" style:font-size-complex="12pt"/>
    </style:style>
    <style:style style:name="P178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9" style:family="paragraph" style:parent-style-name="Table_20_Contents">
      <style:paragraph-properties fo:text-align="center" style:justify-single-word="false"/>
    </style:style>
    <style:style style:name="P180" style:family="paragraph" style:parent-style-name="Standard">
      <style:paragraph-properties fo:break-before="page"/>
    </style:style>
    <style:style style:name="P18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4" style:family="paragraph" style:parent-style-name="Standard">
      <style:paragraph-properties fo:break-before="page" fo:background-color="transparent">
        <style:background-image/>
      </style:paragraph-properties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1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2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93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7" style:family="paragraph" style:parent-style-name="Table_20_Contents">
      <style:paragraph-properties fo:margin-top="0cm" fo:margin-bottom="0.499cm" style:contextual-spacing="false"/>
    </style:style>
    <style:style style:name="P20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4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76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77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79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80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81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82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83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89">
      <style:text-properties style:font-name="Liberation Sans" fo:font-size="12pt" style:text-underline-style="none" officeooo:rsid="0019d41a" officeooo:paragraph-rsid="0019d41a" style:font-size-asian="12pt" style:font-size-complex="12pt"/>
    </style:style>
    <style:style style:name="P234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35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36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37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38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39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40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41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42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43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44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45" style:family="paragraph" style:parent-style-name="Standard"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24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5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6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67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8" style:family="paragraph" style:parent-style-name="Standard" style:list-style-name="L60"/>
    <style:style style:name="P269" style:family="paragraph" style:parent-style-name="Standard" style:list-style-name="L61"/>
    <style:style style:name="P270" style:family="paragraph" style:parent-style-name="Standard" style:list-style-name="L62"/>
    <style:style style:name="P271" style:family="paragraph" style:parent-style-name="Standard" style:list-style-name="L62">
      <style:text-properties fo:font-weight="normal" style:font-weight-asian="normal" style:font-weight-complex="normal"/>
    </style:style>
    <style:style style:name="P272" style:family="paragraph" style:parent-style-name="Standard" style:list-style-name="L81">
      <style:text-properties fo:font-size="12pt" style:font-size-asian="12pt" style:font-size-complex="12pt"/>
    </style:style>
    <style:style style:name="P273" style:family="paragraph" style:parent-style-name="Standard" style:list-style-name="L86">
      <style:text-properties fo:font-size="12pt" style:font-size-asian="12pt" style:font-size-complex="12pt"/>
    </style:style>
    <style:style style:name="P274" style:family="paragraph" style:parent-style-name="Standard" style:list-style-name="L87">
      <style:text-properties fo:font-size="12pt" style:text-underline-style="none" style:font-size-asian="12pt" style:font-size-complex="12pt"/>
    </style:style>
    <style:style style:name="P275" style:family="paragraph" style:parent-style-name="Standard" style:list-style-name="L88">
      <style:text-properties fo:font-size="12pt" style:text-underline-style="none" style:font-size-asian="12pt" style:font-size-complex="12pt"/>
    </style:style>
    <style:style style:name="P276" style:family="paragraph" style:parent-style-name="Standard" style:list-style-name="L88">
      <style:text-properties fo:font-size="12pt" style:text-underline-style="solid" style:text-underline-width="auto" style:text-underline-color="font-color" style:font-size-asian="12pt" style:font-size-complex="12pt"/>
    </style:style>
    <style:style style:name="P27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0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8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8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019d41a" officeooo:paragraph-rsid="0019d41a" style:font-size-asian="12pt" style:font-size-complex="12pt"/>
    </style:style>
    <style:style style:name="P283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4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85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6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7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8" style:family="paragraph" style:parent-style-name="Standard" style:list-style-name="L78">
      <style:paragraph-properties fo:margin-left="2.501cm" fo:margin-right="0cm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289" style:family="paragraph" style:parent-style-name="Standard" style:list-style-name="L83">
      <style:paragraph-properties fo:margin-left="2.501cm" fo:margin-right="0cm" fo:text-align="justify" style:justify-single-word="false" fo:text-indent="-0.635cm" style:auto-text-indent="false"/>
      <style:text-properties style:font-name="Liberation Sans" fo:font-size="12pt" style:text-underline-style="none" style:font-size-asian="12pt" style:font-size-complex="12pt"/>
    </style:style>
    <style:style style:name="P290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91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92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93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94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95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96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97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8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99" style:family="paragraph" style:parent-style-name="Standard" style:list-style-name="L73">
      <style:paragraph-properties fo:background-color="transparent">
        <style:background-image/>
      </style:paragraph-properties>
    </style:style>
    <style:style style:name="P300" style:family="paragraph" style:parent-style-name="Standard" style:list-style-name="L74">
      <style:paragraph-properties fo:background-color="transparent">
        <style:background-image/>
      </style:paragraph-properties>
    </style:style>
    <style:style style:name="P301" style:family="paragraph" style:parent-style-name="Standard" style:list-style-name="L75">
      <style:paragraph-properties fo:background-color="transparent">
        <style:background-image/>
      </style:paragraph-properties>
    </style:style>
    <style:style style:name="P302" style:family="paragraph" style:parent-style-name="Standard" style:list-style-name="L84">
      <style:paragraph-properties fo:background-color="transparent">
        <style:background-image/>
      </style:paragraph-properties>
    </style:style>
    <style:style style:name="P303" style:family="paragraph" style:parent-style-name="Standard" style:list-style-name="L85">
      <style:paragraph-properties fo:background-color="transparent">
        <style:background-image/>
      </style:paragraph-properties>
    </style:style>
    <style:style style:name="P304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0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8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1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13" style:family="paragraph" style:parent-style-name="Table_20_Contents" style:list-style-name="L57"/>
    <style:style style:name="P314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bold" fo:background-color="transparent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Liberation Sans" style:text-underline-style="none"/>
    </style:style>
    <style:style style:name="T26" style:family="text">
      <style:text-properties style:font-name="Liberation Sans" style:text-underline-style="none" fo:background-color="#f9f9f9"/>
    </style:style>
    <style:style style:name="T27" style:family="text">
      <style:text-properties style:font-name="Liberation Sans" style:text-underline-style="none" fo:font-weight="bold" style:font-weight-asian="bold" style:font-weight-complex="bold"/>
    </style:style>
    <style:style style:name="T28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0" style:family="text">
      <style:text-properties style:font-name="Liberation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31" style:family="text">
      <style:text-properties style:font-name="Liberation Sans" fo:language="ru" fo:country="RU" fo:font-weight="normal" style:font-weight-asian="normal" style:font-weight-complex="normal"/>
    </style:style>
    <style:style style:name="T32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3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4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5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6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7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8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style:font-name="Liberation Sans" fo:font-weight="normal" style:font-weight-asian="normal" style:font-weight-complex="normal"/>
    </style:style>
    <style:style style:name="T40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2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3" style:family="text">
      <style:text-properties fo:font-variant="normal" fo:text-transform="none" fo:color="#000000" fo:letter-spacing="normal" fo:font-style="normal" fo:font-weight="normal"/>
    </style:style>
    <style:style style:name="T44" style:family="text">
      <style:text-properties fo:font-variant="normal" fo:text-transform="none" fo:color="#000000" fo:letter-spacing="normal" fo:font-style="normal" fo:font-weight="normal" fo:background-color="#ffff00"/>
    </style:style>
    <style:style style:name="T4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7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8" style:family="text">
      <style:text-properties fo:font-style="italic" fo:background-color="#ffff00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background-color="#ffff00"/>
    </style:style>
    <style:style style:name="T51" style:family="text">
      <style:text-properties fo:color="#ff0000"/>
    </style:style>
    <style:style style:name="T52" style:family="text">
      <style:text-properties fo:color="#ff0000" fo:background-color="transparent"/>
    </style:style>
    <style:style style:name="T53" style:family="text">
      <style:text-properties fo:color="#00ff00"/>
    </style:style>
    <style:style style:name="T54" style:family="text">
      <style:text-properties style:use-window-font-color="true"/>
    </style:style>
    <style:style style:name="T55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6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58" style:family="text">
      <style:text-properties style:font-name-asian="Liberation Sans1" style:font-name-complex="Liberation Sans1"/>
    </style:style>
    <style:style style:name="T59" style:family="text">
      <style:text-properties fo:background-color="transparent"/>
    </style:style>
    <style:style style:name="T60" style:family="text">
      <style:text-properties fo:language="en" fo:country="US" fo:font-style="normal" style:text-underline-style="none" style:font-style-asian="normal" style:font-style-complex="normal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none"/>
    </style:style>
    <style:style style:name="T63" style:family="text">
      <style:text-properties style:font-name="Liberation Sans2"/>
    </style:style>
    <style:style style:name="T64" style:family="text">
      <style:text-properties style:font-name="Liberation Sans1" style:font-name-asian="Liberation Sans1" style:font-name-complex="Liberation Sans1"/>
    </style:style>
    <style:style style:name="T65" style:family="text">
      <style:text-properties fo:color="#ff00ff"/>
    </style:style>
    <style:style style:name="T66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7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68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Курс: программирование на Ruby для начинающих</text:p>
      <text:p text:style-name="P20">(версия 2, год 2013-2014)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5">Рабочая среда</text:p>
          </table:table-cell>
          <table:table-cell table:style-name="Таблица1.A1" office:value-type="string">
            <text:p text:style-name="P157">Занятие 1</text:p>
          </table:table-cell>
        </table:table-row>
      </table:table>
      <text:p text:style-name="P21"/>
      <text:p text:style-name="P22">slides: environment.odp</text:p>
      <text:p text:style-name="P23"/>
      <text:p text:style-name="P23">Рабочая среда</text:p>
      <text:p text:style-name="P23"/>
      <text:p text:style-name="P9">Цель: запускать скрипты на руби из <text:span text:style-name="T1">командной строки</text:span>.</text:p>
      <text:p text:style-name="P9"/>
      <text:p text:style-name="P9">Linux:</text:p>
      <text:p text:style-name="P139">любой терминал (xterm, rxvt, mrxvt, ...)</text:p>
      <text:p text:style-name="P9"/>
      <text:p text:style-name="P9">Windows:</text:p>
      <text:list xml:id="list4861283992532607232" text:style-name="L1">
        <text:list-item>
          <text:p text:style-name="P208">установить Ruby для Windows, запускать через виндозный cmd</text:p>
          <text:p text:style-name="P208">&gt;&gt;&gt; показать Start/Run/cmd</text:p>
        </text:list-item>
        <text:list-item>
          <text:p text:style-name="P208">установить cygwin и получить линукс под виндой</text:p>
        </text:list-item>
        <text:list-item>
          <text:p text:style-name="P208">удаленная сессия на линукс машину через X-Win32, Minq</text:p>
        </text:list-item>
      </text:list>
      <text:p text:style-name="P9"/>
      <text:p text:style-name="P10">Установка Cygwin</text:p>
      <text:p text:style-name="P9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9"/>
      <text:p text:style-name="P9">дистрибутив сигвина включает огромное количество пакетов, не все из них нужны</text:p>
      <text:p text:style-name="P9"/>
      <text:p text:style-name="P9">управление пакетами через пакетный менеджер (setup.exe)</text:p>
      <text:list xml:id="list7309872229451101577" text:style-name="L2">
        <text:list-item>
          <text:p text:style-name="P209">установка</text:p>
        </text:list-item>
        <text:list-item>
          <text:p text:style-name="P209">удаление</text:p>
        </text:list-item>
        <text:list-item>
          <text:p text:style-name="P209">обновление</text:p>
        </text:list-item>
        <text:list-item>
          <text:p text:style-name="P209">автоматическое отслеживание зависимостей</text:p>
        </text:list-item>
      </text:list>
      <text:p text:style-name="P9"/>
      <text:p text:style-name="P9">Установка:</text:p>
      <text:p text:style-name="P9"/>
      <text:p text:style-name="P9">1) скачайте и запустите setup.exe (или запустите setup.exe из уже скачанного дистрибутива: \\BYM1В036\Installs\?????)</text:p>
      <text:p text:style-name="P9"/>
      <text:p text:style-name="P9">2) выберите нужные пакеты</text:p>
      <text:p text:style-name="P11"/>
      <text:p text:style-name="P11">*вся категория Base</text:p>
      <text:p text:style-name="P11">*Interpreters: ruby, gawk</text:p>
      <text:p text:style-name="P11">*Ruby: ruby, ruby-rdoc, ruby-doc (/usr/share/doc)</text:p>
      <text:p text:style-name="P11">*Text: less</text:p>
      <text:p text:style-name="P9">*Utils: bc, time, wdiff, which</text:p>
      <text:p text:style-name="P9"/>
      <text:p text:style-name="P11">Math: bc</text:p>
      <text:p text:style-name="P11">Net: ping</text:p>
      <text:p text:style-name="P11">System: ping</text:p>
      <text:p text:style-name="P9"><text:soft-page-break/></text:p>
      <text:p text:style-name="P10">Запуск терминала</text:p>
      <text:p text:style-name="P10"/>
      <text:p text:style-name="P9"/>
      <text:p text:style-name="P9">cygwin.bat</text:p>
      <text:p text:style-name="P9"/>
      <text:p text:style-name="P9">настройка размеров, шрифтов через меню по правой кнопке на titlebar</text:p>
      <text:p text:style-name="P9"/>
      <text:p text:style-name="P9">попробуйте команды:</text:p>
      <text:p text:style-name="P139">pwd</text:p>
      <text:p text:style-name="P139">ls</text:p>
      <text:p text:style-name="P139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9">&gt; ruby -e 'puts "Hello, world!"'</text:p>
      <text:p text:style-name="P9"/>
      <text:p text:style-name="P9"><text:tab/>&gt; ruby --help</text:p>
      <text:p text:style-name="P9"/>
      <text:p text:style-name="P9">Полезные опции:</text:p>
      <text:p text:style-name="P9"><text:tab/>-e<text:tab/>позволяет писать скрипт в командной строке, а не в отдельном файле</text:p>
      <text:p text:style-name="P9"><text:tab/>-E<text:tab/>установка внутренней (скрипта) и внешней (данных файлов) кодировки</text:p>
      <text:p text:style-name="P9"><text:tab/>-n<text:tab/>неявный цикл чтения файла построчно и выполнения ыуказанных команд для каждой строки</text:p>
      <text:p text:style-name="P9"/>
      <text:p text:style-name="P9"><text:tab/>&gt; cat somefile | ruby -ne 'puts $_.upcase'</text:p>
      <text:p text:style-name="P9"/>
      <text:p text:style-name="P9">NOTE: короткие опции (-e -n) можно комбинировать (-ne)</text:p>
      <text:p text:style-name="P9"/>
      <text:p text:style-name="P9">Задание: создайте рабочую директорию для наших занятий и перейдите туда</text:p>
      <text:p text:style-name="P9"/>
      <text:p text:style-name="P9"><text:tab/>&gt; mkdir rufsl</text:p>
      <text:p text:style-name="P9"><text:tab/>&gt; cd rufsl</text:p>
      <text:p text:style-name="P9"/>
      <text:p text:style-name="P9">&gt;&gt;&gt; Вопрос: где находится эта директория на файловой системе windows?</text:p>
      <text:p text:style-name="P9"/>
      <text:p text:style-name="P10">Текстовый редактор</text:p>
      <text:p text:style-name="P10"/>
      <text:p text:style-name="P9">Любой, способный сохранять в формате plain text и</text:p>
      <text:p text:style-name="P9"/>
      <text:list xml:id="list9016948847050719913" text:style-name="L3">
        <text:list-item>
          <text:p text:style-name="P210">имеющий подсветку синтаксиса для данного языка</text:p>
        </text:list-item>
        <text:list-item>
          <text:p text:style-name="P210">позволяющий задавать <text:span text:style-name="T1">формат конца строки</text:span>.</text:p>
        </text:list-item>
      </text:list>
      <text:p text:style-name="P9"/>
      <text:list xml:id="list269647380974535543" text:style-name="L4">
        <text:list-item>
          <text:p text:style-name="P211">emacs (swiss army knife)</text:p>
        </text:list-item>
        <text:list-item>
          <text:p text:style-name="P211">sublime text (есть подсказки по языковым конструкциям!)</text:p>
        </text:list-item>
        <text:list-item>
          <text:p text:style-name="P211">Edit Plus</text:p>
        </text:list-item>
        <text:list-item>
          <text:p text:style-name="P211">wscite (устанавливается копированием)</text:p>
        </text:list-item>
      </text:list>
      <text:p text:style-name="P9"/>
      <text:p text:style-name="P10">Представление новой строки</text:p>
      <text:p text:style-name="P10"/>
      <text:p text:style-name="P9"><text:soft-page-break/># (слайды 19..23 из textutils)<text:tab/></text:p>
      <text:p text:style-name="P9"/>
      <text:p text:style-name="P147">Демонстрация \r</text:p>
      <text:p text:style-name="P9"/>
      <text:p text:style-name="P141">&gt; echo -e “hello\r” # отличий не видно</text:p>
      <text:p text:style-name="P141">&gt; echo -e “hello\rH” # =&gt; Hello</text:p>
      <text:p text:style-name="P148"/>
      <text:p text:style-name="P141">&gt; for i in `seq 1 10`; do echo $i; done; echo “”</text:p>
      <text:p text:style-name="P141">&gt; for i in `seq 1 10`; do echo -n $i; done; echo “” <text:s text:c="7"/># =&gt; 12345678910</text:p>
      <text:p text:style-name="P141">&gt; for i in `seq 1 10`; do echo -ne “$i\r”; done; echo “” # =&gt; 10</text:p>
      <text:p text:style-name="P140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9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6663708682617493661" text:style-name="L5">
        <text:list-header>
          <text:p text:style-name="P277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2788110881127370341" text:style-name="L6">
        <text:list-header>
          <text:p text:style-name="P278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soft-page-break/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/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5">Консоль Руби </text:p>
            <text:p text:style-name="P155">Встроенная документация по руби</text:p>
            <text:p text:style-name="P155">Переменные</text:p>
            <text:p text:style-name="P155">Всякое разное</text:p>
          </table:table-cell>
          <table:table-cell table:style-name="Table1.A1" office:value-type="string">
            <text:p text:style-name="P157">Занятие 2</text:p>
            <text:p text:style-name="P157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4">происхождение Yukihiro Matsumoto (matz) с 1993, первая версия в 1995. </text:p>
      <text:p text:style-name="P24"/>
      <text:p text:style-name="P24">прекращена поддержка — 1.8.7</text:p>
      <text:p text:style-name="P24"/>
      <text:p text:style-name="P24">текущие версии = 1.9.x и 2.0.x</text:p>
      <text:p text:style-name="P24"/>
      <text:p text:style-name="P24">Примеры версий:</text:p>
      <text:p text:style-name="P24"/>
      <text:p text:style-name="P138">ruby-1.9.2-p290</text:p>
      <text:p text:style-name="P138">ruby-1.9.3-p448 </text:p>
      <text:p text:style-name="P138">ruby-1.9.3-rc1 </text:p>
      <text:p text:style-name="P138">ruby-2.0.0-p247 </text:p>
      <text:p text:style-name="P138"/>
      <text:p text:style-name="P24">где применяется ruby</text:p>
      <text:p text:style-name="P24"/>
      <text:list xml:id="list5654220877131771993" text:style-name="L7">
        <text:list-item>
          <text:p text:style-name="P246">консольные утилиты </text:p>
        </text:list-item>
      </text:list>
      <text:list xml:id="list4791986428579821553" text:style-name="L8">
        <text:list-item>
          <text:p text:style-name="P247">gui (tk) – Oh, no!</text:p>
        </text:list-item>
        <text:list-item>
          <text:p text:style-name="P247">killer app: вебпрограммирование на ruby on rails </text:p>
        </text:list-item>
      </text:list>
      <text:p text:style-name="P24"/>
      <text:p text:style-name="P24">Реализации руби</text:p>
      <text:p text:style-name="P24"/>
      <text:p text:style-name="P24">*ruby* <text:s text:c="4"/>:: MRI/YARV Ruby (The Gold Standard) {1.8.6,1.8.7,1.9.1,1.9.2...} </text:p>
      <text:p text:style-name="P24">jruby <text:s text:c="5"/>:: JRuby, Ruby interpreter on the Java Virtual Machine. </text:p>
      <text:p text:style-name="P24">rbx <text:s text:c="7"/>:: Rubinius </text:p>
      <text:p text:style-name="P24">ree <text:s text:c="7"/>:: Ruby Enterprise Edition, MRI Ruby with several custom </text:p>
      <text:p text:style-name="P24"><text:s text:c="14"/>patches for performance, stability, and memory. </text:p>
      <text:p text:style-name="P24">macruby <text:s text:c="3"/>:: MacRuby, insanely fast, can make real apps (Mac OS X Only). </text:p>
      <text:p text:style-name="P24">maglev <text:s text:c="4"/>:: GemStone Ruby, awesome persistent ruby object store. </text:p>
      <text:p text:style-name="P24"/>
      <text:p text:style-name="P25">Осторожно, несовместимость!</text:p>
      <text:p text:style-name="P25"/>
      <text:p text:style-name="P24">&gt;&gt;&gt; Как студенты понимают, что происходит? Какое поведение им кажется более логичным</text:p>
      <text:p text:style-name="P24">ruby 1.8.7</text:p>
      <text:p text:style-name="P29"/>
      <text:p text:style-name="P135">"hello"[0] <text:s text:c="3"/>#=&gt; 104</text:p>
      <text:p text:style-name="P135"/>
      <text:p text:style-name="P86">ruby 1.9.x и 2.0.0</text:p>
      <text:p text:style-name="P86"/>
      <text:p text:style-name="P135">"hello"[0] <text:s text:c="3"/>#=&gt; “h”</text:p>
      <text:p text:style-name="P138"><text:soft-page-break/></text:p>
      <text:p text:style-name="P93">Совет: читать ChangeLog , переходя на новую версию.</text:p>
      <text:p text:style-name="P24"/>
      <text:p text:style-name="P25">Полезные утилиты руби</text:p>
      <text:p text:style-name="P24"/>
      <text:p text:style-name="P29">irb – интерактивный руби (REPL - read, evaluate, print, loop)</text:p>
      <text:p text:style-name="P29"/>
      <text:p text:style-name="P29">&gt;&gt;&gt; Демонстрация, параллельно они выполняют то же самое</text:p>
      <text:p text:style-name="P29"/>
      <text:p text:style-name="P29">!!!Запустите irb и попробуйте выполнить следующие команды</text:p>
      <text:p text:style-name="P29"/>
      <text:p text:style-name="P135">3+6 <text:s text:c="13"/>#=&gt; 9 <text:s text:c="3"/>ОБЪЯСНИТЬ, что это такое</text:p>
      <text:p text:style-name="P29"/>
      <text:p text:style-name="P35">&gt;&gt;&gt; Объяснить, что значит “возвращает” - можно положить в переменную</text:p>
      <text:p text:style-name="P88"/>
      <text:p text:style-name="P136">9/4 <text:s text:c="14"/>#=&gt;2 <text:s text:c="2"/>удивлены?</text:p>
      <text:p text:style-name="P136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36">“oo” + “ps” <text:s text:c="6"/>#=&gt;”oops” <text:s/># конкатенация строк</text:p>
      <text:p text:style-name="P136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36">num = 6+3</text:p>
      <text:p text:style-name="P136">num += 2</text:p>
      <text:p text:style-name="P136">puts num</text:p>
      <text:p text:style-name="P35"/>
      <text:p text:style-name="P35">!!! Задание: из слова “world” достать первую и последнюю буквы и объединить их так, чтобы получилось “wd”</text:p>
      <text:p text:style-name="P33"/>
      <text:p text:style-name="P29">Чтобы выйти, набрать quit</text:p>
      <text:p text:style-name="P29"/>
      <text:p text:style-name="P37">Полезные утилиты – ri</text:p>
      <text:p text:style-name="P37"/>
      <text:p text:style-name="P29">ri – (ruby information) – справочная система руби (в консоли)</text:p>
      <text:p text:style-name="P29"/>
      <text:p text:style-name="P135">&gt;ri --help</text:p>
      <text:p text:style-name="P135">&gt;ri --list # ДЕМОНСТРАЦИЯ, список классов</text:p>
      <text:p text:style-name="P29"/>
      <text:p text:style-name="P29">&gt;&gt;&gt; Запустить ri и в нем набрать String</text:p>
      <text:p text:style-name="P29"/>
      <text:p text:style-name="P29">!!! Задание: запустите</text:p>
      <text:p text:style-name="P29"/>
      <text:p text:style-name="P29"><text:tab/>&gt;ri String <text:s text:c="2"/># объяснить, что показано</text:p>
      <text:p text:style-name="P29">&gt;&gt;&gt; показать на примере String#[]</text:p>
      <text:p text:style-name="P29"><text:tab/>&gt;ri String#downcase</text:p>
      <text:p text:style-name="P29"><text:tab/>&gt;ri String.new</text:p>
      <text:p text:style-name="P29">&gt;&gt;&gt; показать синонимы</text:p>
      <text:p text:style-name="P29">&gt;&gt;&gt; <text:s text:c="3"/>str = String.new <text:s text:c="13"/>= <text:s text:c="2"/>str = “”</text:p>
      <text:p text:style-name="P29"><text:soft-page-break/><text:s text:c="10"/>arr = Array.new <text:s text:c="15"/>= <text:s text:c="2"/>arr = []</text:p>
      <text:p text:style-name="P29"><text:s text:c="10"/>hash = Hash.new <text:s text:c="11"/>= <text:s text:c="2"/>hash = {}</text:p>
      <text:p text:style-name="P29"/>
      <text:p text:style-name="P29"><text:tab/>&gt;ri String.downcase # покажет то же, что для String#downcase. </text:p>
      <text:p text:style-name="P29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9"/>
      <text:p text:style-name="P29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9"/>
      <text:p text:style-name="P29"><text:tab/>&gt; puts “hello”.xxx</text:p>
      <text:p text:style-name="P29"/>
      <text:p text:style-name="P29"/>
      <text:p text:style-name="P29">&gt;&gt;&gt; Объяснить, что они видят в следующем задании. один и тот же метод определен в разных классах.</text:p>
      <text:p text:style-name="P11">&gt;&gt;&gt; <text:span text:style-name="T43">запустите консоль ri. потом введите puts</text:span></text:p>
      <text:p text:style-name="P41"/>
      <text:p text:style-name="P28">Переменные vs. константы</text:p>
      <text:p text:style-name="P28"/>
      <text:p text:style-name="P26">Переменные (изменяемые) vs константы (неизменяемые)</text:p>
      <text:p text:style-name="P26"/>
      <text:p text:style-name="P26">(есть еще псевдопеременные: self, true, false, nil, __FILE__, __LINE__)</text:p>
      <text:p text:style-name="P26"/>
      <text:p text:style-name="P27">Имена переменных и констант состоят из:</text:p>
      <text:list xml:id="list3179267263521237206" text:style-name="L9">
        <text:list-item>
          <text:p text:style-name="P248">буквы</text:p>
        </text:list-item>
        <text:list-item>
          <text:p text:style-name="P248">цифры (не может быть первой)</text:p>
        </text:list-item>
        <text:list-item>
          <text:p text:style-name="P248">нижнее подчеркивание</text:p>
        </text:list-item>
      </text:list>
      <text:p text:style-name="P26"/>
      <text:p text:style-name="P26">Переменная не должна начинаться с большой буквы.</text:p>
      <text:p text:style-name="P26"/>
      <text:p text:style-name="P26">Вопрос: с чего может начинаться имя переменной?</text:p>
      <text:p text:style-name="P26">Ответ: _[a-z]</text:p>
      <text:p text:style-name="P26"/>
      <text:p text:style-name="P26">Константы начинаются с большой буквы.</text:p>
      <text:p text:style-name="P26"/>
      <text:p text:style-name="P26">!!! Задание: попробуйте в irb</text:p>
      <text:p text:style-name="P26"/>
      <text:p text:style-name="P134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7"/>
      <text:p text:style-name="P26">!!! Задание: создайте свою константу</text:p>
      <text:p text:style-name="P26"><text:tab/>&gt;ZZZ = 123</text:p>
      <text:p text:style-name="P26"><text:tab/>&gt;Qqq = 666</text:p>
      <text:p text:style-name="P26"/>
      <text:p text:style-name="P26">Oops: руби позволяет изменить значение константы, но выдаст предупреждение</text:p>
      <text:p text:style-name="P26"/>
      <text:p text:style-name="P26"><text:tab/>&gt;ZZZ = "reassigned" </text:p>
      <text:p text:style-name="P26"><text:soft-page-break/><text:tab/>&gt;Qqq = 555</text:p>
      <text:p text:style-name="P26"/>
      <text:p text:style-name="P26">(irb):2: warning: already initialized constant ZZZ </text:p>
      <text:p text:style-name="P26">(irb):1: warning: previous definition of ZZZ was here </text:p>
      <text:p text:style-name="P26"><text:s/>=&gt; "reassigned" </text:p>
      <text:p text:style-name="P26"/>
      <text:p text:style-name="P26">Константами считаются имена классов и модулей</text:p>
      <text:p text:style-name="P26"/>
      <text:p text:style-name="P2"><text:span text:style-name="T43"><text:tab/></text:span><text:span text:style-name="T45">S</text:span><text:span text:style-name="T43">tring, Array</text:span><text:span text:style-name="T44">, Hash</text:span></text:p>
      <text:p text:style-name="P26"><text:tab/>Enumerable, Comparable</text:p>
      <text:p text:style-name="P2"><text:span text:style-name="T43"><text:tab/></text:span><text:span text:style-name="T45">M</text:span><text:span text:style-name="T43">yOwnClass, Myownclass, My_own_class</text:span></text:p>
      <text:p text:style-name="P26"/>
      <text:p text:style-name="P26">Демонстрация, все имена классов начинаются с большой буквы (в том числе после ::)</text:p>
      <text:p text:style-name="P26"/>
      <text:p text:style-name="P26"><text:tab/>&gt;ri --classes</text:p>
      <text:p text:style-name="P26"/>
      <text:p text:style-name="P26">!!!Вопрос: Чем являются _var и _Var, переменными или константами?</text:p>
      <text:p text:style-name="P26"/>
      <text:p text:style-name="P26"><text:tab/>_var = 9</text:p>
      <text:p text:style-name="P26"><text:tab/>_Var = 99</text:p>
      <text:p text:style-name="P26"/>
      <text:p text:style-name="P26"/>
      <text:p text:style-name="P18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5">Типы данных</text:p>
            <text:p text:style-name="P155">Операции:</text:p>
            <text:p text:style-name="P155"><text:s/>* интерполяция</text:p>
            <text:p text:style-name="P155"><text:s/>* regular expression matching</text:p>
            <text:p text:style-name="P155">управляющие структуры</text:p>
            <text:p text:style-name="P155"><text:s/>* if</text:p>
            <text:p text:style-name="P155"><text:s/>* while</text:p>
          </table:table-cell>
          <table:table-cell table:style-name="Таблица2.A1" office:value-type="string">
            <text:p text:style-name="P157">Занятие 3</text:p>
            <text:p text:style-name="P157">(120 мин)</text:p>
          </table:table-cell>
        </table:table-row>
      </table:table>
      <text:p text:style-name="P28"/>
      <text:p text:style-name="P28">Контрольные вопросы:</text:p>
      <text:p text:style-name="P28"/>
      <text:list xml:id="list1978052509130829161" text:style-name="L10">
        <text:list-item>
          <text:p text:style-name="P249">что такое irb и ri?</text:p>
        </text:list-item>
        <text:list-item>
          <text:p text:style-name="P249">в hello.upcase, как называется часть upcase (ответ: метод)</text:p>
        </text:list-item>
        <text:list-item>
          <text:p text:style-name="P249">какая разница между # и . перед названием метода при обращении в ri: например String#upcase и String.new</text:p>
        </text:list-item>
        <text:list-item>
          <text:p text:style-name="P249">Чем отличаются переменные от констант</text:p>
        </text:list-item>
        <text:list-item>
          <text:p text:style-name="P249">Как именуются переменные, каким регулярным выражением вы бы это описали. Ответ: [_a-z][A-Za-z_0-9]</text:p>
        </text:list-item>
        <text:list-item>
          <text:p text:style-name="P249">Как именуются константы, опишите это регулярным выражением. Ответ: [A-Z][A-Za-z_0-9]</text:p>
        </text:list-item>
        <text:list-item>
          <text:p text:style-name="P249">Назовите константы, используя которые можно вывести данные в поток ошибок или в поток вывода : STDERR, STDOUT</text:p>
        </text:list-item>
      </text:list>
      <text:p text:style-name="P28"/>
      <text:p text:style-name="P28">Типы данных</text:p>
      <text:p text:style-name="P26"/>
      <text:p text:style-name="P26">Тип определяет</text:p>
      <text:p text:style-name="P26"/>
      <text:list xml:id="list4936412589819741994" text:style-name="L11">
        <text:list-item>
          <text:p text:style-name="P250">допустимые значения и свойства</text:p>
        </text:list-item>
        <text:list-item>
          <text:p text:style-name="P250">операции, применимые к значениям данного типа</text:p>
        </text:list-item>
      </text:list>
      <text:p text:style-name="P26"/>
      <text:p text:style-name="P26">&gt;&gt;&gt;Примеры: числа, светофор, цвета (в GUI), человек (в комп. играх – не может летать)</text:p>
      <text:p text:style-name="P26"/>
      <text:p text:style-name="P26">Некоторые типы</text:p>
      <text:p text:style-name="P26"/>
      <text:p text:style-name="P26">&gt;&gt;&gt; Вопрос: какие операции применимы к данным типам?</text:p>
      <text:p text:style-name="P26"/>
      <text:list xml:id="list5515529946383089062" text:style-name="L12">
        <text:list-item>
          <text:p text:style-name="P251">численные: Integer, Float, Fixnum (&lt;Integer), Bignum (&lt;Integer), Numeric</text:p>
        </text:list-item>
        <text:list-item>
          <text:p text:style-name="P251">строковые String</text:p>
        </text:list-item>
        <text:list-item>
          <text:p text:style-name="P251">логические (булевские = boolean): FalseClass, TrueClass</text:p>
        </text:list-item>
        <text:list-item>
          <text:p text:style-name="P256">File, IO, Symbol</text:p>
        </text:list-item>
        <text:list-item>
          <text:p text:style-name="P256">Array</text:p>
        </text:list-item>
        <text:list-item>
          <text:p text:style-name="P256">Hash</text:p>
        </text:list-item>
      </text:list>
      <text:p text:style-name="P26"/>
      <text:p text:style-name="P26">Языки (и Руби) позволяют задавать свои собственные типы (определять классы)</text:p>
      <text:list xml:id="list7168883223253034645" text:style-name="L13">
        <text:list-item>
          <text:p text:style-name="P252">Dictionary, PartOfSpeechDictionary</text:p>
        </text:list-item>
        <text:list-item>
          <text:p text:style-name="P252">Sentence</text:p>
        </text:list-item>
        <text:list-item>
          <text:p text:style-name="P252">Word, AnnotatedWord</text:p>
        </text:list-item>
      </text:list>
      <text:p text:style-name="P26"/>
      <text:p text:style-name="P28"><text:soft-page-break/>Типы данных</text:p>
      <text:p text:style-name="P26"/>
      <text:p text:style-name="P26">Языки делятся на языки с</text:p>
      <text:p text:style-name="P26"/>
      <text:list xml:id="list6827345389891445094" text:style-name="L14">
        <text:list-item>
          <text:p text:style-name="P253">динамическая типизация (shell, awk, ruby, python,...) /dynamically typed language/</text:p>
        </text:list-item>
        <text:list-item>
          <text:p text:style-name="P253">статическая типизация (С, Java)</text:p>
        </text:list-item>
      </text:list>
      <text:p text:style-name="P26"/>
      <text:p text:style-name="P26">При статической типизации</text:p>
      <text:list xml:id="list1223606351111944589" text:style-name="L15">
        <text:list-item>
          <text:p text:style-name="P254">тип переменной задается сразу</text:p>
          <text:p text:style-name="P285">пример в C: int a = 20</text:p>
        </text:list-item>
        <text:list-item>
          <text:p text:style-name="P254">тип переменной нельзя изменить в процессе работы</text:p>
        </text:list-item>
      </text:list>
      <text:p text:style-name="P149">пример: a = “now this is a string” </text:p>
      <text:list xml:id="list103429444099607" text:continue-numbering="true" text:style-name="L15">
        <text:list-header>
          <text:p text:style-name="P283"/>
        </text:list-header>
      </text:list>
      <text:p text:style-name="P26">Ruby – язык с динамической типизацией</text:p>
      <text:p text:style-name="P26"/>
      <text:p text:style-name="P26">!!! Задание: lesson.3/script_2.rb</text:p>
      <text:p text:style-name="P26"/>
      <text:p text:style-name="P26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6"/>
      <text:p text:style-name="P26">a = 10</text:p>
      <text:p text:style-name="P26">puts a, a.class</text:p>
      <text:p text:style-name="P26"/>
      <text:p text:style-name="P26">a = “hello”</text:p>
      <text:p text:style-name="P26">puts a, a.class</text:p>
      <text:p text:style-name="P26"/>
      <text:p text:style-name="P26">a = “10”</text:p>
      <text:p text:style-name="P26">puts a, a.class</text:p>
      <text:p text:style-name="P26"/>
      <text:p text:style-name="P26">!!! Задание: выясните, к какому типу принадлежат следующие значения</text:p>
      <text:p text:style-name="P26"><text:tab/></text:p>
      <text:list xml:id="list8448229651052008937" text:style-name="L16">
        <text:list-item>
          <text:list>
            <text:list-item>
              <text:p text:style-name="P255">#=&gt;Float</text:p>
            </text:list-item>
          </text:list>
        </text:list-item>
      </text:list>
      <text:p text:style-name="P26"><text:tab/>“3.15” <text:s text:c="5"/>#=&gt;String <text:s text:c="3"/>потому что в кавычках</text:p>
      <text:p text:style-name="P26"><text:tab/>[1,2,3] <text:s text:c="5"/>#=&gt;Array потому что в [ ]</text:p>
      <text:p text:style-name="P26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6"/>
      <text:p text:style-name="P26">!!! Задание: объясните, что происходит</text:p>
      <text:p text:style-name="P26">&gt;&gt;&gt; проверьте в irb</text:p>
      <text:p text:style-name="P26"/>
      <text:p text:style-name="P26"><text:tab/>20 + 30 <text:s text:c="7"/>#=&gt;50</text:p>
      <text:p text:style-name="P26"><text:tab/>“20” + “30” <text:s text:c="2"/>#=&gt; 2030 конкатенация строк</text:p>
      <text:p text:style-name="P26"/>
      <text:p text:style-name="P26"><text:tab/>20 * 3 <text:s text:c="7"/>#=&gt;50</text:p>
      <text:p text:style-name="P26"><text:tab/>“20” * 3 <text:s text:c="2"/>#=&gt; 202020</text:p>
      <text:p text:style-name="P26"><text:tab/>“20” * “3” #=&gt; TypeError: can't convert String into Integer</text:p>
      <text:p text:style-name="P26"/>
      <text:p text:style-name="P28"><text:soft-page-break/>Assignment</text:p>
      <text:p text:style-name="P26"/>
      <text:p text:style-name="P26">Оператор = служит для присвоения значения переменной</text:p>
      <text:p text:style-name="P26"/>
      <text:p text:style-name="P134">num = 42</text:p>
      <text:p text:style-name="P26"/>
      <text:p text:style-name="P26">Параллельное присваивание</text:p>
      <text:p text:style-name="P26"/>
      <text:p text:style-name="P26"><text:tab/>word, freq, tag = “apple”, 42, “noun”</text:p>
      <text:p text:style-name="P26"/>
      <text:p text:style-name="P26">!!! Задание: задайте две переменные (значение одной “Susan” а другой 25) и выведите текст</text:p>
      <text:p text:style-name="P26"/>
      <text:p text:style-name="P26"><text:tab/>“her name is Susan and she is 25 years old”</text:p>
      <text:p text:style-name="P26"/>
      <text:p text:style-name="P26">Подсказка: в скрипте использовать оператор конкатенации строк +</text:p>
      <text:p text:style-name="P26"/>
      <text:p text:style-name="P26"><text:tab/>name, age = “Susan”, 25</text:p>
      <text:p text:style-name="P26"/>
      <text:p text:style-name="P26"><text:tab/>puts “her name is ” + name + “ and she is ” + age + “ years old” #=&gt; oops</text:p>
      <text:p text:style-name="P26"/>
      <text:p text:style-name="P26">Как сделать, чтобы заработало?</text:p>
      <text:p text:style-name="P26"><text:tab/>интерполяция:</text:p>
      <text:p text:style-name="P26"><text:tab/>puts “her name is #{name} and she is #{age} years old”</text:p>
      <text:p text:style-name="P26"/>
      <text:p text:style-name="P26"><text:tab/>преобразование типов (привести к типу String)</text:p>
      <text:p text:style-name="P26"><text:tab/>puts “her name is ” + name + “ and she is ” + age.to_s + “ years old”</text:p>
      <text:p text:style-name="P29"/>
      <text:p text:style-name="P37">Еще один способ подстановки</text:p>
      <text:p text:style-name="P29"/>
      <text:p text:style-name="P29">lesson.03/test_puts.2.rb</text:p>
      <text:p text:style-name="P29"/>
      <text:p text:style-name="P29">template = "Her name is %s and she is %s years old" </text:p>
      <text:p text:style-name="P29">puts template % ["Susan", 25] </text:p>
      <text:p text:style-name="P29">Her name is Susan and she is 25 years old</text:p>
      <text:p text:style-name="P29"/>
      <text:p text:style-name="P37">Оператор ветвления if</text:p>
      <text:p text:style-name="P29"/>
      <text:p text:style-name="P29">слайд, показывающий формат if - then - end</text:p>
      <text:p text:style-name="P29"/>
      <text:p text:style-name="P37">if step-by-step</text:p>
      <text:p text:style-name="P37"/>
      <text:p text:style-name="P29">a, b = 10, 10</text:p>
      <text:p text:style-name="P29"/>
      <text:p text:style-name="P29">if a &gt; 0 &amp;&amp; a == b</text:p>
      <text:p text:style-name="P29"><text:s text:c="3"/>puts “hello”</text:p>
      <text:p text:style-name="P29">end</text:p>
      <text:p text:style-name="P29"/>
      <text:p text:style-name="P29">if true &amp;&amp; a == b</text:p>
      <text:p text:style-name="P29"><text:s text:c="3"/>puts “hello”</text:p>
      <text:p text:style-name="P29"><text:soft-page-break/>end</text:p>
      <text:p text:style-name="P29"/>
      <text:p text:style-name="P29">if true &amp;&amp; true</text:p>
      <text:p text:style-name="P29"><text:s text:c="3"/>puts “hello”</text:p>
      <text:p text:style-name="P29">end</text:p>
      <text:p text:style-name="P29"/>
      <text:p text:style-name="P29">if true</text:p>
      <text:p text:style-name="P29"><text:s text:c="3"/>puts “hello”</text:p>
      <text:p text:style-name="P29">end</text:p>
      <text:p text:style-name="P29"/>
      <text:p text:style-name="P29">puts “hello”</text:p>
      <text:p text:style-name="P29"/>
      <text:p text:style-name="P37">if / then/ else /end</text:p>
      <text:p text:style-name="P37"/>
      <text:p text:style-name="P29">слайд</text:p>
      <text:p text:style-name="P29"/>
      <text:p text:style-name="P37">if пошагово - 2</text:p>
      <text:p text:style-name="P37"/>
      <text:p text:style-name="P31">чему равны a и b после выполнения данного кода:</text:p>
      <text:p text:style-name="P31"/>
      <text:p text:style-name="P29">a, b = 10, 10</text:p>
      <text:p text:style-name="P29"/>
      <text:p text:style-name="P29">if a &gt; 0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a != b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true &amp;&amp;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if false</text:p>
      <text:p text:style-name="P29"><text:s text:c="3"/>b = b - 1</text:p>
      <text:p text:style-name="P29">else</text:p>
      <text:p text:style-name="P29"><text:s text:c="3"/>b = b + 1</text:p>
      <text:p text:style-name="P29">end</text:p>
      <text:p text:style-name="P29"/>
      <text:p text:style-name="P29">b = b + 1</text:p>
      <text:p text:style-name="P29">b = 11</text:p>
      <text:p text:style-name="P29"/>
      <text:p text:style-name="P89">Здесь слайд 30: if-elsif-elsif-elsif-else-end</text:p>
      <text:p text:style-name="P89"><text:soft-page-break/></text:p>
      <text:p text:style-name="P14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<text:soft-page-break/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43"/>
      <text:p text:style-name="P65"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50">expression-that-is-</text:span><text:span text:style-name="T48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42">i=0, j=0 </text:p>
      <text:p text:style-name="P142">i=1, j=1 </text:p>
      <text:p text:style-name="P142">i=2, j=3 </text:p>
      <text:p text:style-name="P50"><text:soft-page-break/>&gt;&gt;&gt; Почему цикл не пошел на следующую итерацию?</text:p>
      <text:p text:style-name="P142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51"/>
          </table:table-cell>
          <table:table-cell table:style-name="Table37.A2" office:value-type="string">
            <text:p text:style-name="P151"/>
          </table:table-cell>
          <table:table-cell table:style-name="Table37.A2" office:value-type="string">
            <text:p text:style-name="P151"/>
          </table:table-cell>
          <table:table-cell table:style-name="Table37.D2" office:value-type="string">
            <text:p text:style-name="P151"/>
          </table:table-cell>
        </table:table-row>
      </table:table>
      <text:p text:style-name="P50"/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43">String#chomp String#chomp!</text:p>
      <text:p text:style-name="P143">String#chop <text:s text:c="3"/>String#chop!</text:p>
      <text:p text:style-name="P143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4"/>
      <text:p text:style-name="P14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2">user</text:span>/bin/ruby</text:p>
      <text:p text:style-name="P2"><text:soft-page-break/></text:p>
      <text:p text:style-name="P2">while line = gets</text:p>
      <text:p text:style-name="P2"><text:s text:c="4"/><text:span text:style-name="T50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2">elseif</text:span> line &lt; 0 <text:s/><text:span text:style-name="T51"># line is a string</text:span></text:p>
      <text:p text:style-name="P2"><text:s text:c="7"/>puts line + “ is a negative number”</text:p>
      <text:p text:style-name="P2"><text:s text:c="4"/><text:span text:style-name="T51">elseif</text:span> line == “0”</text:p>
      <text:p text:style-name="P2"><text:s text:c="7"/>puts line + “ is zero”</text:p>
      <text:p text:style-name="P2"><text:s text:c="4"/><text:span text:style-name="T51">elseif</text:span> # should be else</text:p>
      <text:p text:style-name="P2"><text:s text:c="7"/>puts “#{line} is a negative number”</text:p>
      <text:p text:style-name="P2"><text:s text:c="4"/># <text:span text:style-name="T51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9"/>
      <text:p text:style-name="P18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5">Решение задач</text:p>
          </table:table-cell>
          <table:table-cell table:style-name="Table2.A1" office:value-type="string">
            <text:p text:style-name="P157">Занятие 4</text:p>
            <text:p text:style-name="P157">(60 мин)</text:p>
          </table:table-cell>
        </table:table-row>
      </table:table>
      <text:p text:style-name="P29"/>
      <text:p text:style-name="P29">Вопросы:</text:p>
      <text:p text:style-name="P29"/>
      <text:list xml:id="list3337430009729568044" text:style-name="L17">
        <text:list-item>
          <text:p text:style-name="P257">На что влияет тип данных?</text:p>
        </text:list-item>
        <text:list-item>
          <text:p text:style-name="P257">Как Руби знает, к какому типу относится тот или иной программный объект?</text:p>
        </text:list-item>
      </text:list>
      <text:list xml:id="list6470328095261676945" text:style-name="L18">
        <text:list-item>
          <text:p text:style-name="P286">В двойных/одинарных кавычках это … ? – String</text:p>
        </text:list-item>
        <text:list-item>
          <text:p text:style-name="P286">В квадратных скобках это … ? – Array</text:p>
        </text:list-item>
        <text:list-item>
          <text:p text:style-name="P286">В фигурный скобках это ... ? -- Hash</text:p>
        </text:list-item>
        <text:list-item>
          <text:p text:style-name="P286">Как задать диапазон? – .. или ...</text:p>
        </text:list-item>
      </text:list>
      <text:list xml:id="list103429785116478" text:continue-list="list3337430009729568044" text:style-name="L17">
        <text:list-item>
          <text:p text:style-name="P257">Можно ли изменить тип переменной в программе?</text:p>
        </text:list-item>
        <text:list-item>
          <text:p text:style-name="P257">Назовите некоторые методы, которые преобразуют объект к другому типу? – (to_s, to_i, to_f, to_a)</text:p>
        </text:list-item>
        <text:list-item>
          <text:p text:style-name="P25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57">Что такое интерполяция и где ее использовать?</text:p>
        </text:list-item>
        <text:list-item>
          <text:p text:style-name="P257">Почему оператор условия if называется оператором ветвления?</text:p>
        </text:list-item>
        <text:list-item>
          <text:p text:style-name="P257">Сколько веток и какие могут быть в if?</text:p>
        </text:list-item>
        <text:list-item>
          <text:p text:style-name="P257">Имеет ли значение порядок ветвей в if?</text:p>
        </text:list-item>
        <text:list-item>
          <text:p text:style-name="P257">Назовите операторы сравнения: </text:p>
        </text:list-item>
      </text:list>
      <text:list xml:id="list2143193068824249021" text:style-name="L19">
        <text:list-item>
          <text:p text:style-name="P287">ответ: &lt; &gt; == !=</text:p>
        </text:list-item>
      </text:list>
      <text:list xml:id="list103430101345667" text:continue-list="list103429785116478" text:style-name="L17">
        <text:list-item>
          <text:p text:style-name="P25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57">Почему то, что возвращает оператор =~ , можно использовать в условии?</text:p>
        </text:list-item>
        <text:list-item>
          <text:p text:style-name="P257">Что у руби является true и что false?</text:p>
        </text:list-item>
        <text:list-item>
          <text:p text:style-name="P257">Зачем нужны циклы?</text:p>
        </text:list-item>
        <text:list-item>
          <text:p text:style-name="P257">При каком условии выполняется тело цикла while? Сколько раз он выполняется?</text:p>
        </text:list-item>
        <text:list-item>
          <text:p text:style-name="P257">Когда заканчивается цикл while?</text:p>
        </text:list-item>
        <text:list-item>
          <text:p text:style-name="P257"><text:s/>Как построчно читать файл?</text:p>
        </text:list-item>
      </text:list>
      <text:p text:style-name="P29"/>
      <text:p text:style-name="P29"/>
      <text:p text:style-name="P37">Разбор задания</text:p>
      <text:p text:style-name="P37"/>
      <text:p text:style-name="P29">lesson.03/test_numbers_buggy.rb → lesson.03/test_numbers_correct.rb</text:p>
      <text:p text:style-name="P29"/>
      <text:p text:style-name="P37">Задание</text:p>
      <text:p text:style-name="P29"/>
      <text:p text:style-name="P29">на материале файла data/words.txt, подсчитайте скриптом, сколько</text:p>
      <text:p text:style-name="P29"/>
      <text:p text:style-name="P29">в файле строк</text:p>
      <text:p text:style-name="P29">сколько слов, начинающихся с большой буквы (одно слово = одна строка)</text:p>
      <text:p text:style-name="P29">сколько слов, начинающихся с маленькой буквы</text:p>
      <text:p text:style-name="P29"/>
      <text:p text:style-name="P29">ожидаемый выход как выход скрипта:</text:p>
      <text:p text:style-name="P29"/>
      <text:p text:style-name="P29"><text:tab/>ответ: lesson.04/simple/count_words.rb</text:p>
      <text:p text:style-name="P29"><text:soft-page-break/></text:p>
      <text:p text:style-name="P29">Совпадает ли количество слово 1. с суммой 2. и 3. ?</text:p>
      <text:p text:style-name="P29">Если нет, то выведите строку/и, которая/ые не была/и подсчитана/ы?</text:p>
      <text:p text:style-name="P29"/>
      <text:p text:style-name="P37">Задание</text:p>
      <text:p text:style-name="P37"/>
      <text:p text:style-name="P29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9"/>
      <text:p text:style-name="P29">&gt;&gt;&gt; Обсудить, какие операции нужны</text:p>
      <text:p text:style-name="P29">&gt;&gt;&gt; чтение while gets</text:p>
      <text:p text:style-name="P29">&gt;&gt;&gt; как проверить строку на пустоту? String#length или String#empty?</text:p>
      <text:p text:style-name="P29">&gt;&gt;&gt; как посчитать количество токенов – разбить на токены (String#split) и замерять длину массива (Array#length)</text:p>
      <text:p text:style-name="P29"/>
      <text:p text:style-name="P29">Ожидаемый выход как выход скрипта:</text:p>
      <text:p text:style-name="P29"><text:tab/>lesson.04/simple/short_paragraphs.rb</text:p>
      <text:p text:style-name="P29"/>
      <text:p text:style-name="P29">начальный скрипт:</text:p>
      <text:p text:style-name="P29"><text:tab/>lesson.04/simple/short_paragraphs_stub.rb</text:p>
      <text:p text:style-name="P29"/>
      <text:p text:style-name="P37">Задание, качество NER</text:p>
      <text:p text:style-name="P29"/>
      <text:p text:style-name="P29">Оценка качества работа NERа. Рабочие материалы в lesson.04/precision/</text:p>
      <text:p text:style-name="P29"/>
      <text:p text:style-name="P29">corpus_np.gold.txt – эталонный корпус</text:p>
      <text:p text:style-name="P29">corpus_np.auto.txt – аннотированные автоматически</text:p>
      <text:p text:style-name="P29">corpus_gold_vs_auto.txt – пословное сравнение эталонного корпуса и автоматической аннотации (скрипт на шеле combine_files)</text:p>
      <text:p text:style-name="P29"/>
      <text:p text:style-name="P29">Задание: подсчитайте количество слов, теггированных как NP и не-NP.</text:p>
      <text:p text:style-name="P29"/>
      <text:p text:style-name="P29">Варианты ответа:</text:p>
      <text:p text:style-name="P29"/>
      <text:p text:style-name="P29">1) с использованием shell</text:p>
      <text:p text:style-name="P29"/>
      <text:p text:style-name="P29">cat file | tr -s ' ' '\n' | count_nps.rb</text:p>
      <text:p text:style-name="P29"/>
      <text:p text:style-name="P29">2) count_nps.2.rb</text:p>
      <text:p text:style-name="P29"/>
      <text:p text:style-name="P29">Ожидаемый ответ:</text:p>
      <text:p text:style-name="P29">Words with NP: 4</text:p>
      <text:p text:style-name="P29">Words with non-NP: 11</text:p>
      <text:p text:style-name="P29"/>
      <text:p text:style-name="P37"/>
      <text:p text:style-name="P183">Accuracy/Precision/Recall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1"/>
          </table:table-cell>
          <table:covered-table-cell/>
          <table:table-cell table:style-name="Table3.A1" table:number-columns-spanned="2" office:value-type="string">
            <text:p text:style-name="P152">Gold corpus</text:p>
          </table:table-cell>
          <table:covered-table-cell/>
          <table:table-cell table:style-name="Table3.E1" office:value-type="string">
            <text:p text:style-name="P152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2">True (<text:span text:style-name="T53">NP</text:span>)</text:p>
          </table:table-cell>
          <table:table-cell table:style-name="Table3.C2" office:value-type="string">
            <text:p text:style-name="P152">False (<text:span text:style-name="T53">non-NP</text:span>)</text:p>
          </table:table-cell>
          <table:table-cell table:style-name="Table3.E2" office:value-type="string">
            <text:p text:style-name="P151"/>
          </table:table-cell>
        </table:table-row>
        <table:table-row>
          <table:table-cell table:style-name="Table3.C2" table:number-rows-spanned="2" office:value-type="string">
            <text:p text:style-name="P151">Auto</text:p>
          </table:table-cell>
          <table:table-cell table:style-name="Table3.C2" office:value-type="string">
            <text:p text:style-name="P151">Positive (<text:span text:style-name="T51">NP</text:span>)</text:p>
          </table:table-cell>
          <table:table-cell table:style-name="Table3.C2" office:value-type="string">
            <text:p text:style-name="P151">tp: <text:span text:style-name="T51">NP</text:span> = <text:span text:style-name="T53">NP</text:span></text:p>
          </table:table-cell>
          <table:table-cell table:style-name="Table3.C2" office:value-type="string">
            <text:p text:style-name="P151">fp: <text:span text:style-name="T51">NP</text:span> != <text:span text:style-name="T53">non-NP</text:span></text:p>
          </table:table-cell>
          <table:table-cell table:style-name="Table3.E2" office:value-type="string">
            <text:p text:style-name="P151">--&gt; precision</text:p>
          </table:table-cell>
        </table:table-row>
        <table:table-row>
          <table:covered-table-cell/>
          <table:table-cell table:style-name="Table3.C2" office:value-type="string">
            <text:p text:style-name="P151">Negative (<text:span text:style-name="T51">non-NP</text:span>)</text:p>
          </table:table-cell>
          <table:table-cell table:style-name="Table3.C2" office:value-type="string">
            <text:p text:style-name="P151">fn: <text:span text:style-name="T51">non-NP </text:span><text:span text:style-name="T54">!= </text:span><text:span text:style-name="T53">NP</text:span></text:p>
          </table:table-cell>
          <table:table-cell table:style-name="Table3.C2" office:value-type="string">
            <text:p text:style-name="P151"><text:span text:style-name="T54">tn: </text:span><text:span text:style-name="T51">non-NP</text:span> = <text:span text:style-name="T53">non-NP</text:span></text:p>
          </table:table-cell>
          <table:table-cell table:style-name="Table3.E2" office:value-type="string">
            <text:p text:style-name="P151"/>
          </table:table-cell>
        </table:table-row>
        <table:table-row>
          <table:table-cell table:style-name="Table3.C2" office:value-type="string">
            <text:p text:style-name="P151"/>
          </table:table-cell>
          <table:table-cell table:style-name="Table3.C2" office:value-type="string">
            <text:p text:style-name="P151"/>
          </table:table-cell>
          <table:table-cell table:style-name="Table3.C2" office:value-type="string">
            <text:p text:style-name="P151">--&gt; recall</text:p>
          </table:table-cell>
          <table:table-cell table:style-name="Table3.C2" office:value-type="string">
            <text:p text:style-name="P151"/>
          </table:table-cell>
          <table:table-cell table:style-name="Table3.E2" office:value-type="string">
            <text:p text:style-name="P151"/>
          </table:table-cell>
        </table:table-row>
      </table:table>
      <text:p text:style-name="P29"/>
      <text:p text:style-name="P29">tp - true positive</text:p>
      <text:p text:style-name="P29">fp - false positive</text:p>
      <text:p text:style-name="P29">fn - false negatve</text:p>
      <text:p text:style-name="P29">tn - true negative</text:p>
      <text:p text:style-name="P29"/>
      <text:p text:style-name="P29">Задание: расставьте - и = классифицируйте на: tp, tn, fp, fn</text:p>
      <text:p text:style-name="P29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2">Сравнение</text:p>
          </table:table-cell>
          <table:table-cell table:style-name="Table4.A1" office:value-type="string">
            <text:p text:style-name="P152">Gold</text:p>
          </table:table-cell>
          <table:table-cell table:style-name="Table4.A1" office:value-type="string">
            <text:p text:style-name="P152">Auto</text:p>
          </table:table-cell>
          <table:table-cell table:style-name="Table4.D1" office:value-type="string">
            <text:p text:style-name="P152">Класс</text:p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3">
            <text:p text:style-name="P151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owns_ZZ</text:p>
          </table:table-cell>
          <table:table-cell table:style-name="Table4.A2" office:value-type="string">
            <text:p text:style-name="P29">owns_ZZ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Microsoft_ZZ</text:p>
          </table:table-cell>
          <table:table-cell table:style-name="Table4.A2" office:value-type="string">
            <text:p text:style-name="P29">Microsoft_NP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opened_ZZ</text:p>
          </table:table-cell>
          <table:table-cell table:style-name="Table4.A2" office:value-type="string">
            <text:p text:style-name="P29">opened_ZZ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slowly_ZZ</text:p>
          </table:table-cell>
          <table:table-cell table:style-name="Table4.A2" office:value-type="string">
            <text:p text:style-name="P29">slowly_ZZ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Bill_NP</text:p>
          </table:table-cell>
          <table:table-cell table:style-name="Table4.A2" office:value-type="string">
            <text:p text:style-name="P29">Bill_ZZ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kicked_ZZ</text:p>
          </table:table-cell>
          <table:table-cell table:style-name="Table4.A2" office:value-type="string">
            <text:p text:style-name="P29">kicked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gates_ZZ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Gates_NP</text:p>
          </table:table-cell>
          <table:table-cell table:style-name="Table4.A2" office:value-type="string">
            <text:p text:style-name="P29">Gates_NP 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paid_ZZ</text:p>
          </table:table-cell>
          <table:table-cell table:style-name="Table4.A2" office:value-type="string">
            <text:p text:style-name="P29">paid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the_ZZ</text:p>
          </table:table-cell>
          <table:table-cell table:style-name="Table4.A2" office:value-type="string">
            <text:p text:style-name="P29">the_ZZ</text:p>
          </table:table-cell>
          <table:table-cell table:style-name="Table4.D2" office:value-type="string">
            <text:p text:style-name="P151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29">bill_ZZ</text:p>
          </table:table-cell>
          <table:table-cell table:style-name="Table4.A2" office:value-type="string">
            <text:p text:style-name="P29">bill_ZZ</text:p>
          </table:table-cell>
          <table:table-cell table:style-name="Table4.D2" office:value-type="string">
            <text:p text:style-name="P151"/>
          </table:table-cell>
        </table:table-row>
      </table:table>
      <text:p text:style-name="P29"/>
      <text:p text:style-name="P135">Accuracy: (tp + tn) / (tp + tn + fp + fn)</text:p>
      <text:p text:style-name="P135"/>
      <text:p text:style-name="P135"/>
      <text:p text:style-name="P135">Precision: tp / (tp + fp)</text:p>
      <text:p text:style-name="P135"/>
      <text:p text:style-name="P135">Recall: tp / (tp + fn)</text:p>
      <text:p text:style-name="P86"/>
      <text:p text:style-name="P111"/>
      <text:p text:style-name="P29">Задание: на основании файла corpus_gold_vs_auto.txt подсчитайте accuracy</text:p>
      <text:p text:style-name="P29"/>
      <text:p text:style-name="P29">&gt;&gt;&gt; нет необходимости различать tp и tn; нет необходимости различать fp и fn</text:p>
      <text:p text:style-name="P29"/>
      <text:p text:style-name="P29">ответ: precision/compute_accuracy.rb</text:p>
      <text:p text:style-name="P29"/>
      <text:p text:style-name="P29"/>
      <text:p text:style-name="P29">Задание: посчитайте точность распознавания NP. Дополнительно: округлите результат до двух знаков после запятой.</text:p>
      <text:p text:style-name="P29"/>
      <text:p text:style-name="P29">начальный скрипт: precision/compute_precision_stub.rb</text:p>
      <text:p text:style-name="P29"/>
      <text:p text:style-name="P29">ответ: precision/compute_precision.rb</text:p>
      <text:p text:style-name="P29"/>
      <text:p text:style-name="P29"/>
      <text:p text:style-name="P29">Задание: посчитайте racall</text:p>
      <text:p text:style-name="P29"/>
      <text:p text:style-name="P29">ответ: precision/compute_recall.rb</text:p>
      <text:p text:style-name="P29"/>
      <text:p text:style-name="P29">Задание: объединить в одни скрипт вычисление всех метрик: accuracy, precision, recall</text:p>
      <text:p text:style-name="P29"/>
      <text:p text:style-name="P29"/>
      <text:p text:style-name="P18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5">Решение задач</text:p>
            <text:p text:style-name="P155">lesson.04/precision</text:p>
            <text:p text:style-name="P155">lesson.04.tasks/task.{02,03}</text:p>
          </table:table-cell>
          <table:table-cell table:style-name="Table5.A1" office:value-type="string">
            <text:p text:style-name="P157">Занятие 6</text:p>
            <text:p text:style-name="P157">(60 мин)</text:p>
          </table:table-cell>
        </table:table-row>
      </table:table>
      <text:p text:style-name="P29"/>
      <text:p text:style-name="P29">Раздаточный материал:</text:p>
      <text:list xml:id="list4299392368824929117" text:style-name="L20">
        <text:list-item>
          <text:p text:style-name="P258">lesson.06.tar.bz2</text:p>
        </text:list-item>
        <text:list-item>
          <text:p text:style-name="P258"/>
        </text:list-item>
        <text:list-item>
          <text:p text:style-name="P258"/>
        </text:list-item>
      </text:list>
      <text:p text:style-name="P29"/>
      <text:p text:style-name="P29"/>
      <text:p text:style-name="P29">!!! <text:s/>Задание: измените скрипт find_jj_with_jjr.rb так, чтобы выход имел следующий вид:</text:p>
      <text:p text:style-name="P29"/>
      <text:p text:style-name="P29"><text:tab/>NICE<text:tab/>JJ<text:tab/>--&gt;<text:tab/>JJR<text:tab/>NICER</text:p>
      <text:p text:style-name="P29"/>
      <text:p text:style-name="P29"><text:tab/>(пять полей разделенных табуляцией)</text:p>
      <text:p text:style-name="P29"/>
      <text:p text:style-name="P29">ответ: lesson.06/find_jj_with_jjr.2.rb</text:p>
      <text:p text:style-name="P29"/>
      <text:p text:style-name="P30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9"/>
      <text:p text:style-name="P29"><text:tab/>GIVE<text:tab/>VB<text:tab/>--&gt;<text:tab/>VBD<text:tab/>GAVE</text:p>
      <text:p text:style-name="P29"><text:tab/>SHED<text:tab/>VB<text:tab/>--&gt;<text:tab/>VBD<text:tab/>SHED</text:p>
      <text:p text:style-name="P29"/>
      <text:p text:style-name="P29"><text:tab/>(пять полей разделенных табуляцией)</text:p>
      <text:p text:style-name="P29"/>
      <text:p text:style-name="P29">Используйте DicTester как источник данных. см. пример выхода DicTester в файле</text:p>
      <text:p text:style-name="P29"/>
      <text:p text:style-name="P29"><text:tab/>lesson.06/irrverbs/dictester.txt</text:p>
      <text:p text:style-name="P29"/>
      <text:p text:style-name="P29">ответ: lesson.07/irrverbs/find_vb_irrvbd.rb</text:p>
      <text:p text:style-name="P29"/>
      <text:p text:style-name="P29"/>
      <text:p text:style-name="P29"/>
      <text:p text:style-name="P4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5">Разбор заданий</text:p>
            <text:p text:style-name="P155">Массивы</text:p>
            <text:p text:style-name="P155"/>
          </table:table-cell>
          <table:table-cell table:style-name="Table6.A1" office:value-type="string">
            <text:p text:style-name="P157">Занятие 7</text:p>
            <text:p text:style-name="P157"/>
          </table:table-cell>
        </table:table-row>
      </table:table>
      <text:p text:style-name="P29"/>
      <text:p text:style-name="P38">Раздаточный материал</text:p>
      <text:p text:style-name="P38"/>
      <text:list xml:id="list4204254559555535072" text:style-name="L21">
        <text:list-item>
          <text:p text:style-name="P264">lesson.07.tar.bz2</text:p>
        </text:list-item>
        <text:list-item>
          <text:p text:style-name="P266">dictester.all.tar.bz2 (дапм всего DicTester --all)</text:p>
        </text:list-item>
        <text:list-item>
          <text:p text:style-name="P266">колода карт (для объяснения итераторов)</text:p>
        </text:list-item>
      </text:list>
      <text:p text:style-name="P38"/>
      <text:p text:style-name="P36">Начало со слайда 45</text:p>
      <text:p text:style-name="P38"/>
      <text:p text:style-name="P38">Code review</text:p>
      <text:p text:style-name="P38"/>
      <text:p text:style-name="P34">Посмотреть код тех, кто прислал свои скрипты, и дать комментарии.</text:p>
      <text:p text:style-name="P38"/>
      <text:p text:style-name="P38">Комментарии к find_jj_with_jjr.rb</text:p>
      <text:p text:style-name="P38"/>
      <text:p text:style-name="P31">Показать, как влияет место обнуления word_jj на появление этих строк в выходе</text:p>
      <text:p text:style-name="P31"/>
      <text:p text:style-name="P31">FAR<text:tab/>JJ<text:tab/>--&gt;<text:tab/>JJR<text:tab/>FARTHER </text:p>
      <text:p text:style-name="P31">FAR<text:tab/>JJ<text:tab/>--&gt;<text:tab/>JJR<text:tab/>FURTHER </text:p>
      <text:p text:style-name="P31"/>
      <text:p text:style-name="P37">Разбор задания find_vb_irrvbd.rb</text:p>
      <text:p text:style-name="P37"/>
      <text:p text:style-name="P29">Как отличить правильное VBD от неправильного?</text:p>
      <text:list xml:id="list658392010795635249" text:style-name="L22">
        <text:list-item>
          <text:p text:style-name="P259">правильное VBD заканчиватся на ED: confuse -&gt; confused</text:p>
        </text:list-item>
        <text:list-item>
          <text:p text:style-name="P259">и это ED является окончанием (то есть, не корнем). cf. shed -&gt; shed</text:p>
        </text:list-item>
      </text:list>
      <text:p text:style-name="P29"/>
      <text:p text:style-name="P29">продемонстрировать --help</text:p>
      <text:p text:style-name="P29"/>
      <text:p text:style-name="P29">ответ в lesson.07/irrverbs/find_vb_irrvbd.rb</text:p>
      <text:p text:style-name="P29">выход скрипта в: lesson.07/irrverbs/<text:span text:style-name="T1">find_vb_irrvbd.out</text:span></text:p>
      <text:p text:style-name="P29"/>
      <text:p text:style-name="P29">Сравнить выход с моим:</text:p>
      <text:p text:style-name="P29"/>
      <text:p text:style-name="P135">Verbs (VB) in dictionary: 11785 </text:p>
      <text:p text:style-name="P135">Regular/irregular VBD: 8948/280 (= 9228 в сумме)</text:p>
      <text:p text:style-name="P29"/>
      <text:p text:style-name="P29">Если есть отличия,</text:p>
      <text:list xml:id="list1486639923671904532" text:style-name="L23">
        <text:list-item>
          <text:p text:style-name="P260">что выдает grep DID и grep HAUL?</text:p>
        </text:list-item>
      </text:list>
      <text:p text:style-name="P29"/>
      <text:p text:style-name="P29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9">Следующее ДЗ -- найти такие глаголы (вставить слайд во ссылкой на lesson.07/irrverbs/README.2)</text:span></text:p>
      <text:p text:style-name="P29"/>
      <text:p text:style-name="P29">grep -C5 -Ee 'MISSPEL(T|LED)' ../../dictester/dictester.all.txt</text:p>
      <text:p text:style-name="P29"/>
      <text:p text:style-name="P37">Вопросы:</text:p>
      <text:p text:style-name="P37"><text:soft-page-break/></text:p>
      <text:p text:style-name="P29">1. Правильный ли это способ получить форму VB?</text:p>
      <text:p text:style-name="P29"/>
      <text:p text:style-name="P29"><text:tab/>vb = line.split.first</text:p>
      <text:p text:style-name="P29"/>
      <text:p text:style-name="P29"><text:tab/>см. файл dict.takeplace.txt</text:p>
      <text:p text:style-name="P29"/>
      <text:p text:style-name="P29">2. Что изменится, если изменить регулярное выражение</text:p>
      <text:p text:style-name="P29"/>
      <text:p text:style-name="P29"><text:tab/>с <text:s text:c="3"/>/^(.+[^\s])\s+classes:/</text:p>
      <text:p text:style-name="P29"><text:tab/>на <text:s/>/^(.+)\s+classes:/</text:p>
      <text:p text:style-name="P29"/>
      <text:p text:style-name="P29">Работает ли ваш скрипт? Сравните значения переменной vb в обеих реализациях.</text:p>
      <text:p text:style-name="P29"/>
      <text:p text:style-name="P29">3. Что если изменить порядок проверок условий?</text:p>
      <text:p text:style-name="P29"/>
      <text:p text:style-name="P29"><text:tab/>&lt; line =~ /VB-/ &amp;&amp; line =~ /^(.+)\s+classes:/</text:p>
      <text:p text:style-name="P29"/>
      <text:p text:style-name="P29"><text:tab/>&gt; line =~ /^(.+)\s+classes:/ &amp;&amp; line =~ /VB-/</text:p>
      <text:p text:style-name="P29"/>
      <text:p text:style-name="P29">Чему равно vb в каждом из случаев?</text:p>
      <text:p text:style-name="P29"/>
      <text:p text:style-name="P29">4. Нужна ли проверка &amp;&amp; vb ? Сравните выход скрипта с и без этой проверки</text:p>
      <text:p text:style-name="P29"/>
      <text:p text:style-name="P29"><text:tab/>if line =~ /VB-.+--&gt; VBD-\d+ (.+)/ &amp;&amp; vb</text:p>
      <text:p text:style-name="P29"/>
      <text:p text:style-name="P29"><text:tab/>см. файл dict.do.txt</text:p>
      <text:p text:style-name="P29"/>
      <text:p text:style-name="P29"><text:tab/>&gt;&gt;&gt; grep -C5 -Ee '\bDID\b' ../../dictester/dictester.all.txt </text:p>
      <text:p text:style-name="P29"><text:tab/>&gt;&gt;&gt; paradigm of DO has no VB but has VBD</text:p>
      <text:p text:style-name="P29"/>
      <text:p text:style-name="P40">Новая тема "Массивы"</text:p>
      <text:p text:style-name="P40"/>
      <text:p text:style-name="P186">p.55 и lesson.14 в старом курсе, можно взять без изменений</text:p>
      <text:p text:style-name="P186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45">letters = [“a”, “b”, “c”, “d”, “e”]</text:p>
      <text:p text:style-name="P145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1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1">ключ/индекс</text:p>
          </table:table-cell>
          <table:table-cell table:style-name="Table27.B2" office:value-type="string">
            <text:p text:style-name="P151">значение</text:p>
          </table:table-cell>
        </table:table-row>
        <table:table-row>
          <table:table-cell table:style-name="Table27.A3" office:value-type="float" office:value="0">
            <text:p text:style-name="P151">0</text:p>
          </table:table-cell>
          <table:table-cell table:style-name="Table27.B2" office:value-type="string">
            <text:p text:style-name="P151">“a”</text:p>
          </table:table-cell>
        </table:table-row>
        <text:soft-page-break/>
        <table:table-row>
          <table:table-cell table:style-name="Table27.A3" office:value-type="float" office:value="1">
            <text:p text:style-name="P151">1</text:p>
          </table:table-cell>
          <table:table-cell table:style-name="Table27.B2" office:value-type="string">
            <text:p text:style-name="P151">“b”</text:p>
          </table:table-cell>
        </table:table-row>
        <table:table-row>
          <table:table-cell table:style-name="Table27.A3" office:value-type="float" office:value="2">
            <text:p text:style-name="P151">2</text:p>
          </table:table-cell>
          <table:table-cell table:style-name="Table27.B2" office:value-type="string">
            <text:p text:style-name="P151">“c”</text:p>
          </table:table-cell>
        </table:table-row>
        <table:table-row>
          <table:table-cell table:style-name="Table27.A3" office:value-type="float" office:value="3">
            <text:p text:style-name="P151">3</text:p>
          </table:table-cell>
          <table:table-cell table:style-name="Table27.B2" office:value-type="string">
            <text:p text:style-name="P151">“d”</text:p>
          </table:table-cell>
        </table:table-row>
        <table:table-row>
          <table:table-cell table:style-name="Table27.A3" office:value-type="float" office:value="4">
            <text:p text:style-name="P151">4</text:p>
          </table:table-cell>
          <table:table-cell table:style-name="Table27.B2" office:value-type="string">
            <text:p text:style-name="P151">“e”</text:p>
          </table:table-cell>
        </table:table-row>
        <table:table-row>
          <table:table-cell table:style-name="Table27.A3" office:value-type="float" office:value="5">
            <text:p text:style-name="P151">5</text:p>
          </table:table-cell>
          <table:table-cell table:style-name="Table27.B2" office:value-type="string">
            <text:p text:style-name="P151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45">letters[0] #=&gt; “a”</text:p>
      <text:p text:style-name="P145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45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45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soft-page-break/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45">letters = %w{a b c d e}</text:p>
      <text:p text:style-name="P145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45">letters = Array.new <text:s text:c="2"/># синоним letters = []</text:p>
      <text:p text:style-name="P145"/>
      <text:p text:style-name="P70">Здесь .new это название метода, создающего новый экземпляр массива. Этот метод называется <text:span text:style-name="T49">конструктором</text:span>.</text:p>
      <text:p text:style-name="P70"/>
      <text:p text:style-name="P70">Добавление элемента в конец массива</text:p>
      <text:p text:style-name="P70"/>
      <text:p text:style-name="P145">letters &lt;&lt; “a”</text:p>
      <text:p text:style-name="P145"><text:soft-page-break/>letters &lt;&lt; “a” &lt;&lt; “b” &lt;&lt; “c”</text:p>
      <text:p text:style-name="P70"/>
      <text:p text:style-name="P70">синонимы</text:p>
      <text:p text:style-name="P145"/>
      <text:p text:style-name="P145">letters.push “k”</text:p>
      <text:p text:style-name="P145">letters.push(“k”, “l”, “m”)</text:p>
      <text:p text:style-name="P145">letters.push “k”, “l”, “m” <text:s/># можно без скобок</text:p>
      <text:p text:style-name="P70"/>
      <text:p text:style-name="P70"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3"/>
      <text:p text:style-name="P70"><text:span text:style-name="T58">Вопрос: 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58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5">Решение задач</text:p>
            <text:p text:style-name="P155"/>
          </table:table-cell>
          <table:table-cell table:style-name="Table7.A1" office:value-type="string">
            <text:p text:style-name="P157">Занятие 8</text:p>
            <text:p text:style-name="P157">(90 минут)</text:p>
          </table:table-cell>
        </table:table-row>
      </table:table>
      <text:p text:style-name="P201"/>
      <text:p text:style-name="P29">Задать вопрос: сколько времени в неделю вы тратить на rufsl (ДЗ, повторение слайдов).</text:p>
      <text:p text:style-name="P29"/>
      <text:p text:style-name="P42">Раздаточный материал</text:p>
      <text:p text:style-name="P42"/>
      <text:list xml:id="list5808349432353049032" text:style-name="L24">
        <text:list-item>
          <text:p text:style-name="P261">lesson.08.tar.bz2</text:p>
        </text:list-item>
        <text:list-item>
          <text:p text:style-name="P261">колода карт (для объяснения итераторов)</text:p>
        </text:list-item>
      </text:list>
      <text:p text:style-name="P29"/>
      <text:p text:style-name="P42">Вопросы для контроля</text:p>
      <text:p text:style-name="P42"/>
      <text:list xml:id="list4703883472951707492" text:style-name="L25">
        <text:list-item>
          <text:p text:style-name="P265">Что есть массив и в чем его отличие от просто переменной?</text:p>
        </text:list-item>
        <text:list-item>
          <text:p text:style-name="P265">Как объявить массив? Зачем объявлять массив?</text:p>
        </text:list-item>
        <text:list-item>
          <text:p text:style-name="P265">Как создать массив? Как создать массив строк?</text:p>
        </text:list-item>
        <text:list-item>
          <text:p text:style-name="P26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65">Как получить содержимое какой-то ячейки массива? И как положить значение в ячейку?</text:p>
        </text:list-item>
        <text:list-item>
          <text:p text:style-name="P265">Можно ли получать или назначать значения сразу нескольким элементам массива?</text:p>
        </text:list-item>
        <text:list-item>
          <text:p text:style-name="P26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6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65">Как можно добавить один элемент в хвост массива? А несколько?</text:p>
        </text:list-item>
      </text:list>
      <text:p text:style-name="P29"/>
      <text:p text:style-name="P37">Разбор find_vb_multivbd.rb</text:p>
      <text:p text:style-name="P37"/>
      <text:p text:style-name="P31">первое решение:</text:p>
      <text:p text:style-name="P31"/>
      <text:p text:style-name="P31">find_vb_vbd.rb -- использует массивы, работает для любого количества VBD</text:p>
      <text:p text:style-name="P31"/>
      <text:p text:style-name="P29">if line.empty? &amp;&amp; vb</text:p>
      <text:p text:style-name="P29"><text:s text:c="4"/>if vbds.length &gt; 1</text:p>
      <text:p text:style-name="P29"><text:s text:c="6"/>puts "#{vb}\tVB\t--&gt;\tVBD\t#{vbds.join("\t")}"</text:p>
      <text:p text:style-name="P29"><text:s text:c="4"/>end</text:p>
      <text:p text:style-name="P33"><text:s text:c="4"/>vb = nil</text:p>
      <text:p text:style-name="P33"><text:s text:c="4"/>vbds.clear</text:p>
      <text:p text:style-name="P29"><text:s text:c="2"/>end</text:p>
      <text:p text:style-name="P29">end</text:p>
      <text:p text:style-name="P29"/>
      <text:p text:style-name="P29">экономит немного времени по сравнению с двумя следующими вариантами</text:p>
      <text:p text:style-name="P29"/>
      <text:p text:style-name="P29">if line.empty?</text:p>
      <text:p text:style-name="P33"><text:s text:c="4"/>vb = nil</text:p>
      <text:p text:style-name="P33"><text:s text:c="4"/>vbds.clear</text:p>
      <text:p text:style-name="P29">end</text:p>
      <text:p text:style-name="P29"/>
      <text:p text:style-name="P29"><text:soft-page-break/>if line =~ /classes/</text:p>
      <text:p text:style-name="P33"><text:s text:c="4"/>vb = nil</text:p>
      <text:p text:style-name="P33"><text:s text:c="4"/>vbds.clear</text:p>
      <text:p text:style-name="P29">end</text:p>
      <text:p text:style-name="P29"/>
      <text:p text:style-name="P29">Альтернативное решение</text:p>
      <text:p text:style-name="P31">find_vb_vbd.2.rb -- не использует массив, работает только для двух VBD</text:p>
      <text:p text:style-name="P31"/>
      <text:p text:style-name="P31">!!! Попросить Юлю рассказать о ее алгоритме (find_vb_vbd.2.rb) и попросить других его реализовать</text:p>
      <text:p text:style-name="P31"/>
      <text:p text:style-name="P39">Разбор задания find_vb_incomplete_pdg.rb</text:p>
      <text:p text:style-name="P31"/>
      <text:p text:style-name="P31">Первое решение:</text:p>
      <text:p text:style-name="P32"/>
      <text:p text:style-name="P32">find_vb_incomplete_pdg.rb -- использует флаги для всех тегов и массив для вывода</text:p>
      <text:p text:style-name="P32"/>
      <text:p text:style-name="P32">Второе решение:</text:p>
      <text:p text:style-name="P32"/>
      <text:p text:style-name="P32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5">Итераторы (в массивах)</text:p>
            <text:p text:style-name="P155">Цикл for</text:p>
            <text:p text:style-name="P155">Другие методы массивов</text:p>
          </table:table-cell>
          <table:table-cell table:style-name="Table8.A1" office:value-type="string">
            <text:p text:style-name="P157">Занятие 9</text:p>
            <text:p text:style-name="P157">(90 минут)</text:p>
          </table:table-cell>
        </table:table-row>
      </table:table>
      <text:p text:style-name="P86"/>
      <text:p text:style-name="P42">Раздаточный материал</text:p>
      <text:p text:style-name="P42"/>
      <text:list xml:id="list2577389702058002884" text:style-name="L26">
        <text:list-item>
          <text:p text:style-name="P262">lesson.09.tar.bz2</text:p>
        </text:list-item>
        <text:list-item>
          <text:p text:style-name="P262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5687790908012606330" text:style-name="L27">
        <text:list-item>
          <text:p text:style-name="P263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oft-page-break/><text:s text:c="2"/>puts i</text:p>
      <text:p text:style-name="P53">end</text:p>
      <text:p text:style-name="P53"/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45">52 words of length 1 </text:p>
      <text:p text:style-name="P145">183 words of length 2 </text:p>
      <text:p text:style-name="P145">838 words of length 3 </text:p>
      <text:p text:style-name="P145"/>
      <text:p text:style-name="P70">ответ: word_lengths/word_lengths_1.rb</text:p>
      <text:p text:style-name="P70"/>
      <text:p text:style-name="P70">!!! <text:span text:style-name="T50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><text:soft-page-break/></text:p>
      <text:p text:style-name="P49">&gt;&gt;&gt; Вопрос, что такое оператор | </text:p>
      <text:p text:style-name="P49">&gt;&gt;&gt; ri 'Array#|'</text:p>
      <text:p text:style-name="P49"/>
      <text:p text:style-name="P49">Домашнее задание: почитать ri Array</text:p>
      <text:p text:style-name="P71"/>
      <text:p text:style-name="P65">Получение нескольких <text:span text:style-name="T59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1995199352965867109" text:style-name="L28">
        <text:list-item>
          <text:p text:style-name="P212">метод Kernel#load</text:p>
        </text:list-item>
        <text:list-item>
          <text:p text:style-name="P212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<text:soft-page-break/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49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><text:soft-page-break/></text:p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50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<text:soft-page-break/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/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5">Разбор заданий</text:p>
            <text:p text:style-name="P155">Array#map</text:p>
            <text:p text:style-name="P155"/>
          </table:table-cell>
          <table:table-cell table:style-name="Table9.A1" office:value-type="string">
            <text:p text:style-name="P157">Занятие 10</text:p>
            <text:p text:style-name="P157">(90 минут)</text:p>
          </table:table-cell>
        </table:table-row>
      </table:table>
      <text:p text:style-name="P70"/>
      <text:p text:style-name="P158">Раздаточный материал</text:p>
      <text:p text:style-name="P158"/>
      <text:list xml:id="list4639145255258398738" text:style-name="L29">
        <text:list-item>
          <text:p text:style-name="P305">lesson.10.tar.bz2</text:p>
        </text:list-item>
      </text:list>
      <text:p text:style-name="P155"/>
      <text:p text:style-name="P158">Вопросы</text:p>
      <text:p text:style-name="P158"/>
      <text:list xml:id="list8806310778377261065" text:style-name="L30">
        <text:list-item>
          <text:p text:style-name="P308">Сколько времени ушло на ДЗ на этой неделе?</text:p>
        </text:list-item>
        <text:list-item>
          <text:p text:style-name="P308">Просмотрели ли презентацию до конца и есть ли вопросы? Что стоит рассмотреть сейчас?</text:p>
        </text:list-item>
        <text:list-item>
          <text:p text:style-name="P308">Что общего в методах, имена которых оканчиваются на знак вопроса?</text:p>
        </text:list-item>
        <text:list-item>
          <text:p text:style-name="P308">О чем говорит знак ! в имени метода?</text:p>
        </text:list-item>
        <text:list-item>
          <text:p text:style-name="P308">Все ли методы, оканчивающиеся на ! изменяют объект, к которому применяются?</text:p>
        </text:list-item>
        <text:list-item>
          <text:p text:style-name="P308">Назовите какие-нибудь методы объектов класса Array? И что они делают?</text:p>
        </text:list-item>
        <text:list-item>
          <text:p text:style-name="P308">Как преобразовать массив к строке (например, чтобы вывести его на печать)? -- to_s и join</text:p>
        </text:list-item>
      </text:list>
      <text:p text:style-name="P155"/>
      <text:p text:style-name="P155"/>
      <text:p text:style-name="P159">Разбор задания word_lengths_1.rb</text:p>
      <text:p text:style-name="P159"/>
      <text:p text:style-name="P161">см. lesson.10/word_lengths/</text:p>
      <text:p text:style-name="P161"/>
      <text:p text:style-name="P160">Результаты могут отличаться в зависимости от того, в какой кодировке приходит текст и как руби распознает эту кодировку.</text:p>
      <text:p text:style-name="P160"/>
      <text:p text:style-name="P160">кодировка файла data/words.txt UTF-8</text:p>
      <text:p text:style-name="P160"/>
      <text:list xml:id="list3942949071533659490" text:style-name="L31">
        <text:list-item>
          <text:p text:style-name="P309">lengths.with_cp1252 - <text:s/>длины вычислены неправильно</text:p>
        </text:list-item>
        <text:list-item>
          <text:p text:style-name="P309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0"/>
      <text:p text:style-name="P159">Разбор задания word_lengths_2.rb</text:p>
      <text:p text:style-name="P159"/>
      <text:p text:style-name="P167">Нарисовать красивую картинку, показывающую структуру данных</text:p>
      <text:p text:style-name="P167"/>
      <text:p text:style-name="P155">Обращение к элементу вложенного массива</text:p>
      <text:p text:style-name="P155"><text:tab/>lengths[i][j]</text:p>
      <text:p text:style-name="P155"/>
      <text:p text:style-name="P159">Разбор задания extract_nth_sentence.rb</text:p>
      <text:p text:style-name="P159"/>
      <text:p text:style-name="P161">Вопросы:</text:p>
      <text:list xml:id="list2660427642157617359" text:style-name="L32">
        <text:list-item>
          <text:p text:style-name="P311">Как определить каждое 10е предложение в тексте?</text:p>
        </text:list-item>
        <text:list-item>
          <text:p text:style-name="P311">Нужно ли накапливать предложения?</text:p>
        </text:list-item>
      </text:list>
      <text:p text:style-name="P161"/>
      <text:p text:style-name="P161"><text:soft-page-break/>Что если использовать остаток от деления? Будет ли тот же результат?</text:p>
      <text:p text:style-name="P161"/>
      <text:p text:style-name="P161"><text:tab/>c_in % 10 == 0</text:p>
      <text:p text:style-name="P155"/>
      <text:p text:style-name="P155">&gt;&gt;&gt; могут быть отличия из-за 0 % 10 =&gt; 0</text:p>
      <text:p text:style-name="P155"/>
      <text:p text:style-name="P155">показать скрипт extract_nth_sentence_with_options.rb</text:p>
      <text:list xml:id="list5177364601183434321" text:style-name="L33">
        <text:list-item>
          <text:p text:style-name="P306">глобальная переменная @nth</text:p>
        </text:list-item>
        <text:list-item>
          <text:p text:style-name="P306">внешняя библиотека optparse</text:p>
        </text:list-item>
        <text:list-item>
          <text:p text:style-name="P306">опция --help</text:p>
        </text:list-item>
        <text:list-item>
          <text:p text:style-name="P306">опция --each-nth=NUMBER</text:p>
        </text:list-item>
      </text:list>
      <text:p text:style-name="P155"/>
      <text:p text:style-name="P159">Разобрать непонятные слайды</text:p>
      <text:p text:style-name="P159"/>
      <text:p text:style-name="P155">Те слайды, которые были даны на самостоятельное изучение.</text:p>
      <text:p text:style-name="P155"/>
      <text:p text:style-name="P159">Отображение множества</text:p>
      <text:p text:style-name="P159"/>
      <text:p text:style-name="P162">Картинка 1: два множества, слева символы в нижнем регистре, справа - в верхнем</text:p>
      <text:p text:style-name="P163"/>
      <text:p text:style-name="P163">chars = %w{a b c d}</text:p>
      <text:p text:style-name="P18">upchars = chars.map { |char|</text:p>
      <text:p text:style-name="P18"><text:tab/>char.upcase</text:p>
      <text:p text:style-name="P13">}</text:p>
      <text:p text:style-name="P13"/>
      <text:p text:style-name="P17">Вопрос: Какие значения находятся в массивах?</text:p>
      <text:p text:style-name="P17"/>
      <text:p text:style-name="P17"><text:tab/>chars – не изменился</text:p>
      <text:p text:style-name="P13"><text:tab/>upchars =&gt; [“A”, “B”, “C”, “D”]</text:p>
      <text:p text:style-name="P13"/>
      <text:p text:style-name="P162">Картинка 2: два множества, слева слова, справа - длины слов (есть повторы)</text:p>
      <text:p text:style-name="P162"/>
      <text:p text:style-name="P163">words = %w{alpha beta gamma delta epsilon}</text:p>
      <text:p text:style-name="P18">words.map {|word|</text:p>
      <text:p text:style-name="P18"><text:tab/>word.length</text:p>
      <text:p text:style-name="P13">}</text:p>
      <text:p text:style-name="P13"/>
      <text:p text:style-name="P13">=&gt; [5, 4, 5, 5, 7]</text:p>
      <text:p text:style-name="P13"/>
      <text:p text:style-name="P114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5"/>
      <text:list xml:id="list2147130549535380324" text:style-name="L34">
        <text:list-item>
          <text:p text:style-name="P290">map <text:s text:c="5"/><text:span text:style-name="T60">map!</text:span></text:p>
        </text:list-item>
        <text:list-item>
          <text:p text:style-name="P290">collect <text:s text:c="2"/><text:span text:style-name="T60">collect!</text:span></text:p>
        </text:list-item>
      </text:list>
      <text:p text:style-name="P196"/>
      <text:p text:style-name="P17">В блоке может быть больше одного действия.</text:p>
      <text:p text:style-name="P17"/>
      <text:p text:style-name="P17"><text:tab/>см. lesson.10/test_map_1.rb</text:p>
      <text:p text:style-name="P17"/>
      <text:p text:style-name="P17">Результат <text:span text:style-name="T49">последней</text:span> операции есть результат всего блока и именно это значение <text:soft-page-break/>помещается в новый массив</text:p>
      <text:p text:style-name="P17"/>
      <text:p text:style-name="P18">Что будет результатом выполнения этого кода?</text:p>
      <text:p text:style-name="P18"/>
      <text:p text:style-name="P168">[“1”, “uno”, “234”, “dos”].map do |el|</text:p>
      <text:p text:style-name="P168"><text:s text:c="4"/>if el =~ /^\d+$/</text:p>
      <text:p text:style-name="P168"><text:s text:c="6"/>el.to_i</text:p>
      <text:p text:style-name="P168"><text:s text:c="4"/>else</text:p>
      <text:p text:style-name="P168"><text:s text:c="6"/>el.upcase</text:p>
      <text:p text:style-name="P168"><text:s text:c="4"/>end</text:p>
      <text:p text:style-name="P168"><text:s text:c="3"/>“HELLO” <text:s/># что произойдет, если добавить эту строку?</text:p>
      <text:p text:style-name="P168">end</text:p>
      <text:p text:style-name="P167"/>
      <text:p text:style-name="P17">!!! Задание: измените скрипт test_map_1.rb таким образом, чтобы получить из массива @numbers двумерный массив вот такого вида:</text:p>
      <text:p text:style-name="P17"/>
      <text:p text:style-name="P17"><text:tab/>[["uno", "UNO"], ["dos", "DOS"], ["tres", "TRES"], ...]</text:p>
      <text:p text:style-name="P17"/>
      <text:p text:style-name="P17">Ответ: lesson.10/test_map_2.rb</text:p>
      <text:p text:style-name="P115"/>
      <text:p text:style-name="P14">Задание</text:p>
      <text:p text:style-name="P17"/>
      <text:p text:style-name="P17">!!! Задание: Найдите максимальную и минимальную длину слов из @numbers</text:p>
      <text:p text:style-name="P17"/>
      <text:p text:style-name="P17">ожидаемый результат</text:p>
      <text:p text:style-name="P17"><text:tab/>min: 3 </text:p>
      <text:p text:style-name="P17"><text:tab/>max: 6 </text:p>
      <text:p text:style-name="P17"/>
      <text:p text:style-name="P17">Инструменты:</text:p>
      <text:p text:style-name="P17"><text:tab/>Array#max</text:p>
      <text:p text:style-name="P17"><text:tab/>Array#min</text:p>
      <text:p text:style-name="P17"/>
      <text:p text:style-name="P17">Ответ: lesson.10/test_map_3.rb</text:p>
      <text:p text:style-name="P17"/>
      <text:p text:style-name="P17">Вот так это выглядит после <text:span text:style-name="T50">отображения</text:span></text:p>
      <text:p text:style-name="P17"/>
      <text:p text:style-name="P17"><text:tab/>@numbers.map {|item| item.length}</text:p>
      <text:p text:style-name="P17"><text:tab/>#=&gt; [<text:span text:style-name="T1">3</text:span>, 3, 4, <text:span text:style-name="T1">6</text:span>, 5, 4, 5, 4, 5, 4]</text:p>
      <text:p text:style-name="P17"/>
      <text:p text:style-name="P17">&gt;&gt;&gt; выделить цветом максимальный и минимальный</text:p>
      <text:p text:style-name="P17"/>
      <text:p text:style-name="P17">!!! Вопрос: как еще получить максимальное и минимальное значения, не используя методы min/max?</text:p>
      <text:p text:style-name="P17"/>
      <text:p text:style-name="P17"><text:tab/>@numbers.map {|item| item.length}.sort</text:p>
      <text:p text:style-name="P17"><text:tab/>#=&gt; [3, 3, 4, 4, 4, 4, 5, 5, 5, 6]</text:p>
      <text:p text:style-name="P17"/>
      <text:p text:style-name="P17"><text:tab/>и потом Array#first Array#last или метод []</text:p>
      <text:p text:style-name="P17"/>
      <text:p text:style-name="P17"><text:tab/>или</text:p>
      <text:p text:style-name="P17"><text:soft-page-break/><text:tab/>min, max = res.<text:span text:style-name="T1">values_at</text:span>(0,-1)</text:p>
      <text:p text:style-name="P187"/>
      <text:p text:style-name="P194"/>
      <text:p text:style-name="P197">Задания на Array#map</text:p>
      <text:p text:style-name="P197"/>
      <text:p text:style-name="P199">Задание: Дано теггированное предложение. Как вывести его без тегов? Как вывести только теги (только цепочка тегов, без слов)?</text:p>
      <text:p text:style-name="P198"/>
      <text:p text:style-name="P199"><text:tab/>не используя String#gsub на всем предложении</text:p>
      <text:p text:style-name="P194"><text:tab/>можно использовать String#match, Array#index, Array#split, String#gsub</text:p>
      <text:p text:style-name="P194"/>
      <text:p text:style-name="P194"><text:tab/>Что есть в тексте есть фразы as_ well_RB ?</text:p>
      <text:p text:style-name="P194"/>
      <text:p text:style-name="P194">ответ: lesson.10/untag.rb</text:p>
      <text:p text:style-name="P194"/>
      <text:p text:style-name="P194"><text:span text:style-name="T59">Домашнее</text:span><text:span text:style-name="T50"> </text:span>Задание: Даны теггированные релейшны SAO. Необходимо их вывести без тегов.</text:p>
      <text:p text:style-name="P155"/>
      <text:p text:style-name="P155"><text:tab/>? совпадает ли количество полей в SAO до и после?</text:p>
      <text:p text:style-name="P155"><text:tab/>!!! хитрость в том. что split удаляет разделители в конце.</text:p>
      <text:p text:style-name="P155"/>
      <text:p text:style-name="P15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5">Разбор заданий</text:p>
            <text:p text:style-name="P155">Array#all? , Array#any?</text:p>
            <text:p text:style-name="P155">Array#find, Array#select</text:p>
            <text:p text:style-name="P155">Array#sort, Array#sort_by</text:p>
          </table:table-cell>
          <table:table-cell table:style-name="Table10.A1" office:value-type="string">
            <text:p text:style-name="P157">Занятие 11</text:p>
            <text:p text:style-name="P157">(90 минут)</text:p>
          </table:table-cell>
        </table:table-row>
      </table:table>
      <text:p text:style-name="P70"/>
      <text:p text:style-name="P158">Раздаточный материал</text:p>
      <text:p text:style-name="P158"/>
      <text:list xml:id="list103428644972082" text:continue-list="list4639145255258398738" text:style-name="L29">
        <text:list-item>
          <text:p text:style-name="P305">lesson.11.tar.bz2</text:p>
        </text:list-item>
      </text:list>
      <text:p text:style-name="P155"/>
      <text:p text:style-name="P158">Вопросы</text:p>
      <text:p text:style-name="P158"/>
      <text:list xml:id="list1682114163613792286" text:style-name="L35">
        <text:list-item>
          <text:p text:style-name="P310">Сколько времени ушло на ДЗ на этой неделе?</text:p>
        </text:list-item>
        <text:list-item>
          <text:p text:style-name="P310">Для чего предназначен Array#map?</text:p>
        </text:list-item>
        <text:list-item>
          <text:p text:style-name="P310">Есть ли парный опасный метод Array#map! ?</text:p>
        </text:list-item>
        <text:list-item>
          <text:p text:style-name="P310">Чем отличается Array#values_at от Array#slice (Array#[]) ?</text:p>
        </text:list-item>
      </text:list>
      <text:p text:style-name="P160"/>
      <text:p text:style-name="P164">Краткий разбор задания extract_random_subcorpus.2.rb</text:p>
      <text:p text:style-name="P164"/>
      <text:p text:style-name="P160">lesson.10/subcorpus/extract_random_subcorpus.2.rb</text:p>
      <text:p text:style-name="P160"/>
      <text:p text:style-name="P160">нарисовать структуры данных и показать, как одно работает через другое.</text:p>
      <text:p text:style-name="P160"/>
      <text:p text:style-name="P165">Квантор всеобщности и квантор существования?</text:p>
      <text:p text:style-name="P167"/>
      <text:p text:style-name="P168">Array#include? = Array#member?</text:p>
      <text:p text:style-name="P168"/>
      <text:p text:style-name="P168">pets = %w{ bat dog cat cow wombat }</text:p>
      <text:p text:style-name="P168">pets.include?('dog') #=&gt; true</text:p>
      <text:p text:style-name="P168"/>
      <text:p text:style-name="P168">Array#all? – позволяет проверить, что все элементы удовлетворяют некоторому условию.</text:p>
      <text:p text:style-name="P168"/>
      <text:p text:style-name="P168">Например, все ли слова содержат букву “a”</text:p>
      <text:p text:style-name="P168"/>
      <text:p text:style-name="P168">pets.all? {|pet|</text:p>
      <text:p text:style-name="P168"><text:tab/>pet =~ /a/</text:p>
      <text:p text:style-name="P168">}</text:p>
      <text:p text:style-name="P168"/>
      <text:p text:style-name="P168">#=&gt; false</text:p>
      <text:p text:style-name="P168"/>
      <text:p text:style-name="P168">Вопрос: Каким будет результат следующей операции?</text:p>
      <text:p text:style-name="P168"/>
      <text:p text:style-name="P168">pets.all? {|pet|</text:p>
      <text:p text:style-name="P168"><text:tab/>pet =~ /[ieaou]/</text:p>
      <text:p text:style-name="P168">}</text:p>
      <text:p text:style-name="P168"/>
      <text:p text:style-name="P168">#=&gt; true.</text:p>
      <text:p text:style-name="P168"/>
      <text:p text:style-name="P168"><text:s/></text:p>
      <text:p text:style-name="P168">Array#any? – проверяет, есть ли <text:span text:style-name="T1">хотя бы один</text:span> элемент, удовлетворяющий данному <text:soft-page-break/>условию.</text:p>
      <text:p text:style-name="P168"/>
      <text:p text:style-name="P168">tags = [“NN”, “VBG”, “JJing”]</text:p>
      <text:p text:style-name="P168"/>
      <text:p text:style-name="P168">Надо выполнить что-либо, если у слова есть глагольные теги.</text:p>
      <text:p text:style-name="P168"/>
      <text:p text:style-name="P168">плохо</text:p>
      <text:p text:style-name="P168"/>
      <text:p text:style-name="P168">if tags.include?(“VB”) || tags.include?(“VBZ”)</text:p>
      <text:p text:style-name="P168"><text:s text:c="3"/>|| tags.include?(“VBD”) || tags.include?(“VBN”)</text:p>
      <text:p text:style-name="P168"><text:s text:c="3"/>|| tags.include?(“VBG”)</text:p>
      <text:p text:style-name="P168">then</text:p>
      <text:p text:style-name="P168"><text:s text:c="3"/># do smthing</text:p>
      <text:p text:style-name="P168">end</text:p>
      <text:p text:style-name="P168"/>
      <text:p text:style-name="P168">лучше, но все еще не очень хорошо: громоздко</text:p>
      <text:p text:style-name="P168"/>
      <text:p text:style-name="P168">tags.each do |tag|</text:p>
      <text:p text:style-name="P168"><text:tab/>if tag =~ /^V/</text:p>
      <text:p text:style-name="P168"><text:tab/><text:tab/># do smthing</text:p>
      <text:p text:style-name="P168"><text:tab/><text:tab/># ...</text:p>
      <text:p text:style-name="P168"><text:tab/><text:tab/>break <text:s/># Вопрос: зачем здесь break?</text:p>
      <text:p text:style-name="P168"><text:tab/>end</text:p>
      <text:p text:style-name="P168">end</text:p>
      <text:p text:style-name="P168"/>
      <text:p text:style-name="P168">правильно</text:p>
      <text:p text:style-name="P168"/>
      <text:p text:style-name="P168">if tags.any? { |tag| tag =~ /^V/ }</text:p>
      <text:p text:style-name="P168"><text:s text:c="4"/># do something</text:p>
      <text:p text:style-name="P168">end </text:p>
      <text:p text:style-name="P168"/>
      <text:p text:style-name="P168">Другие способы проверить наличие элемента в массиве</text:p>
      <text:p text:style-name="P168"/>
      <text:p text:style-name="P168">pets = %w{ bat dog cat cow wombat }</text:p>
      <text:p text:style-name="P168"/>
      <text:p text:style-name="P168">Объясните, почему это работает?</text:p>
      <text:p text:style-name="P168"/>
      <text:p text:style-name="P168">if pets.index('bat')</text:p>
      <text:p text:style-name="P168"><text:s text:c="4"/># мы здесь</text:p>
      <text:p text:style-name="P168">end</text:p>
      <text:p text:style-name="P168"/>
      <text:p text:style-name="P168">if pets.index('aircraft')</text:p>
      <text:p text:style-name="P168"><text:s text:c="4"/># сюда мы не попадем</text:p>
      <text:p text:style-name="P168">end</text:p>
      <text:p text:style-name="P168"/>
      <text:p text:style-name="P168">Array#index(val) – возвращает положение самой левой (первой) встречи val</text:p>
      <text:p text:style-name="P168">Array#rindex(val) – самой правой (последней)</text:p>
      <text:p text:style-name="P168">возвращаемый номер позиции всегда от начала слова (то есть, слева)</text:p>
      <text:p text:style-name="P168">Аналогичным образом работают эти же методы для класса String</text:p>
      <text:p text:style-name="P168">String#index</text:p>
      <text:p text:style-name="P168"><text:soft-page-break/>String#rindex</text:p>
      <text:p text:style-name="P168"/>
      <text:p text:style-name="P168">Закончите код</text:p>
      <text:p text:style-name="P168"/>
      <text:p text:style-name="P168">if “abrakadabra”.index(“k”) …</text:p>
      <text:p text:style-name="P168"><text:tab/>puts “В этом слове одна буква k”</text:p>
      <text:p text:style-name="P168">end</text:p>
      <text:p text:style-name="P168"/>
      <text:p text:style-name="P168">ответ</text:p>
      <text:p text:style-name="P168">if “abrakadabra”.index(“k”) == “abrakadabra”.rindex(“k”) <text:s/># 4 == 4</text:p>
      <text:p text:style-name="P168"><text:tab/>puts “В этом слове одна буква k”</text:p>
      <text:p text:style-name="P168">end</text:p>
      <text:p text:style-name="P168"/>
      <text:p text:style-name="P168">if “abrakadabra”.index(“b”) ...</text:p>
      <text:p text:style-name="P168"><text:tab/>puts “В этом слове больше одной буквы b”</text:p>
      <text:p text:style-name="P168">end</text:p>
      <text:p text:style-name="P168"/>
      <text:p text:style-name="P168">ответ</text:p>
      <text:p text:style-name="P168"/>
      <text:p text:style-name="P168">if “abrakadabra”.index(“b”) != “abrakadabra”.rindex(“b”) # 1 != 8</text:p>
      <text:p text:style-name="P168"><text:tab/>puts “В этом слове больше одной буквы b”</text:p>
      <text:p text:style-name="P168">end</text:p>
      <text:p text:style-name="P168"/>
      <text:p text:style-name="P168"/>
      <text:p text:style-name="P166">Задания</text:p>
      <text:p text:style-name="P166"/>
      <text:p text:style-name="P199">Из файла lesson.11/searching/text.txt выведите предложения, содержащие хотя бы одно слово в середине, написанное в Titlecase.</text:p>
      <text:p text:style-name="P168"/>
      <text:p text:style-name="P168">не используя String#=~ на все предложение. представьте предложение в виде массива слов.</text:p>
      <text:p text:style-name="P168"/>
      <text:p text:style-name="P168">ответ: finding/select_sent_with_titlecase_inside.rb</text:p>
      <text:p text:style-name="P168">ответ:finding/select_sent_with_titlecase_inside.2.rb <text:s/>с использованием Array#shift</text:p>
      <text:p text:style-name="P168"/>
      <text:p text:style-name="P171">Selecting element(s)</text:p>
      <text:p text:style-name="P171"/>
      <text:p text:style-name="P169">Как найти и выбрать из массива элемент(ы), удовлетворяющие некоторому условию?</text:p>
      <text:p text:style-name="P169"/>
      <text:p text:style-name="P200"><text:span text:style-name="T59">Даны среднемесячные температуры в г. Надыме. Как</text:span> <text:span text:style-name="T59">найти первую положительную температуру,</text:span></text:p>
      <text:p text:style-name="P169"/>
      <text:p text:style-name="P169"><text:s/>temperatures = [-19.6, -18.2, -11.8, -7.6, 1.2, 10.6, 16.0, 12.1, 4.9, -19, -20, -25]</text:p>
      <text:p text:style-name="P178"/>
      <text:p text:style-name="P169"><text:s/>temperatures.find {|el| el &gt; 0} <text:s/>#=&gt; 1.2</text:p>
      <text:p text:style-name="P169"/>
      <text:p text:style-name="P169">см. selecting/first_warm_month_temp.rb</text:p>
      <text:p text:style-name="P178"/>
      <text:p text:style-name="P168"><text:s/>см также Array#find <text:s/>= <text:s/>Array#detect</text:p>
      <text:p text:style-name="P168"><text:s/></text:p>
      <text:p text:style-name="P168"><text:soft-page-break/>чем Array#find отличается от Array#select?</text:p>
      <text:p text:style-name="P168">Что вернет следующий код?</text:p>
      <text:p text:style-name="P168"/>
      <text:p text:style-name="P169"><text:s/>temperatures.select {|temp| temp &gt; 0} </text:p>
      <text:p text:style-name="P169"><text:s/>#=&gt; [1.2, 10.6, 16.0, 12.1, 4.9]</text:p>
      <text:p text:style-name="P170"><text:span text:style-name="T59">то есть, </text:span><text:span text:style-name="T2">массив</text:span><text:span text:style-name="T59"> всех подходящих значений</text:span></text:p>
      <text:p text:style-name="P169"/>
      <text:p text:style-name="P169">см. также Array#grep</text:p>
      <text:p text:style-name="P176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soft-page-break/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8">Сортировка по вычисленному значению</text:p>
      <text:p text:style-name="P117"/>
      <text:p text:style-name="P117"><text:tab/>sort_by, sort_by!</text:p>
      <text:p text:style-name="P117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><text:soft-page-break/></text:p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/>
      <text:p text:style-name="P70">см. lesson.10/sorting/test_sort_by_5.rb</text:p>
      <text:p text:style-name="P64">см. lesson.10/sorting/test_sort_3.rb</text:p>
      <text:p text:style-name="P15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5">Пользовательские методы</text:p>
          </table:table-cell>
          <table:table-cell table:style-name="Таблица3.A1" office:value-type="string">
            <text:p text:style-name="P157">Занятие 12</text:p>
            <text:p text:style-name="P157">(90 минут)</text:p>
          </table:table-cell>
        </table:table-row>
      </table:table>
      <text:p text:style-name="P12"/>
      <text:p text:style-name="P158">Раздаточный материал</text:p>
      <text:p text:style-name="P158"/>
      <text:list xml:id="list103430125550576" text:continue-list="list103428644972082" text:style-name="L29">
        <text:list-item>
          <text:p text:style-name="P305">lesson.12.tar.bz2</text:p>
        </text:list-item>
      </text:list>
      <text:p text:style-name="P155"/>
      <text:p text:style-name="P159">Вопросы</text:p>
      <text:list xml:id="list5278294736953961168" text:style-name="L36">
        <text:list-header>
          <text:p text:style-name="P312"/>
        </text:list-header>
        <text:list-item>
          <text:p text:style-name="P307">Зачем методу Array#sort нужен блок? Как работает (какой результат) sort без блока?</text:p>
        </text:list-item>
        <text:list-item>
          <text:p text:style-name="P307">Метод sort оперирует двумя аргументами (они в |a,b|). Что это за аргументы?</text:p>
        </text:list-item>
        <text:list-item>
          <text:p text:style-name="P30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07">Как Array#sort отсортирует массив массивов?</text:p>
        </text:list-item>
        <text:list-item>
          <text:p text:style-name="P307">Чем отличается Array#sort_by от Array#sort ?</text:p>
        </text:list-item>
        <text:list-item>
          <text:p text:style-name="P307">Чем отличаются методы Array#all? и Array#any?</text:p>
        </text:list-item>
        <text:list-item>
          <text:p text:style-name="P307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07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07">Правда ли, что метод index есть только у массивов? - нет, он есть и у String (см. ri index)</text:p>
        </text:list-item>
        <text:list-item>
          <text:p text:style-name="P307">Почему Array#index/rindex/find можно использовать в условиях? - они возвращают nil, если ничего не найдено</text:p>
        </text:list-item>
        <text:list-item>
          <text:p text:style-name="P307">Чем отличается Array#find от Array#select?</text:p>
        </text:list-item>
        <text:list-item>
          <text:p text:style-name="P30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5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5859998669929092046" text:style-name="L37">
        <text:list-item>
          <text:p text:style-name="P213">возможность абстрагироваться от деталей реализации</text:p>
        </text:list-item>
        <text:list-item>
          <text:p text:style-name="P213">более читабельный и более легко управляемый код</text:p>
        </text:list-item>
        <text:list-item>
          <text:p text:style-name="P213">возможность повторного использования (code reuse)</text:p>
          <text:p text:style-name="P213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42">def method_name(arg1, arg2....)</text:p>
      <text:p text:style-name="P142"><text:s text:c="3"/># команды</text:p>
      <text:p text:style-name="P142"><text:s text:c="3"/>return ...</text:p>
      <text:p text:style-name="P142">end</text:p>
      <text:p text:style-name="P142"><text:soft-page-break/></text:p>
      <text:p text:style-name="P50">Использование (вызов) метода:</text:p>
      <text:p text:style-name="P50"/>
      <text:p text:style-name="P50"><text:tab/>method_name(arg1, arg2...)</text:p>
      <text:p text:style-name="P50"/>
      <text:p text:style-name="P155">см. пример использования методов:</text:p>
      <text:p text:style-name="P155"><text:tab/>methods/extract_random_subcorpus.3.rb</text:p>
      <text:p text:style-name="P155">исследуйте, что делает скрипт:</text:p>
      <text:p text:style-name="P155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<text:soft-page-break/>ответ: methods/max_of_three.3.rb</text:p>
      <text:p text:style-name="P54"/>
      <text:p text:style-name="P65">Передача объектов в метод</text:p>
      <text:p text:style-name="P50"/>
      <text:p text:style-name="P50">Объекты, передаваемые в метод через аргументы, передаются</text:p>
      <text:list xml:id="list2759277328603029543" text:style-name="L38">
        <text:list-item>
          <text:p text:style-name="P214">по значению (по копии)</text:p>
        </text:list-item>
        <text:list-item>
          <text:p text:style-name="P214">по ссылке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soft-page-break/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soft-page-break/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<text:soft-page-break/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5"/>
            <text:p text:style-name="P155">Пользовательские методы</text:p>
          </table:table-cell>
          <table:table-cell table:style-name="Table11.A1" office:value-type="string">
            <text:p text:style-name="P157">Занятие 13</text:p>
            <text:p text:style-name="P157">(90 минут)</text:p>
          </table:table-cell>
        </table:table-row>
      </table:table>
      <text:p text:style-name="P12"/>
      <text:p text:style-name="P69">Раздаточный материал</text:p>
      <text:p text:style-name="P69"/>
      <text:list xml:id="list8966076497455474010" text:style-name="L39">
        <text:list-item>
          <text:p text:style-name="P234">lesson.13.tar.bz2</text:p>
        </text:list-item>
      </text:list>
      <text:p text:style-name="P5"/>
      <text:p text:style-name="P15">Вопросы</text:p>
      <text:p text:style-name="P5"/>
      <text:list xml:id="list2383678603793064697" text:style-name="L40">
        <text:list-item>
          <text:p text:style-name="P235">зачем нужны методы?</text:p>
        </text:list-item>
        <text:list-item>
          <text:p text:style-name="P235">что возвращает метод и как он это делает?</text:p>
        </text:list-item>
        <text:list-item>
          <text:p text:style-name="P235">сколько значений может вернуть метод в руби?</text:p>
        </text:list-item>
      </text:list>
      <text:list xml:id="list2942365353135091480" text:style-name="L41">
        <text:list-item>
          <text:p text:style-name="P236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03429175909500" text:continue-list="list2383678603793064697" text:style-name="L40">
        <text:list-item>
          <text:p text:style-name="P235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35">как взаимодействуют ОДНОИМЕННЫЕ переменные внутри метода с переменными вне этого метода?</text:p>
        </text:list-item>
        <text:list-item>
          <text:p text:style-name="P235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572284606693984380" text:style-name="L42">
        <text:list-item>
          <text:p text:style-name="P237">как задать глобальную переменную (для данного скрипта)? -- $name @name или константа</text:p>
        </text:list-item>
      </text:list>
      <text:list xml:id="list103430144080574" text:continue-list="list103429175909500" text:style-name="L40">
        <text:list-item>
          <text:p text:style-name="P235">можно ли определить метод, который не принимает никаких аргументов?</text:p>
        </text:list-item>
        <text:list-item>
          <text:p text:style-name="P235">как передаются аргументы в метод?</text:p>
        </text:list-item>
      </text:list>
      <text:list xml:id="list5881714587143170594" text:style-name="L43">
        <text:list-item>
          <text:p text:style-name="P238">позиционно</text:p>
        </text:list-item>
        <text:list-item>
          <text:p text:style-name="P238">по значению / по ссылке</text:p>
        </text:list-item>
      </text:list>
      <text:p text:style-name="P5"/>
      <text:p text:style-name="P15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44">вход:</text:p>
      <text:p text:style-name="P144">I CD/10_NP/10_PP1A/150 love NN/70_VB/60 apples NNS/20</text:p>
      <text:p text:style-name="P144"/>
      <text:p text:style-name="P144">выделить из строки отдельные поля:</text:p>
      <text:p text:style-name="P144">[“I”, “CD/10_NP/10_PP1A/150”, “love”, “NN/70_VB/60”, “apples”, “NNS/20”]</text:p>
      <text:p text:style-name="P144"/>
      <text:p text:style-name="P144">преобразовать множество тегов в одному. не-теги оставить как есть.</text:p>
      <text:p text:style-name="P144">[“I”, “PP1A”, “love”, “NN”, “apples”, “NNS”]</text:p>
      <text:p text:style-name="P144"/>
      <text:p text:style-name="P144">объединить в одну строку:</text:p>
      <text:p text:style-name="P144">“I_PP1A love_NN apples_NNS”</text:p>
      <text:p text:style-name="P53"/>
      <text:p text:style-name="P53">Варианты скрипта</text:p>
      <text:p text:style-name="P53"/>
      <text:p text:style-name="P53"><text:soft-page-break/>syn_mtag2ts_max_freq.2.rb</text:p>
      <text:p text:style-name="P53"/>
      <text:list xml:id="list7806698527839656865" text:style-name="L44">
        <text:list-item>
          <text:p text:style-name="P239">использует Array#max_by (см. также Array#max_by)</text:p>
        </text:list-item>
        <text:list-item>
          <text:p text:style-name="P239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635130701781198330" text:style-name="L45">
        <text:list-item>
          <text:p text:style-name="P240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8726052196727051616" text:style-name="L46">
        <text:list-item>
          <text:p text:style-name="P241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596049410132292605" text:style-name="L47">
        <text:list-item>
          <text:p text:style-name="P242">все сжато в одну операцию. так писать нельзя</text:p>
        </text:list-item>
        <text:list-item>
          <text:p text:style-name="P242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290847016539940619" text:style-name="L48">
        <text:list-item>
          <text:p text:style-name="P243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4449943000701266413" text:style-name="L49">
        <text:list-item>
          <text:p text:style-name="P244">использует метод title?</text:p>
        </text:list-item>
        <text:list-item>
          <text:p text:style-name="P244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2791864356651819085" text:style-name="L50">
        <text:list-item>
          <text:p text:style-name="P215">метод изменяет сам объект</text:p>
        </text:list-item>
        <text:list-item>
          <text:p text:style-name="P215">метод выполняет какое-то действие, результат которого не важен</text:p>
          <text:p text:style-name="P215"/>
        </text:list-item>
      </text:list>
      <text:p text:style-name="P50"><text:tab/>def greet(name)</text:p>
      <text:p text:style-name="P50"><text:soft-page-break/><text:tab/><text:tab/>puts “Hello, #{name}.”</text:p>
      <text:p text:style-name="P50"><text:tab/>end</text:p>
      <text:p text:style-name="P50"/>
      <text:p text:style-name="P50"><text:tab/>greet(“Zeus”)</text:p>
      <text:p text:style-name="P50"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42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><text:soft-page-break/></text:p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/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5">Циклы</text:p>
            <text:p text:style-name="P155">Модули</text:p>
          </table:table-cell>
          <table:table-cell table:style-name="Таблица4.A1" office:value-type="string">
            <text:p text:style-name="P157">Занятие 14</text:p>
            <text:p text:style-name="P157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51">Current number is 3</text:p>
            <text:p text:style-name="P151">Current number is 4 </text:p>
            <text:p text:style-name="P151">Current number is 5 </text:p>
            <text:p text:style-name="P151">Current number is 6 </text:p>
            <text:p text:style-name="P151">Current number is 7 </text:p>
          </table:table-cell>
        </table:table-row>
        <table:table-row>
          <table:table-cell table:style-name="Table38.A2" office:value-type="string">
            <text:p text:style-name="P151"/>
          </table:table-cell>
          <table:table-cell table:style-name="Table38.B2" office:value-type="string">
            <text:p text:style-name="P151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20"><text:soft-page-break/></text:p>
      <text:p text:style-name="P120">Что делает метод step? </text:p>
      <text:p text:style-name="P120"/>
      <text:p text:style-name="P120">1.step(20, 3) do |n|</text:p>
      <text:p text:style-name="P120"><text:s text:c="2"/>print n.to_s + ' '</text:p>
      <text:p text:style-name="P120">end</text:p>
      <text:p text:style-name="P120">#=&gt; 1 4 7 10 13 16 19</text:p>
      <text:p text:style-name="P120">см. loops/test_step_1.rb</text:p>
      <text:p text:style-name="P120"/>
      <text:p text:style-name="P120">!!! Задание: измените loops/test_step_1.rb так, чтобы было выведена вот такая последовательность (то есть, в обратном порядке)</text:p>
      <text:p text:style-name="P120"/>
      <text:p text:style-name="P120"><text:tab/>20 17 14 11 8 5 2</text:p>
      <text:p text:style-name="P120"/>
      <text:p text:style-name="P120">ответ в loops/test_step_2.rb:</text:p>
      <text:p text:style-name="P120">20.step(1, -3) do |n|</text:p>
      <text:p text:style-name="P120"><text:s text:c="2"/>print n.to_s + ' '</text:p>
      <text:p text:style-name="P120">end</text:p>
      <text:p text:style-name="P120"/>
      <text:p text:style-name="P120">Метод step определен для классов Range#step, <text:span text:style-name="T49">Numeric#step</text:span>, Date#step</text:p>
      <text:p text:style-name="P121"/>
      <text:p text:style-name="P120">!!! Вопрос: Почему метод upto определен для Integer а step для родительского класса Numeric?</text:p>
      <text:p text:style-name="P120"/>
      <text:p text:style-name="P120"><text:tab/>3.14.upto(9.8) { |n| block }</text:p>
      <text:p text:style-name="P120">&gt;&gt;&gt; бред, неясно какое должно быть следующее число за 3.14: 3.141 или 3.15 ?</text:p>
      <text:p text:style-name="P116"/>
      <text:p text:style-name="P63">Задания</text:p>
      <text:p text:style-name="P72"/>
      <text:p text:style-name="P123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3"/>
      <text:p text:style-name="P123">начальный скрипт: insert_sort/insert_sort_to_new_stub.rb</text:p>
      <text:p text:style-name="P123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<text:soft-page-break/>файл</text:p>
      <text:p text:style-name="P103"/>
      <text:p text:style-name="P103">reusability!</text:p>
      <text:p text:style-name="P103">абстрагирование</text:p>
      <text:p text:style-name="P103"/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soft-page-break/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><text:soft-page-break/></text:p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4">По желанию, разработайте тесткейсы для этого модуля (см. дальше). Используйте шаблон из modules/unit_test_stub.rb</text:p>
      <text:p text:style-name="P126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><text:soft-page-break/></text:p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soft-page-break/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5">Хэши</text:p>
          </table:table-cell>
          <table:table-cell table:style-name="Таблица5.A1" office:value-type="string">
            <text:p text:style-name="P157">Занятие 15</text:p>
            <text:p text:style-name="P157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103429877845921" text:continue-list="list8966076497455474010" text:style-name="L39">
        <text:list-item>
          <text:p text:style-name="P234">lesson.15.tar.bz2</text:p>
        </text:list-item>
      </text:list>
      <text:p text:style-name="P5"/>
      <text:p text:style-name="P15">Вопросы</text:p>
      <text:p text:style-name="P104"/>
      <text:list xml:id="list5178668990762075088" text:style-name="L51">
        <text:list-item>
          <text:p text:style-name="P267">какой/ие из методой более универсальны: upto/downto/step?</text:p>
        </text:list-item>
        <text:list-item>
          <text:p text:style-name="P267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7">как сделать методы еще более пригодными для повторного использования?</text:p>
        </text:list-item>
        <text:list-item>
          <text:p text:style-name="P267">как объявить модуль и методы в нем?</text:p>
        </text:list-item>
        <text:list-item>
          <text:p text:style-name="P267">как использовать модуль? – как загрузить модуль</text:p>
        </text:list-item>
        <text:list-item>
          <text:p text:style-name="P267">когда мы используем require, то что мы указываем, это имя файла или имя модуля?</text:p>
        </text:list-item>
        <text:list-item>
          <text:p text:style-name="P267">одно ли это и то же, использовать в команде require имя файла с расширением и без расширения?</text:p>
        </text:list-item>
        <text:list-item>
          <text:p text:style-name="P267">можно ли указывать в require путь к файлу? Нужно ли?</text:p>
        </text:list-item>
        <text:list-item>
          <text:p text:style-name="P267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49">неупорядоченная 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<text:soft-page-break/>&gt;&gt;&gt; не путать в %w{ ... } для задания массивов</text:p>
      <text:p text:style-name="P50"/>
      <text:p text:style-name="P50"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<text:soft-page-break/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<text:soft-page-break/>Элементы упорядочены по тем же правилам, что и ключи (то есть, нет порядка в 1.8 и в порядке добавления в 1.9)</text:p>
      <text:p text:style-name="P50"/>
      <text:p text:style-name="P65">Дефолтные значения</text:p>
      <text:p text:style-name="P65"/>
      <text:p text:style-name="P50">Обращение к несуществующему ключу возвращает nil</text:p>
      <text:p text:style-name="P50"/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soft-page-break/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/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35">&gt; time -p find_palindromes.rb</text:p>
      <text:p text:style-name="P135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<text:soft-page-break/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5">Хэши</text:p>
            <text:p text:style-name="P155">Решение задачи find_words</text:p>
          </table:table-cell>
          <table:table-cell table:style-name="Table16.A1" office:value-type="string">
            <text:p text:style-name="P157">Занятие 16</text:p>
            <text:p text:style-name="P157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4484639195879545044" text:style-name="L52">
        <text:list-item>
          <text:p text:style-name="P216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<text:soft-page-break/>Другие возможности: Array#delete_at, Array#[1..-1]</text:p>
      <text:p text:style-name="P50"/>
      <text:p text:style-name="P65"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><text:soft-page-break/></text:p>
      <text:p text:style-name="P50">см. lesson.16/test_hash_from_array</text:p>
      <text:p text:style-name="P50"/>
      <text:p text:style-name="P50">Преобразование хэша в массив</text:p>
      <text:p text:style-name="P50"/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5">Сортировка хэша Hash#sort, Hash#sort_by</text:p>
            <text:p text:style-name="P155">Решение задачи cmpsort</text:p>
            <text:p text:style-name="P155">Решение задачи find_words</text:p>
          </table:table-cell>
          <table:table-cell table:style-name="Table17.A1" office:value-type="string">
            <text:p text:style-name="P157">Занятие 17</text:p>
            <text:p text:style-name="P157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8156332700231221531" text:style-name="L53">
        <text:list-item>
          <text:p text:style-name="P217">lesson.17.tar.bz2</text:p>
        </text:list-item>
      </text:list>
      <text:list xml:id="list103428415949828" text:continue-list="list4484639195879545044" text:style-name="L52">
        <text:list-header>
          <text:p text:style-name="P279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46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49">нисходящем</text:span> <text:soft-page-break/>порядке по <text:span text:style-name="T49">численному</text:span> значению ключа.</text:p>
      <text:p text:style-name="P50"/>
      <text:p text:style-name="P50"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50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50">|key, val|</text:span></text:p>
      <text:p text:style-name="P50"><text:tab/><text:span text:style-name="T50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50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<text:soft-page-break/>&gt;&gt;&gt; так как: ee &lt; eni &lt; eno &lt; evi ...</text:p>
      <text:p text:style-name="P50"/>
      <text:p text:style-name="P50">ответ: hashsort/test_sort_6.rb</text:p>
      <text:p text:style-name="P50"/>
      <text:p text:style-name="P69"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><text:soft-page-break/></text:p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5">Решение задачи find_words</text:p>
          </table:table-cell>
          <table:table-cell table:style-name="Table18.A1" office:value-type="string">
            <text:p text:style-name="P157">Занятие 18</text:p>
            <text:p text:style-name="P157">(90 минут)</text:p>
          </table:table-cell>
        </table:table-row>
      </table:table>
      <text:p text:style-name="P155"/>
      <text:p text:style-name="P172">find_words - способы загрузки внешнего файла</text:p>
      <text:p text:style-name="P155"/>
      <text:p text:style-name="P155">load_queries_1</text:p>
      <text:p text:style-name="P155"><text:tab/>загружает все строки в массив, включая пустые. и с \n в конце</text:p>
      <text:p text:style-name="P155"/>
      <text:p text:style-name="P155">load_queries_2</text:p>
      <text:p text:style-name="P155"><text:tab/>загружает в массив, непустые строки, без \n</text:p>
      <text:p text:style-name="P155"/>
      <text:p text:style-name="P155">load_queries_3</text:p>
      <text:p text:style-name="P155"><text:tab/>преобразование массива в хэш</text:p>
      <text:p text:style-name="P155"/>
      <text:p text:style-name="P155">load_queries_4</text:p>
      <text:p text:style-name="P155"><text:tab/>еще вариант преобразования массива в хэш</text:p>
      <text:p text:style-name="P155"/>
      <text:p text:style-name="P155">load_queries_5</text:p>
      <text:p text:style-name="P155"><text:tab/>(рефакторинг) самый компактный вариант</text:p>
      <text:p text:style-name="P173"/>
      <text:p text:style-name="P169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9"><text:tab/>ответ: load_queries_6</text:p>
      <text:p text:style-name="P169">&gt;&gt;&gt; load_queries_6 содержит пример тернарной операции</text:p>
      <text:p text:style-name="P169"/>
      <text:p text:style-name="P171">find_words -- поиск</text:p>
      <text:p text:style-name="P171"/>
      <text:p text:style-name="P169">для нижеследующих заданий лучше использовать большой список queries (data/words.txt)</text:p>
      <text:p text:style-name="P169"/>
      <text:p text:style-name="P169">finding_queries_1 queries.txt</text:p>
      <text:p text:style-name="P20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3">time -p user=0.24</text:p>
      <text:p text:style-name="P169"/>
      <text:p text:style-name="P169">finding_queries_2</text:p>
      <text:p text:style-name="P20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4">time -p user=2215.42 (36min) (на words.txt)</text:p>
      <text:p text:style-name="P204"/>
      <text:p text:style-name="P108">finding_queries_3</text:p>
      <text:p text:style-name="P205">решение основано на finding_queries_2, но итерирование происходит по массиву слов предложения.</text:p>
      <text:p text:style-name="P205">time -p user=1232.39 (20min) (на words.txt)</text:p>
      <text:p text:style-name="P169"/>
      <text:p text:style-name="P169"><text:soft-page-break/>finding_queries_4</text:p>
      <text:p text:style-name="P202">хорошее решение, использующее хэш вместо массива. итерирование по словам предложения.</text:p>
      <text:p text:style-name="P202">time -p user=0.97 (1.5sec) (на words.txt)</text:p>
      <text:p text:style-name="P202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202">построение подстрок от заданной позиции, используя string[start, end]</text:p>
      <text:p text:style-name="P202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2">ответ: all_substrings_2</text:p>
      <text:p text:style-name="P169"/>
      <text:p text:style-name="P169">all_substrings_3</text:p>
      <text:p text:style-name="P206">генерация всех подстрок длин 3 из заданного слова, начиная от начала слова.</text:p>
      <text:p text:style-name="P20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5">Introduction to CRF</text:p>
            <text:p text:style-name="P155">assign_properties</text:p>
          </table:table-cell>
          <table:table-cell table:style-name="Таблица6.A1" office:value-type="string">
            <text:p text:style-name="P157">Занятие 19</text:p>
            <text:p text:style-name="P157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8559848781089909214" text:style-name="L54">
        <text:list-item>
          <text:p text:style-name="P218">lesson.19.tar.bz2</text:p>
        </text:list-item>
        <text:list-item>
          <text:p text:style-name="P218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5">Radix sort (поразрядная/цифровая сортировка)</text:p>
            <text:p text:style-name="P155"/>
          </table:table-cell>
          <table:table-cell table:style-name="Таблица7.A1" office:value-type="string">
            <text:p text:style-name="P157">Занятие 20</text:p>
            <text:p text:style-name="P157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103428671090596" text:continue-numbering="true" text:style-name="L54">
        <text:list-item>
          <text:p text:style-name="P218">lesson.20.tar.bz2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soft-page-break/><text:tab/>num = 12345</text:p>
      <text:p text:style-name="P50">чтобы получить разряд единиц (1234<text:span text:style-name="T1">5</text:span>)</text:p>
      <text:p text:style-name="P50"/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1">1234<text:span text:style-name="T1">5</text:span></text:p>
          </table:table-cell>
          <table:table-cell table:style-name="Таблица8.B1" office:value-type="string">
            <text:p text:style-name="P127">n % 10 / 1</text:p>
          </table:table-cell>
          <table:table-cell table:style-name="Таблица8.C1" office:value-type="string">
            <text:p text:style-name="P127">n % 10^1 / 10^0</text:p>
          </table:table-cell>
          <table:table-cell table:style-name="Таблица8.D1" office:value-type="string">
            <text:p text:style-name="P151"/>
          </table:table-cell>
        </table:table-row>
        <table:table-row>
          <table:table-cell table:style-name="Таблица8.A2" office:value-type="float" office:value="12345">
            <text:p text:style-name="P151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51"/>
          </table:table-cell>
        </table:table-row>
        <table:table-row>
          <table:table-cell table:style-name="Таблица8.A2" office:value-type="float" office:value="12345">
            <text:p text:style-name="P151">12<text:span text:style-name="T1">3</text:span>45</text:p>
          </table:table-cell>
          <table:table-cell table:style-name="Таблица8.B4" office:value-type="string">
            <text:p text:style-name="P151">n <text:span text:style-name="T62">% 1000 / 100</text:span></text:p>
          </table:table-cell>
          <table:table-cell table:style-name="Таблица8.C4" office:value-type="string">
            <text:p text:style-name="P127">n % 10^3 / 10^2</text:p>
          </table:table-cell>
          <table:table-cell table:style-name="Таблица8.D4" office:value-type="string">
            <text:p text:style-name="P151"/>
          </table:table-cell>
        </table:table-row>
        <table:table-row>
          <table:table-cell table:style-name="Таблица8.A2" office:value-type="float" office:value="12345">
            <text:p text:style-name="P151">1<text:span text:style-name="T1">2</text:span>345</text:p>
          </table:table-cell>
          <table:table-cell table:style-name="Таблица8.B4" office:value-type="string">
            <text:p text:style-name="P127">n % 10000 / 1000</text:p>
          </table:table-cell>
          <table:table-cell table:style-name="Таблица8.C4" office:value-type="string">
            <text:p text:style-name="P127">n % 10^4 / 10^3</text:p>
          </table:table-cell>
          <table:table-cell table:style-name="Таблица8.D4" office:value-type="string">
            <text:p text:style-name="P151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<text:soft-page-break/>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5">Поразрядная сортировка для строк (radix sort for strings)</text:p>
            <text:p text:style-name="P155">String#ord, Integer#char</text:p>
          </table:table-cell>
          <table:table-cell table:style-name="Таблица9.A1" office:value-type="string">
            <text:p text:style-name="P157">Занятие 21</text:p>
            <text:p text:style-name="P157">(90 минут)</text:p>
          </table:table-cell>
        </table:table-row>
      </table:table>
      <text:p text:style-name="P128"/>
      <text:p text:style-name="P65">Раздаточный материал</text:p>
      <text:p text:style-name="P50"/>
      <text:list xml:id="list9041494933797321259" text:style-name="L55">
        <text:list-item>
          <text:p text:style-name="P219">lesson.21.tar.bz2</text:p>
        </text:list-item>
      </text:list>
      <text:p text:style-name="P2"/>
      <text:p text:style-name="P14">Вопросы:</text:p>
      <text:p text:style-name="P14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6">презентация: sorting.odp</text:p>
      <text:p text:style-name="P16"/>
      <text:p text:style-name="P14">Поразрядная сортировка для строк</text:p>
      <text:p text:style-name="P14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4789993777006779147" text:style-name="L56">
        <text:list-item>
          <text:p text:style-name="P220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4">Полезные методы (презентация <text:span text:style-name="T1">basic_ruby.odp</text:span>)</text:p>
      <text:p text:style-name="P14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8">сортировка LC_ALL=C сортирует именно по таблице, используя коды: меньшее <text:s/>численное значение - сортируется раньше.</text:p>
      <text:p text:style-name="P8">Сортировки с соответствии с локалью могут давать другие результаты сортировки.</text:p>
      <text:p text:style-name="P8"/>
      <text:p text:style-name="P8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8"/>
      <text:p text:style-name="P8">&gt;&gt;&gt; Попросить прокомментировать, что они видят. </text:p>
      <text:p text:style-name="P8">&gt;&gt;&gt; Вопрос: Почему при C локали, прописная Ö все же после строчных a b</text:p>
      <text:p text:style-name="P8">&gt;&gt;&gt; Ответ: <text:s/>Ö из верхней части кодовой таблицы.</text:p>
      <text:p text:style-name="P8"/>
      <text:p text:style-name="P8">&gt; cat chars.txt | sort</text:p>
      <text:p text:style-name="P8">&gt; cat chars.txt | LC_ALL=C sort</text:p>
      <text:p text:style-name="P2"><text:s/></text:p>
      <text:p text:style-name="P2">String#ord</text:p>
      <text:p text:style-name="P2">Integer#chr</text:p>
      <text:p text:style-name="P8"/>
      <text:p text:style-name="P2">“A”.ord #=&gt; 65</text:p>
      <text:p text:style-name="P2">“a”.ord #=&gt; 97</text:p>
      <text:p text:style-name="P2"><text:s/></text:p>
      <text:p text:style-name="P8">65.chr #=&gt; “A”</text:p>
      <text:p text:style-name="P8">97.chr #=&gt; “a”</text:p>
      <text:p text:style-name="P8"/>
      <text:p text:style-name="P8">!!! Задание: какой код имеют символы пробел, табуляция, \n \r и пустая строка?</text:p>
      <text:p text:style-name="P8"/>
      <text:p text:style-name="P8">!!! Задание: какой код имеет символ Ö</text:p>
      <text:p text:style-name="P8">#=&gt;214, как в windows-1252</text:p>
      <text:p text:style-name="P8"/>
      <text:p text:style-name="P8">В какой кодировке Руби воспринимает эту строку?</text:p>
      <text:p text:style-name="P8"/>
      <text:p text:style-name="P8">ri String#encoding</text:p>
      <text:p text:style-name="P8"/>
      <text:p text:style-name="P6">дальше: презентация sorting.odp</text:p>
      <text:p text:style-name="P6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1">left alignment</text:p>
          </table:table-cell>
          <table:table-cell table:style-name="Таблица10.B1" office:value-type="string">
            <text:p text:style-name="P154">right alignment</text:p>
          </table:table-cell>
        </table:table-row>
        <table:table-row>
          <table:table-cell table:style-name="Таблица10.A2" office:value-type="string">
            <text:p text:style-name="P151">1-2-3-4-5-6...</text:p>
          </table:table-cell>
          <table:table-cell table:style-name="Таблица10.B2" office:value-type="string">
            <text:p text:style-name="P154">1-2-3-4-5-6...</text:p>
          </table:table-cell>
        </table:table-row>
        <table:table-row>
          <table:table-cell table:style-name="Таблица10.A2" office:value-type="string">
            <text:p text:style-name="P151">a p p l e _</text:p>
          </table:table-cell>
          <table:table-cell table:style-name="Таблица10.B2" office:value-type="string">
            <text:p text:style-name="P154">_____apple</text:p>
          </table:table-cell>
        </table:table-row>
        <table:table-row>
          <table:table-cell table:style-name="Таблица10.A2" office:value-type="string">
            <text:p text:style-name="P151">a p p l e s</text:p>
          </table:table-cell>
          <table:table-cell table:style-name="Таблица10.B2" office:value-type="string">
            <text:p text:style-name="P154">____apples</text:p>
          </table:table-cell>
        </table:table-row>
        <table:table-row>
          <table:table-cell table:style-name="Таблица10.A2" office:value-type="string">
            <text:p text:style-name="P151">l a m p _</text:p>
          </table:table-cell>
          <table:table-cell table:style-name="Таблица10.B2" office:value-type="string">
            <text:p text:style-name="P154">_____lamp</text:p>
          </table:table-cell>
        </table:table-row>
        <table:table-row>
          <table:table-cell table:style-name="Таблица10.A2" office:value-type="string">
            <text:p text:style-name="P151">r a m i f i c a t i o n</text:p>
          </table:table-cell>
          <table:table-cell table:style-name="Таблица10.B2" office:value-type="string">
            <text:p text:style-name="P154">ramification</text:p>
          </table:table-cell>
        </table:table-row>
        <table:table-row>
          <table:table-cell table:style-name="Таблица10.A2" office:value-type="string">
            <text:p text:style-name="P151">ramp</text:p>
          </table:table-cell>
          <table:table-cell table:style-name="Таблица10.B2" office:value-type="string">
            <text:p text:style-name="P154">_____ramp</text:p>
          </table:table-cell>
        </table:table-row>
        <table:table-row>
          <table:table-cell table:style-name="Таблица10.A2" office:value-type="string">
            <text:p text:style-name="P151">...-4-3-2-1</text:p>
          </table:table-cell>
          <table:table-cell table:style-name="Таблица10.B2" office:value-type="string">
            <text:p text:style-name="P154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1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6">Работа с UTF-8<text:line-break/>CRF и text_spacer для русского текста</text:p>
          </table:table-cell>
          <table:table-cell table:style-name="Table19.A1" office:value-type="string">
            <text:p text:style-name="P157">Занятие 22</text:p>
            <text:p text:style-name="P157">(90 минут)</text:p>
          </table:table-cell>
        </table:table-row>
      </table:table>
      <text:p text:style-name="P128"/>
      <text:p text:style-name="P65">Раздаточный материал</text:p>
      <text:p text:style-name="P65"/>
      <text:list xml:id="list103429368974088" text:continue-list="list103428671090596" text:style-name="L54">
        <text:list-item>
          <text:p text:style-name="P280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63">ß</text:span> --&gt; SS но не всякое SS -&gt; <text:span text:style-name="T63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><text:soft-page-break/></text:p>
      <text:p text:style-name="P50">&gt; require 'unicode_utils'</text:p>
      <text:p text:style-name="P50"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<text:soft-page-break/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/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1"/>
          </table:table-cell>
          <table:table-cell table:style-name="Table22.A1" office:value-type="string">
            <text:p text:style-name="P151">train.txt</text:p>
          </table:table-cell>
          <table:table-cell table:style-name="Table22.C1" office:value-type="string">
            <text:p text:style-name="P151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51">да</text:p>
          </table:table-cell>
          <table:table-cell table:style-name="Table22.C2" office:value-type="string">
            <text:p text:style-name="P151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74">да</text:p>
          </table:table-cell>
          <table:table-cell table:style-name="Table22.C2" office:value-type="string">
            <text:p text:style-name="P174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51">да</text:p>
          </table:table-cell>
          <table:table-cell table:style-name="Table22.C2" office:value-type="string">
            <text:p text:style-name="P151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75">лучше нет, чем да</text:p>
          </table:table-cell>
          <table:table-cell table:style-name="Table22.C2" office:value-type="string">
            <text:p text:style-name="P175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<text:soft-page-break/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59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soft-page-break/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/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5"/>
      <text:p text:style-name="P125">&gt; git init .</text:p>
      <text:p text:style-name="P125">&gt; git add file1 file2...</text:p>
      <text:p text:style-name="P125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><text:soft-page-break/></text:p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5">IO.popen</text:p>
          </table:table-cell>
          <table:table-cell table:style-name="Table21.A1" office:value-type="string">
            <text:p text:style-name="P157">Занятие 23</text:p>
            <text:p text:style-name="P157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03429145347867" text:continue-numbering="true" text:style-name="L54">
        <text:list-item>
          <text:p text:style-name="P218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7">Some things to think about when choosing between these mechanisms are:</text:p>
            <text:list xml:id="list4066443962885173487" text:style-name="L57">
              <text:list-item>
                <text:p text:style-name="P313">Do you just want stdout or do you need stderr as well? or even separated out? </text:p>
              </text:list-item>
              <text:list-item>
                <text:p text:style-name="P313">How big is your output? Do you want to hold the entire result in memory? </text:p>
              </text:list-item>
              <text:list-item>
                <text:p text:style-name="P313">Do you want to read some of your output while the subprocess is still running? </text:p>
              </text:list-item>
              <text:list-item>
                <text:p text:style-name="P313">Do you need result codes? </text:p>
              </text:list-item>
              <text:list-item>
                <text:p text:style-name="P314">Do you need a ruby object that represents the process and lets you kill it on demand? </text:p>
              </text:list-item>
            </text:list>
            <text:p text:style-name="P20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7">You may also want to throw timeouts into the mix if a subprocess takes too long to execute.</text:p>
          </table:table-cell>
        </table:table-row>
      </table:table>
      <text:p text:style-name="P6"/>
      <text:p text:style-name="P17">1. exec - создает новый процесс для выполняемой системной команды и замещает им текущий (в котором выполняется команда exec)</text:p>
      <text:p text:style-name="P17"/>
      <text:p text:style-name="P17"><text:tab/>exec “ls -1 | wc -l”</text:p>
      <text:p text:style-name="P17"/>
      <text:p text:style-name="P17">см. test_exec</text:p>
      <text:p text:style-name="P17">&gt;&gt;&gt;посмотреть внуть скрипта. команды ниже exec не выполнились</text:p>
      <text:p text:style-name="P17"/>
      <text:p text:style-name="P17">это может быть как одной командой, так и последовательностью команд или конвейером.</text:p>
      <text:p text:style-name="P17"/>
      <text:p text:style-name="P17">задание: выполните команду с exec в irb</text:p>
      <text:p text:style-name="P17">&gt;&gt;&gt; сессия irb закроется</text:p>
      <text:p text:style-name="P17"/>
      <text:p text:style-name="P17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7"/>
      <text:p text:style-name="P17"><text:tab/>system “ls -1 | wc -l”</text:p>
      <text:p text:style-name="P17"/>
      <text:p text:style-name="P17">см. test_system</text:p>
      <text:p text:style-name="P17"/>
      <text:p text:style-name="P17">кроме того</text:p>
      <text:p text:style-name="P17"><text:tab/>можно использовать в условиях, так как system возвращает true, если команда была выполнена успешно.</text:p>
      <text:p text:style-name="P17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7"/>
      <text:p text:style-name="P17">см. ri Process::Status</text:p>
      <text:p text:style-name="P17"/>
      <text:p text:style-name="P17">Отличия $? в баше и в руби:</text:p>
      <text:p text:style-name="P17"><text:tab/>в баше в этой переменной число - код возврата, любая команда устанавливает $?</text:p>
      <text:p text:style-name="P17"><text:tab/>в руби $? это объект Process::Status, устанавливается вследствие выполнения команды system</text:p>
      <text:p text:style-name="P17"/>
      <text:p text:style-name="P17">3. Backticks (`) -- выполняет внешнюю команду и возвращает ее STDOUT. Устанавливает $?</text:p>
      <text:p text:style-name="P17"/>
      <text:p text:style-name="P17"><text:s/><text:tab/>today = `date` #=&gt; “Thu Jan 32 12:20:61 UTC 2034”</text:p>
      <text:p text:style-name="P17"/>
      <text:p text:style-name="P17">ri Kernel#`</text:p>
      <text:p text:style-name="P17"/>
      <text:p text:style-name="P17">см. test_backticks</text:p>
      <text:p text:style-name="P17"/>
      <text:p text:style-name="P17">Надо знать:</text:p>
      <text:p text:style-name="P17"><text:tab/>- нет возможности дать данные на STDIN</text:p>
      <text:p text:style-name="P17"><text:tab/>- нельзя использовать как пайп (дать вход-забрать выход-взять вход-забрать выход)</text:p>
      <text:p text:style-name="P17"><text:tab/>- возвращается сразу весь STDOUT</text:p>
      <text:p text:style-name="P17"><text:tab/>- можно использовать #{ ... }</text:p>
      <text:p text:style-name="P17"/>
      <text:p text:style-name="P17">Удобно использовать для разовых действий: </text:p>
      <text:p text:style-name="P17"/>
      <text:p text:style-name="P17"><text:tab/>ts = `echo Der Tisch steht da | TextTagger` </text:p>
      <text:p text:style-name="P17"/>
      <text:p text:style-name="P17"><text:tab/>см. test_backticks_2</text:p>
      <text:p text:style-name="P17"/>
      <text:p text:style-name="P17">4. встроенная команда %x { ... }. Работает аналогично Kernel#`</text:p>
      <text:p text:style-name="P17"/>
      <text:p text:style-name="P17"><text:tab/>%x{ echo tags macht | syn_ldb --output-data } </text:p>
      <text:p text:style-name="P17"><text:tab/>#=&gt; "macht\tVLPI2P VLPI3S VLPM2P NCFSN NCFSG NCFSD NCFSA\n"</text:p>
      <text:p text:style-name="P17"/>
      <text:p text:style-name="P17">можно использовать любой парный знак препинания { } <text:s/>[ ] <text:s/>( ) <text:s/>&lt;&gt;</text:p>
      <text:p text:style-name="P17"/>
      <text:p text:style-name="P17">см. test_x</text:p>
      <text:p text:style-name="P17"/>
      <text:p text:style-name="P17">if lang == “Japanese”</text:p>
      <text:p text:style-name="P17"><text:tab/>cmd = “echo $text | syn_rs2ts_jap”</text:p>
      <text:p text:style-name="P17">else</text:p>
      <text:p text:style-name="P17"><text:tab/>cmd = “echo $text | TextTagger”</text:p>
      <text:p text:style-name="P17">end</text:p>
      <text:p text:style-name="P17"/>
      <text:p text:style-name="P17">res = %x[ #{cmd} ]</text:p>
      <text:p text:style-name="P17"><text:soft-page-break/></text:p>
      <text:p text:style-name="P17">5. IO.popen - выполняет команду в дочернем процессе. Команда работает как пайп: в нее можно писать и читать одновременно.</text:p>
      <text:p text:style-name="P17"/>
      <text:p text:style-name="P17"><text:tab/>ri IO.popen</text:p>
      <text:p text:style-name="P17"/>
      <text:p text:style-name="P17">&gt;&gt;&gt; простой пример. разобрать скрипт rev, обратить внимание на шебанг и опции в нем -nl и на $_. не будет работать с /usr/bin/env</text:p>
      <text:p text:style-name="P17"/>
      <text:p text:style-name="P17"><text:tab/>cat words.txt | ./test_popen_1</text:p>
      <text:p text:style-name="P17"/>
      <text:p text:style-name="P17">Запись в пайп/чтение из пайпа:</text:p>
      <text:p text:style-name="P17"/>
      <text:p text:style-name="P17"><text:tab/>IO.puts<text:tab/>pipe.puts “hello”</text:p>
      <text:p text:style-name="P17"><text:tab/>IO.gets<text:tab/>pipe.gets</text:p>
      <text:p text:style-name="P17"/>
      <text:p text:style-name="P17">Неизбежное зло - буферизация.</text:p>
      <text:p text:style-name="P17"/>
      <text:p text:style-name="P17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7"/>
      <text:p text:style-name="P17">!!! Задание: исследуйте, что произойдет, если в test_popen_1 убрать строку:</text:p>
      <text:p text:style-name="P17"/>
      <text:p text:style-name="P17"><text:tab/>STDOUT.flush</text:p>
      <text:p text:style-name="P17"/>
      <text:p text:style-name="P17">Многие утилиты просао имеют опцию --flush для принудительного сброса выходных данных.</text:p>
      <text:p text:style-name="P17"/>
      <text:p text:style-name="P17">??? Объект класс IO, созданный при помощи IO.popen, тоже имеет метод flush. см в test_popen_1 -- ПОХОЖЕ, ЭТО НИ НА ЧТО НЕ ВЛИЯЕТ</text:p>
      <text:p text:style-name="P17">???<text:tab/>ruby cmd.flush</text:p>
      <text:p text:style-name="P17"/>
      <text:p text:style-name="P17">!!! Задание: Исследуйте скрипт test_popen_2. Что происходит, если раскомментировать команду exit в скрипте repeat?</text:p>
      <text:p text:style-name="P17"/>
      <text:p text:style-name="P17">./test_popen_2:9:in `write': Broken pipe (Errno::EPIPE) </text:p>
      <text:p text:style-name="P17"><text:tab/>from ./test_popen_2:9:in `puts' </text:p>
      <text:p text:style-name="P17"><text:tab/>from ./test_popen_2:9:in `&lt;main&gt;'</text:p>
      <text:p text:style-name="P17"/>
      <text:p text:style-name="P17">И наконец, хорошим тоном считается закрывать явно открытые объекты IO</text:p>
      <text:p text:style-name="P17"/>
      <text:p text:style-name="P17"><text:tab/>IO#close</text:p>
      <text:p text:style-name="P17"/>
      <text:p text:style-name="P17">??? пример с пайпом, есть ли буферизация в том месте, где | -- вроде нет</text:p>
      <text:p text:style-name="P17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7"/>
      <text:p text:style-name="P17"><text:soft-page-break/>IO.popen с блоком</text:p>
      <text:p text:style-name="P17"/>
      <text:p text:style-name="P17">аргументом блока становиться созданный объект класса IO</text:p>
      <text:p text:style-name="P17"/>
      <text:p text:style-name="P17">Что напечатает эта команда?</text:p>
      <text:p text:style-name="P17"/>
      <text:p text:style-name="P17"><text:span text:style-name="T59"><text:tab/>IO</text:span>.<text:span text:style-name="T59">popen</text:span>("date") { <text:span text:style-name="T59">|io|</text:span> <text:span text:style-name="T59">puts</text:span> <text:span text:style-name="T59">io</text:span>.<text:span text:style-name="T59">gets</text:span> }</text:p>
      <text:p text:style-name="P17"/>
      <text:p text:style-name="P17">Ответ: сегдняшнюю дату</text:p>
      <text:p text:style-name="P17"/>
      <text:p text:style-name="P17">Эта команда аналогична</text:p>
      <text:p text:style-name="P17"/>
      <text:p text:style-name="P17"><text:tab/>puts `date`</text:p>
      <text:p text:style-name="P17"/>
      <text:p text:style-name="P17"><text:span text:style-name="T59"><text:tab/>io = IO</text:span>.<text:span text:style-name="T59">popen</text:span>("date")</text:p>
      <text:p text:style-name="P17"><text:tab/>puts io.gets</text:p>
      <text:p text:style-name="P17"><text:tab/>io.close</text:p>
      <text:p text:style-name="P17"/>
      <text:p text:style-name="P17">Блочная форма не требует явно закрывать созданный объект IO. Он закрывается сам, когда блок заканчивает.</text:p>
      <text:p text:style-name="P17"/>
      <text:p text:style-name="P17">Вопрос: что напечатает следующая команда и сколько будет напечатано строк? см test_popen_3.</text:p>
      <text:p text:style-name="P17"/>
      <text:p text:style-name="P17">IO.popen("ls -l") do |cmd|</text:p>
      <text:p text:style-name="P17"><text:s text:c="2"/>puts cmd.gets</text:p>
      <text:p text:style-name="P17">end</text:p>
      <text:p text:style-name="P17"/>
      <text:p text:style-name="P17">Ответ: одну строку (IO#gets читает только одну строку). суммарный размер всех файлов в полукилобайтах</text:p>
      <text:p text:style-name="P17"/>
      <text:p text:style-name="P17">см. test_popen_4, вариант написания test_popen_2</text:p>
      <text:p text:style-name="P17"/>
      <text:p text:style-name="P17">&gt;&gt;&gt; while gets цикл работает и внутри блока IO.popen</text:p>
      <text:p text:style-name="P17"/>
      <text:p text:style-name="P17">Режим открывания файлов/команд</text:p>
      <text:p text:style-name="P17"/>
      <text:p text:style-name="P17">Сравните</text:p>
      <text:p text:style-name="P17"/>
      <text:p text:style-name="P17"><text:tab/>cmd = IO.popen(“date”)<text:tab/># DEFAULT: mode=”r”</text:p>
      <text:p text:style-name="P17"/>
      <text:p text:style-name="P17"><text:tab/>cmd = IO.popen("./rev", "w+")</text:p>
      <text:p text:style-name="P17"/>
      <text:p text:style-name="P17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7"/>
      <text:p text:style-name="P17">r открывает на чтение, ругнуться, есть файла нет</text:p>
      <text:p text:style-name="P17">r+ открывает на чтение и запись</text:p>
      <text:p text:style-name="P17"/>
      <text:p text:style-name="P17">см. File.new и режим “r” или “r+” в test_popen_5</text:p>
      <text:p text:style-name="P17"><text:soft-page-break/><text:tab/>No such file or directory - file_that_never_existed_5 (Errno::ENOENT)</text:p>
      <text:p text:style-name="P17"/>
      <text:p text:style-name="P17">w открывает на запись, truncates to zero length, создает новый файл, если файл не существовал</text:p>
      <text:p text:style-name="P17">w+ открывает на чтение и запись</text:p>
      <text:p text:style-name="P17"/>
      <text:p text:style-name="P17">см. File.new и режим “w” в test_popen_6</text:p>
      <text:p text:style-name="P17"><text:tab/>`gets': not opened for reading (IOError)</text:p>
      <text:p text:style-name="P17"/>
      <text:p text:style-name="P17">Задание: что, надо сделать, чтобы ошибка пропала</text:p>
      <text:p text:style-name="P17">Ответ: использовать режим w+</text:p>
      <text:p text:style-name="P17"/>
      <text:p text:style-name="P17">a и a+ аналогично w и w+, но не обнуляет файл, а дописывает в конец</text:p>
      <text:p text:style-name="P17"/>
      <text:p text:style-name="P17">!!! Задание: исследуйте, какие из режимов открытия пайпа будут работать?</text:p>
      <text:p text:style-name="P17"><text:tab/>используйте скрипт: test_open_7_stub</text:p>
      <text:p text:style-name="P17"><text:tab/>ответ: test_open_7</text:p>
      <text:p text:style-name="P17"/>
      <text:p text:style-name="P17">рабочими являются только 1, 2, 4, 7. правильными - только 1 и 7.</text:p>
      <text:p text:style-name="P17"/>
      <text:p text:style-name="P17">Tip of the day: с пайпами всегда будет работать w+</text:p>
      <text:p text:style-name="P17"/>
      <text:p text:style-name="P17">Открытие файла с указанием кодировки</text:p>
      <text:p text:style-name="P17"/>
      <text:p text:style-name="P17">ri File.new</text:p>
      <text:p text:style-name="P17"/>
      <text:p text:style-name="P17"><text:tab/>File.new(filename, mode="r" [, opt])</text:p>
      <text:p text:style-name="P17"/>
      <text:p text:style-name="P17">Параметр opt может использоваться, чтобы задавать кодировки (внешнюю и внутренюю).</text:p>
      <text:p text:style-name="P17"/>
      <text:p text:style-name="P17">file = File.new(fname, "r", external_encoding:'UTF-8', internal_encoding:'Windows-1251')</text:p>
      <text:p text:style-name="P17"/>
      <text:p text:style-name="P17">или еще короче</text:p>
      <text:p text:style-name="P17"/>
      <text:p text:style-name="P17">file = File.new(fname, "r:UTF-8:Windows-1251")</text:p>
      <text:p text:style-name="P17"/>
      <text:p text:style-name="P17">см. test_file_new_enc</text:p>
      <text:p text:style-name="P17"/>
      <text:p text:style-name="P17">При выводе (puts) используется внутренняя кодировка.</text:p>
      <text:p text:style-name="P17"/>
      <text:p text:style-name="P1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5">IO.popen</text:p>
            <text:p text:style-name="P155">IO#gets</text:p>
          </table:table-cell>
          <table:table-cell table:style-name="Table23.A1" office:value-type="string">
            <text:p text:style-name="P157">Занятие 24</text:p>
            <text:p text:style-name="P157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8040808071090884710" text:style-name="L58">
        <text:list-item>
          <text:p text:style-name="P221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1">какие способы позволяют забрать выход выполненной программы? - `cmd`, <text:s/>%x{cmd}, IO.popen</text:p>
        </text:list-item>
        <text:list-item>
          <text:p text:style-name="P221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1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1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1">Годиться ли IO.popen для запуска только лишь одиночных команд? – нет, и для пайпов тоже</text:p>
        </text:list-item>
        <text:list-item>
          <text:p text:style-name="P221">Как передать данные на вход команде/пайпу, открытому при помощи IO.popen – IO#puts</text:p>
        </text:list-item>
        <text:list-item>
          <text:p text:style-name="P221">Как забрать данные? – IO#gets</text:p>
        </text:list-item>
        <text:list-item>
          <text:p text:style-name="P221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1"><text:s/>Как бороться с буферизацией? – stdbuf, --flush</text:p>
        </text:list-item>
        <text:list-item>
          <text:p text:style-name="P221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1">Какие режимы открывания файла/пайпа есть - r, w, a и r+, w+, a+</text:p>
        </text:list-item>
        <text:list-item>
          <text:p text:style-name="P221">чем отличается w от a?</text:p>
        </text:list-item>
        <text:list-item>
          <text:p text:style-name="P221">Как нужно открыть пайп, чтобы иметь возможность как писать в него, так и читать? – r+ или w+</text:p>
        </text:list-item>
        <text:list-item>
          <text:p text:style-name="P221">В чем отличие r+ от w+ – при открытии файла, r+ ругнется, если файла нет. w+ просто его создаст</text:p>
        </text:list-item>
        <text:list-item>
          <text:p text:style-name="P221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4">добавить слайды о том, как создавать окружение для пайпов</text:p>
      <text:p text:style-name="P4">для неокторых слайдов должно быть добавлено описание здесь, в этом документе</text:p>
      <text:p text:style-name="P4"/>
      <text:p text:style-name="P65">По CRF можно сделать</text:p>
      <text:p text:style-name="P65"/>
      <text:p text:style-name="P54">Нужны слайды</text:p>
      <text:p text:style-name="P54"/>
      <text:list xml:id="list8168497396300016271" text:style-name="L59">
        <text:list-item>
          <text:p text:style-name="P222">еще раз рассказать, что assign_properties необязателен (изменен слайд 175)</text:p>
        </text:list-item>
        <text:list-item>
          <text:p text:style-name="P222">разбор assign_properties</text:p>
        </text:list-item>
        <text:list-item>
          <text:p text:style-name="P222"><text:soft-page-break/>разобрать скрипт verticalize</text:p>
        </text:list-item>
        <text:list-item>
          <text:p text:style-name="P222">объяснить: word, *tmp, tag = line.split</text:p>
        </text:list-item>
        <text:list-item>
          <text:p text:style-name="P222">реализовать restore_spaces (slide 178). показать, как его тестировать на исходном train.vert с эталонными тегами.</text:p>
          <text:p text:style-name="P222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58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58">Передается ли env на все команды? А как в </text:span>баше?</text:p>
      <text:p text:style-name="P54"/>
      <text:p text:style-name="P50"/>
      <text:p text:style-name="P14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64"><text:tab/>IO.popen([</text:span><text:span text:style-name="T65">env</text:span>,] cmd, mode="r" [, opt])</text:p>
      <text:p text:style-name="P2"/>
      <text:p text:style-name="P17"><text:span text:style-name="T58">Команду можно запустить, установив ей окружение, через параметр env, </text:span>который представляет из себя Hash</text:p>
      <text:p text:style-name="P2"/>
      <text:p text:style-name="P19"><text:tab/>env = { 'LDBPATH' =&gt; '/path/to/bin/ldb' }</text:p>
      <text:p text:style-name="P19"><text:tab/>tagger = IO.popen(env, “TextTagger”, “w+”)</text:p>
      <text:p text:style-name="P19"><text:tab/>tagger.puts sentence</text:p>
      <text:p text:style-name="P19"><text:tab/>tagger.flush</text:p>
      <text:p text:style-name="P2"/>
      <text:p text:style-name="P19">Демо: скрипт lesson.24/test_open_9</text:p>
      <text:p text:style-name="P14"/>
      <text:p text:style-name="P17">Проблема - Сколько данных на выходе?</text:p>
      <text:p text:style-name="P17"/>
      <text:p text:style-name="P17">&gt;&gt;&gt; до сих пор нам везло - на одну строку входа приходилась одна строка выхода.</text:p>
      <text:p text:style-name="P17">&gt;&gt;&gt; если на одну строку входа приходится две строки вывода, два раза делаем gets</text:p>
      <text:p text:style-name="P17"/>
      <text:p text:style-name="P17">Как читать выход команды, если неизвестно, сколько строк она возвращает на единицу входа?</text:p>
      <text:p text:style-name="P17"/>
      <text:p text:style-name="P17">clever_echo - выводит каждую зачитанную строку столько раз, сколько символов в строке, завершая вывод пустой строкой</text:p>
      <text:p text:style-name="P17"/>
      <text:p text:style-name="P17">Задание: исследуйте, что происходит, если выполнить test_popen_8_hangs, использующий внутри пайп с clever_echo</text:p>
      <text:p text:style-name="P17">Ответ: скрипт зависает на gets</text:p>
      <text:p text:style-name="P17"/>
      <text:p text:style-name="P17"><text:soft-page-break/>Задание: решите проблему, обозначенную в test_popen_8_hangs</text:p>
      <text:p text:style-name="P17">Ответ: test_popen_8</text:p>
      <text:p text:style-name="P17"/>
      <text:p text:style-name="P17">Необходимо найти признак, указывающий на окончание вывода:</text:p>
      <text:p text:style-name="P17"><text:tab/>некоторые утилиты просао завершают вывод пустой строкой.</text:p>
      <text:p text:style-name="P17">&gt;&gt;&gt; но релейшны NGCE многострочные, и отдельные релейшны разделены пустой строкой - пустая строка не признал окончания блока</text:p>
      <text:p text:style-name="P17"/>
      <text:p text:style-name="P17"><text:tab/>многие утилиты просао поддерживают опцию --skip-line.</text:p>
      <text:p text:style-name="P17">через --skip-line можно передать утилите какую-нибудь строку-маркер, и потом вылавливать эту строку в выходе этой утилиты</text:p>
      <text:p text:style-name="P17"/>
      <text:p text:style-name="P17">Пример</text:p>
      <text:p text:style-name="P17">(echo "Want a (delicious) cookie?";</text:p>
      <text:p text:style-name="P17"><text:s/>echo "ENDOFSENTENCE";</text:p>
      <text:p text:style-name="P17"><text:s/>echo "Yes, please") |</text:p>
      <text:p text:style-name="P17"><text:s/>TextTagger --skip-line=ENDOFSENTENCE </text:p>
      <text:p text:style-name="P17">Want_VB a_AT cookie_NN ?_?</text:p>
      <text:p text:style-name="P17">delicious_JJ </text:p>
      <text:p text:style-name="P17">ENDOFSENTENCE </text:p>
      <text:p text:style-name="P17">Yes_UH ,_, please_VB</text:p>
      <text:p text:style-name="P17"/>
      <text:p text:style-name="P17"/>
      <text:p text:style-name="P17">6. Новое поколение IO.popen</text:p>
      <text:p text:style-name="P17"/>
      <text:p text:style-name="P17">библиотеки open3 и open4 <text:s/>позволяют более гибко контролировать stdout/stderr/stdin</text:p>
      <text:p text:style-name="P17"/>
      <text:p text:style-name="P17"><text:tab/>Open3.popen3(...)</text:p>
      <text:p text:style-name="P17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0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6">MatchData</text:p>
            <text:p text:style-name="P156">Регулярные выражения (разбор скриптов)<text:line-break/></text:p>
          </table:table-cell>
          <table:table-cell table:style-name="Table25.A1" office:value-type="string">
            <text:p text:style-name="P157">Занятие 25</text:p>
            <text:p text:style-name="P157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7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6"><text:span text:style-name="T1">Продолжение занятия 25:</text:span><text:line-break/>MatchData</text:p>
            <text:p text:style-name="P156">Регулярные выражения (разбор скриптов)<text:line-break/>String#scan</text:p>
          </table:table-cell>
          <table:table-cell table:style-name="Таблица12.A1" office:value-type="string">
            <text:p text:style-name="P157">Занятие 26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3018690389888401469" text:style-name="L60">
        <text:list-item>
          <text:p text:style-name="P268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7952878632215664101" text:style-name="L61">
        <text:list-item>
          <text:p text:style-name="P269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9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9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9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9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9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69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69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9"><text:span text:style-name="Source_20_Text"><text:span text:style-name="T56">if __FILE__ == $0</text:span></text:span></text:p>
      <text:p text:style-name="P132"><text:s text:c="2"/># ...</text:p>
      <text:p text:style-name="P132">end</text:p>
      <text:p text:style-name="Standard"><text:span text:style-name="Source_20_Text"><text:span text:style-name="T8"/></text:span></text:p>
      <text:p text:style-name="P130"><text:span text:style-name="Source_20_Text"><text:span text:style-name="T56">__FILE__ – имя текущего файла</text:span></text:span></text:p>
      <text:p text:style-name="P131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7"><text:tab/>md = str.match /(#{months})( \d+)?, (\d+)/</text:p>
      <text:p text:style-name="P17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6">Практика<text:line-break/>Разбор заданий</text:p>
          </table:table-cell>
          <table:table-cell table:style-name="Table29.A1" office:value-type="string">
            <text:p text:style-name="P157">Занятие 27</text:p>
            <text:p text:style-name="P157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6">Практика<text:line-break/></text:p>
          </table:table-cell>
          <table:table-cell table:style-name="Table30.A1" office:value-type="string">
            <text:p text:style-name="P157">Занятие 28</text:p>
            <text:p text:style-name="P157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6">Регулярные выражения<text:line-break/></text:p>
          </table:table-cell>
          <table:table-cell table:style-name="Table31.A1" office:value-type="string">
            <text:p text:style-name="P157">Занятие 29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570785184871323249" text:style-name="L62">
        <text:list-item>
          <text:p text:style-name="P270"><text:span text:style-name="Source_20_Text"><text:span text:style-name="T5">lesson.29.tar.bz2</text:span></text:span></text:p>
          <text:p text:style-name="P270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6">Тест на РВ</text:p>
            <text:p text:style-name="P156">Рекурсия</text:p>
          </table:table-cell>
          <table:table-cell table:style-name="Table32.A1" office:value-type="string">
            <text:p text:style-name="P157">Занятие 30 и 31</text:p>
            <text:p text:style-name="P157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03429878297534" text:continue-numbering="true" text:style-name="L62">
        <text:list-item>
          <text:p text:style-name="P271"><text:span text:style-name="Source_20_Text"><text:span text:style-name="T4">lesson.30.tar.bz2 (тест)</text:span></text:span></text:p>
        </text:list-item>
        <text:list-item>
          <text:p text:style-name="P271"><text:span text:style-name="Source_20_Text"><text:span text:style-name="T4">lesson.31.tar.bz2 (рекурсия)</text:span></text:span></text:p>
        </text:list-item>
      </text:list>
      <text:p text:style-name="P45"/>
      <text:p text:style-name="P45"><text:span text:style-name="Source_20_Text"><text:span text:style-name="T14">Вопросы</text:span></text:span></text:p>
      <text:p text:style-name="P45"><text:span text:style-name="Source_20_Text"><text:span text:style-name="T14"/></text:span></text:p>
      <text:p text:style-name="P45"><text:span text:style-name="Source_20_Text"><text:span text:style-name="T11">Эти же вопросы без ответов здесь: lectures/Test.30.odp</text:span></text:span></text:p>
      <text:p text:style-name="P46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6">Переделайте пример выше так, чтобы одна из скобок стала незахватывающей</text:span></text:span><text:span text:style-name="Source_20_Text"><text:span text:style-name="T67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4">m i x</text:span></text:span><text:span text:style-name="Source_20_Text"><text:span text:style-name="T5"> (NB: опция </text:span></text:span><text:span text:style-name="Source_20_Text"><text:span text:style-name="T24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6">Можно ли выключить опцию для конкретной скобки? </text:span></text:span><text:span text:style-name="Source_20_Text"><text:span text:style-name="T67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6"><text:tab/>&gt; "apple".match /(?:PP)l/i</text:span></text:span></text:p>
      <text:p text:style-name="Standard"><text:span text:style-name="Source_20_Text"><text:span text:style-name="T67"><text:tab/></text:span></text:span><text:span text:style-name="Source_20_Text"><text:span text:style-name="T66">&gt; "apple".match</text:span></text:span></text:p>
      <text:p text:style-name="Standard"><text:span text:style-name="Source_20_Text"><text:span text:style-name="T66"/></text:span></text:p>
      <text:p text:style-name="Standard"><text:span text:style-name="Source_20_Text"><text:span text:style-name="T66">Ответ:</text:span></text:span></text:p>
      <text:p text:style-name="Standard"><text:span text:style-name="Source_20_Text"><text:span text:style-name="T66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6">Что заметчит следующее РВ? И почему</text:span></text:span><text:span text:style-name="Source_20_Text"><text:span text:style-name="T67"> (опишите словами или подчеркните в </text:span></text:span><text:span text:style-name="Source_20_Text"><text:span text:style-name="T66">str</text:span></text:span><text:span text:style-name="Source_20_Text"><text:span text:style-name="T67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6">lesson.30/test_re_13</text:span></text:span><text:span text:style-name="Source_20_Text"><text:span text:style-name="T67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5">Ответ:</text:span></text:span></text:p>
      <text:p text:style-name="P185"><text:span text:style-name="Source_20_Text"><text:span text:style-name="T55"><text:tab/>1) /[A-Z]/ метчит “S”</text:span></text:span></text:p>
      <text:p text:style-name="P185"><text:span text:style-name="Source_20_Text"><text:span text:style-name="T55"><text:tab/>2) пробелы вокруг .+ игнорируются, так как включени режим /x</text:span></text:span></text:p>
      <text:p text:style-name="P185"><text:span text:style-name="Source_20_Text"><text:span text:style-name="T55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5"><text:tab/>4) [A-Z] метчит “C”</text:span></text:span></text:p>
      <text:p text:style-name="P185"><text:span text:style-name="Source_20_Text"><text:span text:style-name="T55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3"><text:span text:style-name="Source_20_Text"><text:span text:style-name="T5">str = “I love bier and pears”</text:span></text:span></text:p>
      <text:p text:style-name="P133"><text:span text:style-name="Source_20_Text"><text:span text:style-name="T5"/></text:span></text:p>
      <text:p text:style-name="P133"><text:span text:style-name="Source_20_Text"><text:span text:style-name="T5">if str =~ /pears/ || str =~ /bier/</text:span></text:span></text:p>
      <text:p text:style-name="P133"><text:span text:style-name="Source_20_Text"><text:span text:style-name="T5"><text:s text:c="2"/>...</text:span></text:span></text:p>
      <text:p text:style-name="P133"><text:span text:style-name="Source_20_Text"><text:span text:style-name="T5">end</text:span></text:span></text:p>
      <text:p text:style-name="P133"><text:span text:style-name="Source_20_Text"><text:span text:style-name="T5"/></text:span></text:p>
      <text:p text:style-name="P133"><text:soft-page-break/><text:span text:style-name="Source_20_Text"><text:span text:style-name="T5">if str =~ /(bier|pears)s?/</text:span></text:span></text:p>
      <text:p text:style-name="P133"><text:span text:style-name="Source_20_Text"><text:span text:style-name="T5"><text:s text:c="2"/>...</text:span></text:span></text:p>
      <text:p text:style-name="P133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0">чтобы понять рекурсию, нужно понять рекурсию</text:p>
      <text:p text:style-name="P70"/>
      <text:p text:style-name="P65">Разделяй и властвуй</text:p>
      <text:p text:style-name="P65"/>
      <text:p text:style-name="P70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0"/>
      <text:p text:style-name="P70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0"/>
      <text:p text:style-name="P122"><text:span text:style-name="Source_20_Text"><text:span text:style-name="T33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2"><text:span text:style-name="Source_20_Text"><text:span text:style-name="T32"/></text:span></text:p>
      <text:p text:style-name="P65">Рекурсия в работе и в быту</text:p>
      <text:p text:style-name="P65"/>
      <text:p text:style-name="P50">Рекурсия - повторение самоподобным образом</text:p>
      <text:p text:style-name="P50"/>
      <text:p text:style-name="P50">Рекурсивная картинка</text:p>
      <text:p text:style-name="P50">lectures/monalisa_recursion.jpg -- вставить в презентацию</text:p>
      <text:p text:style-name="P50">lesson.30/recursion/pink_floyd.jpg</text:p>
      <text:p text:style-name="P50"/>
      <text:p text:style-name="P50">Рекурсивные акронимы</text:p>
      <text:p text:style-name="P50"><text:tab/>VISA: VISA international Service Association</text:p>
      <text:p text:style-name="P50"><text:tab/>GNU : GNU is not Unix</text:p>
      <text:p text:style-name="P50"/>
      <text:p text:style-name="P50">Рекурсивная процедура - процедура, вызывающая саму себя.</text:p>
      <text:list xml:id="list6203083995846150883" text:style-name="L63">
        <text:list-item>
          <text:p text:style-name="P223">простая - вызывает себя непосредственно</text:p>
        </text:list-item>
        <text:list-item>
          <text:p text:style-name="P223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31">родитель </text:span></text:span><text:span text:style-name="Source_20_Text"><text:span text:style-name="T39">-&gt; </text:span></text:span><text:span text:style-name="Source_20_Text"><text:span text:style-name="T31">дочерние узлы, дочерние узлы в свою очередь являются родительскими для других узлов</text:span></text:span></text:p>
      <text:list xml:id="list103429140112375" text:continue-numbering="true" text:style-name="L63">
        <text:list-header>
          <text:p text:style-name="P291"><text:span text:style-name="Source_20_Text"><text:span text:style-name="T15"/></text:span></text:p>
        </text:list-header>
      </text:list>
      <text:p text:style-name="P65">В математике</text:p>
      <text:p text:style-name="P65"/>
      <text:p text:style-name="P50">Функция может быть задана рекурсивно, при помощи так называемой рекуррентной формулы</text:p>
      <text:p text:style-name="P50"/>
      <text:list xml:id="list6869406868238705456" text:style-name="L64">
        <text:list-item>
          <text:p text:style-name="P224">функция задана для некоторого начального значения a (base case)</text:p>
        </text:list-item>
        <text:list-item>
          <text:p text:style-name="P224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31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31">Вычисление a^5</text:span></text:span></text:p>
      <text:p text:style-name="P188"><text:span text:style-name="Source_20_Text"><text:span text:style-name="T23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1">k-&gt;n</text:p>
          </table:table-cell>
          <table:table-cell table:style-name="Таблица17.A1" office:value-type="string">
            <text:p text:style-name="P151">f(k) = a^k напр. 2^5</text:p>
          </table:table-cell>
          <table:table-cell table:style-name="Таблица17.C1" office:value-type="string">
            <text:p text:style-name="P151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1">0</text:p>
          </table:table-cell>
          <table:table-cell table:style-name="Таблица17.B7" office:value-type="string">
            <text:p text:style-name="P151">f(0) = 1</text:p>
          </table:table-cell>
          <table:table-cell table:style-name="Таблица17.C2" office:value-type="float" office:value="1">
            <text:p text:style-name="P151">1</text:p>
          </table:table-cell>
        </table:table-row>
        <table:table-row>
          <table:table-cell table:style-name="Таблица17.A2" office:value-type="float" office:value="1">
            <text:p text:style-name="P151">1</text:p>
          </table:table-cell>
          <table:table-cell table:style-name="Таблица17.B7" office:value-type="string">
            <text:p text:style-name="P151">f(1) = a * f(0+1) = a * f(0)</text:p>
          </table:table-cell>
          <table:table-cell table:style-name="Таблица17.C7" office:value-type="string">
            <text:p text:style-name="P151">2 * 1 = 2</text:p>
          </table:table-cell>
        </table:table-row>
        <table:table-row>
          <table:table-cell table:style-name="Таблица17.A2" office:value-type="float" office:value="2">
            <text:p text:style-name="P151">2</text:p>
          </table:table-cell>
          <table:table-cell table:style-name="Таблица17.B7" office:value-type="string">
            <text:p text:style-name="P151">f(2) = a * f(1+1) = a * f(1)</text:p>
          </table:table-cell>
          <table:table-cell table:style-name="Таблица17.C7" office:value-type="string">
            <text:p text:style-name="P151">2 * 2 = 4</text:p>
          </table:table-cell>
        </table:table-row>
        <table:table-row>
          <table:table-cell table:style-name="Таблица17.A2" office:value-type="float" office:value="3">
            <text:p text:style-name="P151">3</text:p>
          </table:table-cell>
          <table:table-cell table:style-name="Таблица17.B7" office:value-type="string">
            <text:p text:style-name="P151">f(3) = a * f(2+1) = a * f(2)</text:p>
          </table:table-cell>
          <table:table-cell table:style-name="Таблица17.C7" office:value-type="string">
            <text:p text:style-name="P151">2 * 4 = 8</text:p>
          </table:table-cell>
        </table:table-row>
        <table:table-row>
          <table:table-cell table:style-name="Таблица17.A2" office:value-type="float" office:value="4">
            <text:p text:style-name="P151">4</text:p>
          </table:table-cell>
          <table:table-cell table:style-name="Таблица17.B7" office:value-type="string">
            <text:p text:style-name="P151">f(4) = a * f(3+1) = a * f(3)</text:p>
          </table:table-cell>
          <table:table-cell table:style-name="Таблица17.C7" office:value-type="string">
            <text:p text:style-name="P151">2 * 8 = 16</text:p>
          </table:table-cell>
        </table:table-row>
        <table:table-row>
          <table:table-cell table:style-name="Таблица17.A2" office:value-type="float" office:value="5">
            <text:p text:style-name="P151">5</text:p>
          </table:table-cell>
          <table:table-cell table:style-name="Таблица17.B7" office:value-type="string">
            <text:p text:style-name="P151">f(5) = a * f(4+1) = a * f(4)</text:p>
          </table:table-cell>
          <table:table-cell table:style-name="Таблица17.C7" office:value-type="string">
            <text:p text:style-name="P151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19"><text:span text:style-name="Source_20_Text"><text:span text:style-name="T39">В программировании</text:span></text:span></text:p>
      <text:p text:style-name="P119"><text:span text:style-name="Source_20_Text"><text:span text:style-name="T13"/></text:span></text:p>
      <text:p text:style-name="P122"><text:span text:style-name="Source_20_Text"><text:span text:style-name="T31">Рекурсивная процедура - процедура, прямо или косвенно вызывающая саму себя.</text:span></text:span></text:p>
      <text:p text:style-name="P122"><text:span text:style-name="Source_20_Text"><text:span text:style-name="T31"/></text:span></text:p>
      <text:p text:style-name="P122"><text:span text:style-name="Source_20_Text"><text:span text:style-name="T35">Разделяй и властвуй</text:span></text:span><text:span text:style-name="Source_20_Text"><text:span text:style-name="T33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2"><text:span text:style-name="Source_20_Text"><text:span text:style-name="T33"/></text:span></text:p>
      <text:p text:style-name="P122"><text:span text:style-name="Source_20_Text"><text:span text:style-name="T31">Backward recursion - от большей задачи через меньшие задачи мы приходим к base case.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1">f(n) = a^n для n&gt;=0</text:span></text:span></text:p>
      <text:p text:style-name="P122"><text:span text:style-name="Source_20_Text"><text:span text:style-name="T23"/></text:span></text:p>
      <text:p text:style-name="P2"><text:s text:c="5"/>{ <text:s text:c="2"/>f(0) = 1</text:p>
      <text:p text:style-name="P122"><text:span text:style-name="Source_20_Text"><text:span text:style-name="T31"><text:s text:c="5"/>{ <text:s text:c="2"/>f(k) = a * f(k-1)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1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2"><text:span text:style-name="Source_20_Text"><text:span text:style-name="T23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0"/>
      <text:p text:style-name="P122"><text:span text:style-name="Source_20_Text"><text:span text:style-name="T39">ответ: lesson.31/recursion/factorial</text:span></text:span></text:p>
      <text:p text:style-name="P122"><text:span text:style-name="Source_20_Text"><text:span text:style-name="T5"/></text:span></text:p>
      <text:p text:style-name="P185"><text:span text:style-name="Source_20_Text"><text:span text:style-name="T20">Задания</text:span></text:span></text:p>
      <text:p text:style-name="P185"><text:span text:style-name="Source_20_Text"><text:span text:style-name="T20"/></text:span></text:p>
      <text:list xml:id="list6261236989045831836" text:style-name="WWNum72">
        <text:list-header>
          <text:p text:style-name="P284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2"><text:span text:style-name="Source_20_Text"><text:span text:style-name="T15"/></text:span></text:p>
      <text:p text:style-name="P112"><text:span text:style-name="Source_20_Text"><text:span text:style-name="T15">Начальный скрипт: recursion/array_sum_stub</text:span></text:span></text:p>
      <text:p text:style-name="P112"><text:span text:style-name="Source_20_Text"><text:span text:style-name="T15">Ответ: recursion/array_sum</text:span></text:span></text:p>
      <text:p text:style-name="P112"><text:span text:style-name="Source_20_Text"><text:span text:style-name="T15"/></text:span></text:p>
      <text:p text:style-name="P112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2"><text:span text:style-name="Source_20_Text"><text:span text:style-name="T15"/></text:span></text:p>
      <text:p text:style-name="P112"><text:span text:style-name="Source_20_Text"><text:span text:style-name="T15">Ответ: recursion/array_sum_n_first</text:span></text:span></text:p>
      <text:p text:style-name="P112"><text:span text:style-name="Source_20_Text"><text:span text:style-name="T15"/></text:span></text:p>
      <text:p text:style-name="P112"><text:span text:style-name="Source_20_Text"><text:span text:style-name="T15">Вопрос: какое из решений лучше использует память?</text:span></text:span></text:p>
      <text:p text:style-name="P112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2"><text:span text:style-name="Source_20_Text"><text:span text:style-name="T15"/></text:span></text:p>
      <text:p text:style-name="P112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2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6">Рекурсия</text:p>
          </table:table-cell>
          <table:table-cell table:style-name="Table33.A1" office:value-type="string">
            <text:p text:style-name="P157">Занятие 32</text:p>
            <text:p text:style-name="P157">(90 минут)</text:p>
          </table:table-cell>
        </table:table-row>
      </table:table>
      <text:p text:style-name="P112"><text:span text:style-name="Source_20_Text"><text:span text:style-name="T16"/></text:span></text:p>
      <text:p text:style-name="P112"><text:span text:style-name="Source_20_Text"><text:span text:style-name="T21">Раздаточный материал</text:span></text:span></text:p>
      <text:p text:style-name="P112"><text:span text:style-name="Source_20_Text"><text:span text:style-name="T21"/></text:span></text:p>
      <text:list xml:id="list7431998551792086472" text:style-name="L65">
        <text:list-item>
          <text:p text:style-name="P292"><text:span text:style-name="Source_20_Text"><text:span text:style-name="T17">lesson.32.tar.bz2</text:span></text:span></text:p>
        </text:list-item>
        <text:list-item>
          <text:p text:style-name="P292"><text:span text:style-name="Source_20_Text"><text:span text:style-name="T17">бланки с таблицей для трассировки рекурсии</text:span></text:span></text:p>
        </text:list-item>
      </text:list>
      <text:p text:style-name="P112"><text:span text:style-name="Source_20_Text"><text:span text:style-name="T16"/></text:span></text:p>
      <text:p text:style-name="P65">Call Stack (стек вызовов)</text:p>
      <text:p text:style-name="P50"/>
      <text:p text:style-name="P50">см. lesson.31/recursion/power_rec_failing</text:p>
      <text:p text:style-name="P50"/>
      <text:p text:style-name="P50">Стэк вызовов - механизм реализации рекурсии в языках программирования.</text:p>
      <text:p text:style-name="P50"/>
      <text:p text:style-name="P50">&gt;&gt;&gt; картинка стек-фреймов на примере возведения в степень power(2,3)</text:p>
      <text:p text:style-name="P50"/>
      <text:p text:style-name="P50">Количество вызовов называется глубиной рекурсии</text:p>
      <text:p text:style-name="P50"/>
      <text:p text:style-name="P50">При большой глубине рекурсии может произойти переполнение стэка вызовов.</text:p>
      <text:p text:style-name="P50"><text:tab/>&gt; stack level too deep</text:p>
      <text:p text:style-name="P50"/>
      <text:p text:style-name="P50">Рекурсия - дорогая операция:</text:p>
      <text:list xml:id="list659865085149732038" text:style-name="L66">
        <text:list-item>
          <text:p text:style-name="P225">каждый stack frame требует памяти</text:p>
        </text:list-item>
        <text:list-item>
          <text:p text:style-name="P225">создание stack frame требует времени</text:p>
        </text:list-item>
      </text:list>
      <text:p text:style-name="P122"><text:span text:style-name="Source_20_Text"><text:span text:style-name="T29"/></text:span></text:p>
      <text:p text:style-name="P122"><text:span text:style-name="Source_20_Text"><text:span text:style-name="T34">&gt;&gt;&gt; здесь разобрать/сделать задания с предыдущих слайдов</text:span></text:span></text:p>
      <text:p text:style-name="P122"><text:span text:style-name="Source_20_Text"><text:span text:style-name="T34"/></text:span></text:p>
      <text:p text:style-name="P122"><text:span text:style-name="Source_20_Text"><text:span text:style-name="T36">Хвостовая рекурсия</text:span></text:span></text:p>
      <text:p text:style-name="P122"><text:span text:style-name="Source_20_Text"><text:span text:style-name="T37"/></text:span></text:p>
      <text:p text:style-name="P50">Хвостовая рекурсия (tail recursion) - такой способ задания рекурсивной процедуры, при котором рекурсивный вызов является <text:span text:style-name="T49">последним и единственным</text:span> действием процедуры.</text:p>
      <text:p text:style-name="P50"/>
      <text:p text:style-name="P50">пример: lesson.32/recursion/power_tailrec</text:p>
      <text:p text:style-name="P50"/>
      <text:p text:style-name="P50">не хвостовая рекурсия</text:p>
      <text:p text:style-name="P50"/>
      <text:p text:style-name="P50">def power(base, exp)</text:p>
      <text:p text:style-name="P50"><text:s text:c="2"/>if exp == 0</text:p>
      <text:p text:style-name="P50"><text:s text:c="4"/>1</text:p>
      <text:p text:style-name="P50"><text:s text:c="2"/>else</text:p>
      <text:p text:style-name="P50"><text:s text:c="4"/>base * power(base, exp-1)</text:p>
      <text:p text:style-name="P50"><text:s text:c="2"/>end</text:p>
      <text:p text:style-name="P50">end</text:p>
      <text:p text:style-name="P50"/>
      <text:p text:style-name="P50">хвостовая рекурсия</text:p>
      <text:p text:style-name="P50"/>
      <text:p text:style-name="P50">def power(base, exp, accum=1)</text:p>
      <text:p text:style-name="P50"><text:s text:c="2"/>if exp == 0</text:p>
      <text:p text:style-name="P50"><text:soft-page-break/><text:s text:c="4"/>accum # когда наступает base case, необходимо вернуть аккумулированное значение</text:p>
      <text:p text:style-name="P50"><text:s text:c="2"/>else</text:p>
      <text:p text:style-name="P50"><text:s text:c="4"/>power(base, exp-1, accum*base)</text:p>
      <text:p text:style-name="P50"><text:s text:c="2"/>end</text:p>
      <text:p text:style-name="P50">end</text:p>
      <text:p text:style-name="P50"/>
      <text:p text:style-name="P50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0"/>
          </table:table-cell>
          <table:table-cell table:style-name="Table42.A1" office:value-type="string">
            <text:p text:style-name="P190">ждущее</text:p>
            <text:p text:style-name="P190">значение</text:p>
          </table:table-cell>
          <table:table-cell table:style-name="Table42.A1" office:value-type="string">
            <text:p text:style-name="P189">значение, пришедшее на возврате</text:p>
          </table:table-cell>
          <table:table-cell table:style-name="Table42.A1" office:value-type="string">
            <text:p text:style-name="P190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5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4, 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3, 4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2, 8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1, 16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2"><text:span text:style-name="Source_20_Text"><text:span text:style-name="T39">power(2,0, 3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</table:table>
      <text:p text:style-name="P50"/>
      <text:p text:style-name="P50">&gt;&gt;&gt; вычесленное промежуточное значение помещается в переменную-аккумулятор. это может быть переменная любого типа данных</text:p>
      <text:p text:style-name="P50"/>
      <text:p text:style-name="P50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0"/>
      <text:p text:style-name="P50">Руби по умолчанию не поддерживает tail recursion optimization, но может быть перекомпелирован с поддержкой хвостовой рекурсии.</text:p>
      <text:p text:style-name="P50"/>
      <text:p text:style-name="P50">!!! Задание: реализуйте вычисление факториала в виде хвостовой рекурсии</text:p>
      <text:p text:style-name="P50"/>
      <text:p text:style-name="P50">ответ: lesson.32/recursion/factorial_tailrec</text:p>
      <text:p text:style-name="P50"/>
      <text:p text:style-name="P50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2"><text:span text:style-name="Source_20_Text"><text:span text:style-name="T15"/></text:span></text:p>
      <text:p text:style-name="P122"><text:span text:style-name="Source_20_Text"><text:span text:style-name="T31">def reverse(str, res="") </text:span></text:span></text:p>
      <text:p text:style-name="P122"><text:span text:style-name="Source_20_Text"><text:span text:style-name="T31"><text:s text:c="2"/>if str.empty? </text:span></text:span></text:p>
      <text:p text:style-name="P122"><text:span text:style-name="Source_20_Text"><text:span text:style-name="T31"><text:s text:c="4"/>res </text:span></text:span></text:p>
      <text:p text:style-name="P122"><text:span text:style-name="Source_20_Text"><text:span text:style-name="T31"><text:s text:c="2"/>else </text:span></text:span></text:p>
      <text:p text:style-name="P122"><text:span text:style-name="Source_20_Text"><text:span text:style-name="T31"><text:s text:c="4"/>reverse(str[0..-2], res &lt;&lt; str[-1,1]) </text:span></text:span></text:p>
      <text:p text:style-name="P122"><text:span text:style-name="Source_20_Text"><text:span text:style-name="T31"><text:s text:c="2"/>end </text:span></text:span></text:p>
      <text:p text:style-name="P122"><text:span text:style-name="Source_20_Text"><text:span text:style-name="T31">end</text:span></text:span></text:p>
      <text:p text:style-name="P122"><text:span text:style-name="Source_20_Text"><text:span text:style-name="T23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0"/>
          </table:table-cell>
          <table:table-cell table:style-name="Table40.A1" office:value-type="string">
            <text:p text:style-name="P190">ждущее</text:p>
            <text:p text:style-name="P190">значение</text:p>
          </table:table-cell>
          <table:table-cell table:style-name="Table40.A1" office:value-type="string">
            <text:p text:style-name="P189">значение, пришедшее на возврате (берется из 4)</text:p>
          </table:table-cell>
          <table:table-cell table:style-name="Table40.A1" office:value-type="string">
            <text:p text:style-name="P190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5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</table:table>
      <text:p text:style-name="P122"><text:span text:style-name="Source_20_Text"><text:span text:style-name="T20"/></text:span></text:p>
      <text:p text:style-name="P122"><text:span text:style-name="Source_20_Text"><text:span text:style-name="T38">Задания</text:span></text:span></text:p>
      <text:p text:style-name="P122"><text:span text:style-name="Source_20_Text"><text:span text:style-name="T20"/></text:span></text:p>
      <text:p text:style-name="P122"><text:span text:style-name="Source_20_Text"><text:span text:style-name="T31">Реализуйте метод, проверяющий, является ли данная строка палиндромом.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1"><text:tab/>palindrome?I(«civic») #=&gt; true</text:span></text:span></text:p>
      <text:p text:style-name="P122"><text:span text:style-name="Source_20_Text"><text:span text:style-name="T23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2"><text:span text:style-name="Source_20_Text"><text:span text:style-name="T31">Intuition:</text:span></text:span></text:p>
          </table:table-cell>
          <table:table-cell table:style-name="Table34.B1" office:value-type="string">
            <text:p text:style-name="P151">civic</text:p>
          </table:table-cell>
        </table:table-row>
        <table:table-row>
          <table:table-cell table:style-name="Table34.A2" office:value-type="string">
            <text:p text:style-name="P122"><text:span text:style-name="Source_20_Text"><text:span text:style-name="T31">если первая и последняя буквы совпадают</text:span></text:span></text:p>
          </table:table-cell>
          <table:table-cell table:style-name="Table34.B2" office:value-type="string">
            <text:p text:style-name="P151">c ... c</text:p>
          </table:table-cell>
        </table:table-row>
        <table:table-row>
          <table:table-cell table:style-name="Table34.A2" office:value-type="string">
            <text:p text:style-name="P122"><text:span text:style-name="Source_20_Text"><text:span text:style-name="T31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1">. ivi .</text:p>
          </table:table-cell>
        </table:table-row>
        <table:table-row>
          <table:table-cell table:style-name="Table34.A2" office:value-type="string">
            <text:p text:style-name="P122">то все слово является палиндромом</text:p>
          </table:table-cell>
          <table:table-cell table:style-name="Table34.B2" office:value-type="string">
            <text:p text:style-name="P151"/>
          </table:table-cell>
        </table:table-row>
      </table:table>
      <text:p text:style-name="P122"><text:span text:style-name="Source_20_Text"><text:span text:style-name="T23"/></text:span></text:p>
      <text:p text:style-name="P122"><text:span text:style-name="Source_20_Text"><text:span text:style-name="T31">Это и есть индуктивный шаг.</text:span></text:span></text:p>
      <text:p text:style-name="P122"><text:span text:style-name="Source_20_Text"><text:span text:style-name="T15"/></text:span></text:p>
      <text:p text:style-name="P122"><text:span text:style-name="Source_20_Text"><text:span text:style-name="T31">Сформулируйте базис рекурсии?</text:span></text:span></text:p>
      <text:p text:style-name="P188"><text:span text:style-name="Source_20_Text"><text:span text:style-name="T31">для какой строки задачу не нужно уменьшать, а можно сразу принять решение?</text:span></text:span></text:p>
      <text:p text:style-name="P188"><text:span text:style-name="Source_20_Text"><text:span text:style-name="T31">является ли палиндромом пустая строка? -- да,</text:span></text:span></text:p>
      <text:p text:style-name="P188"><text:span text:style-name="Source_20_Text"><text:span text:style-name="T31">является ли палиндромом строка, состоящая из одного символа? -- да</text:span></text:span></text:p>
      <text:p text:style-name="P188"><text:span text:style-name="Source_20_Text"><text:span text:style-name="T31">является ли палиндромом строка, состоящая из двух символов? -- может быть, но этот случай не подходит как base case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23"/></text:span></text:p>
      <text:p text:style-name="P122"><text:span text:style-name="Source_20_Text"><text:span text:style-name="T31">ответ: lesson.32/recursion/palindrome</text:span></text:span></text:p>
      <text:p text:style-name="P122"><text:span text:style-name="Source_20_Text"><text:span text:style-name="T31">слова для тестирования: palindrome.in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1">def palindrome? str </text:span></text:span></text:p>
      <text:p text:style-name="P122"><text:span text:style-name="Source_20_Text"><text:span text:style-name="T31"><text:s text:c="2"/>if str.length &lt; 2 </text:span></text:span></text:p>
      <text:p text:style-name="P122"><text:span text:style-name="Source_20_Text"><text:span text:style-name="T31"><text:s text:c="4"/>true </text:span></text:span></text:p>
      <text:p text:style-name="P122"><text:span text:style-name="Source_20_Text"><text:span text:style-name="T31"><text:s text:c="2"/>else </text:span></text:span></text:p>
      <text:p text:style-name="P122"><text:span text:style-name="Source_20_Text"><text:span text:style-name="T31"><text:s text:c="4"/>str.match /^(.)(.*)(.)$/ </text:span></text:span></text:p>
      <text:p text:style-name="P122"><text:span text:style-name="Source_20_Text"><text:span text:style-name="T31"><text:s text:c="4"/>head, body, tail = $~.captures </text:span></text:span></text:p>
      <text:p text:style-name="P122"><text:span text:style-name="Source_20_Text"><text:span text:style-name="T31"><text:s text:c="4"/>head == tail &amp;&amp; palindrome?(body) </text:span></text:span></text:p>
      <text:p text:style-name="P122"><text:span text:style-name="Source_20_Text"><text:span text:style-name="T31"><text:s text:c="2"/>end </text:span></text:span></text:p>
      <text:p text:style-name="P122"><text:span text:style-name="Source_20_Text"><text:span text:style-name="T31">end</text:span></text:span></text:p>
      <text:p text:style-name="P122"><text:span text:style-name="Source_20_Text"><text:span text:style-name="T23"/></text:span></text:p>
      <text:p text:style-name="P122"><text:span text:style-name="Source_20_Text"><text:span text:style-name="T33">Заполните таблицу трассировки для этой задачи на примере слова civic и trust</text:span></text:span></text:p>
      <text:p text:style-name="P122"><text:span text:style-name="Source_20_Text"><text:span text:style-name="T23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20"/></text:span></text:p>
      <text:p text:style-name="P122"><text:span text:style-name="Source_20_Text"><text:span text:style-name="T33">Таблица трассировки для слова trust</text:span></text:span></text:p>
      <text:p text:style-name="P185"><text:span text:style-name="Source_20_Text"><text:span text:style-name="T20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20"/></text:span></text:p>
      <text:p text:style-name="P185"><text:span text:style-name="Source_20_Text"><text:span text:style-name="T20">Задание</text:span></text:span></text:p>
      <text:p text:style-name="P185"><text:soft-page-break/><text:span text:style-name="Source_20_Text"><text:span text:style-name="T20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20">(домашнее) Задание*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шаг 1: 1 + 7 + 2 + 9 #=&gt; 19</text:span></text:span></text:p>
      <text:p text:style-name="P185"><text:span text:style-name="Source_20_Text"><text:span text:style-name="T15"><text:tab/>шаг 2: 1 + 9 <text:s text:c="12"/>#=&gt; 10</text:span></text:span></text:p>
      <text:p text:style-name="P185"><text:span text:style-name="Source_20_Text"><text:span text:style-name="T15"><text:tab/>шаг 3: 1 + 0 <text:s text:c="12"/>#=&gt; 1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решении нельзя использовать циклы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3/recursion/digital_root_stub</text:span></text:span></text:p>
      <text:p text:style-name="P185"><text:span text:style-name="Source_20_Text"><text:span text:style-name="T15">ответ: lesson.33/recursion/digital_roo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ариация попроще: можно использовать цикл и sum_digits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21">Задание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Взаимн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5"><text:span text:style-name="Source_20_Text"><text:span text:style-name="T17"/></text:span></text:p>
      <text:p text:style-name="P185"><text:soft-page-break/><text:span text:style-name="Source_20_Text"><text:span text:style-name="T17">число является четным, если предшественник числа - нечетное число</text:span></text:span></text:p>
      <text:p text:style-name="P185"><text:span text:style-name="Source_20_Text"><text:span text:style-name="T17">число является нечетным, если оно не является четным</text:span></text:span></text:p>
      <text:p text:style-name="P185"><text:span text:style-name="Source_20_Text"><text:span text:style-name="T17">число 0 является четным</text:span></text:span></text:p>
      <text:list xml:id="list3545809348513651271" text:style-name="L67">
        <text:list-header>
          <text:p text:style-name="P293"><text:span text:style-name="Source_20_Text"><text:span text:style-name="T17"/></text:span></text:p>
        </text:list-header>
      </text:list>
      <text:p text:style-name="P185"><text:span text:style-name="Source_20_Text"><text:span text:style-name="T17">начальный скрипт: lesson.32/recursion/odd_or_even_stub</text:span></text:span></text:p>
      <text:p text:style-name="P185"><text:span text:style-name="Source_20_Text"><text:span text:style-name="T17">ответ: lesson.32/recursion/odd_or_eve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even? n</text:span></text:span></text:p>
      <text:p text:style-name="P185"><text:span text:style-name="Source_20_Text"><text:span text:style-name="T17"><text:s text:c="2"/>if n == 0</text:span></text:span></text:p>
      <text:p text:style-name="P185"><text:span text:style-name="Source_20_Text"><text:span text:style-name="T17"><text:s text:c="6"/>return true</text:span></text:span></text:p>
      <text:p text:style-name="P185"><text:span text:style-name="Source_20_Text"><text:span text:style-name="T17"><text:s text:c="3"/>else</text:span></text:span></text:p>
      <text:p text:style-name="P185"><text:span text:style-name="Source_20_Text"><text:span text:style-name="T17"><text:s text:c="6"/>return odd? n-1</text:span></text:span></text:p>
      <text:p text:style-name="P185"><text:span text:style-name="Source_20_Text"><text:span text:style-name="T17"><text:s text:c="3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odd? n</text:span></text:span></text:p>
      <text:p text:style-name="P185"><text:span text:style-name="Source_20_Text"><text:span text:style-name="T17"><text:s text:c="2"/>if n == 1</text:span></text:span></text:p>
      <text:p text:style-name="P185"><text:span text:style-name="Source_20_Text"><text:span text:style-name="T17"><text:s text:c="4"/>return true</text:span></text:span></text:p>
      <text:p text:style-name="P185"><text:span text:style-name="Source_20_Text"><text:span text:style-name="T17"><text:s text:c="2"/>else</text:span></text:span></text:p>
      <text:p text:style-name="P185"><text:span text:style-name="Source_20_Text"><text:span text:style-name="T17"><text:s text:c="4"/>return even? n-1</text:span></text:span></text:p>
      <text:p text:style-name="P185"><text:span text:style-name="Source_20_Text"><text:span text:style-name="T17"><text:s text:c="2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lesson.32/recursion/odd_or_even_2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1">Задание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5"><text:span text:style-name="Source_20_Text"><text:span text:style-name="T17"/></text:span></text:p>
      <text:list xml:id="list7654388818579026010" text:style-name="L68">
        <text:list-item>
          <text:p text:style-name="P294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5"><text:span text:style-name="Source_20_Text"><text:span text:style-name="T17"><text:tab/><text:tab/>x = k*y + 0</text:span></text:span></text:p>
      <text:p text:style-name="P185"><text:span text:style-name="Source_20_Text"><text:span text:style-name="T17"/></text:span></text:p>
      <text:list xml:id="list103428956835371" text:continue-numbering="true" text:style-name="L68">
        <text:list-item>
          <text:p text:style-name="P294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<text:tab/><text:tab/>x = k*y + r, где r &gt; 0</text:span></text:span></text:p>
      <text:p text:style-name="P185"><text:span text:style-name="Source_20_Text"><text:span text:style-name="T17"><text:tab/><text:tab/>надо искать НОД чисел y и r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2/recursion/euclid_gc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http://en.wikipedia.org/wiki/Euclidean_algorithm</text:span></text:span></text:p>
      <text:p text:style-name="P185"><text:span text:style-name="Source_20_Text"><text:span text:style-name="T17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6">Рекурсия с мемоизацией</text:p>
            <text:p text:style-name="P156">числа фибоначчи</text:p>
            <text:p text:style-name="P156">решение задач</text:p>
          </table:table-cell>
          <table:table-cell table:style-name="Таблица15.A1" office:value-type="string">
            <text:p text:style-name="P157">Занятие 33</text:p>
            <text:p text:style-name="P157">(90 минут)</text:p>
          </table:table-cell>
        </table:table-row>
      </table:table>
      <text:p text:style-name="P185"><text:span text:style-name="Source_20_Text"><text:span text:style-name="T16"/></text:span></text:p>
      <text:p text:style-name="P185"><text:span text:style-name="Source_20_Text"><text:span text:style-name="T21">Раздаточный материал</text:span></text:span></text:p>
      <text:p text:style-name="P185"><text:span text:style-name="Source_20_Text"><text:span text:style-name="T21"/></text:span></text:p>
      <text:list xml:id="list6116169409254884973" text:style-name="L69">
        <text:list-item>
          <text:p text:style-name="P295"><text:span text:style-name="Source_20_Text"><text:span text:style-name="T17">lesson.33.tar.bz2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21">План занятия</text:span></text:span></text:p>
      <text:p text:style-name="P185"><text:span text:style-name="Source_20_Text"><text:span text:style-name="T21"/></text:span></text:p>
      <text:list xml:id="list5008453245915199894" text:style-name="L70">
        <text:list-item>
          <text:p text:style-name="P296"><text:span text:style-name="Source_20_Text"><text:span text:style-name="T17">Объявить сбор заданий от студентов!!! Иначе расстрел</text:span></text:span></text:p>
        </text:list-item>
      </text:list>
      <text:list xml:id="list5583330730546920265" text:style-name="L71">
        <text:list-item>
          <text:p text:style-name="P297"><text:span text:style-name="Source_20_Text"><text:span text:style-name="T17">Разбор задания про определение четного/нечетного. + вопрос для lesson.32/recursion/odd_or_even_2</text:span></text:span></text:p>
        </text:list-item>
        <text:list-item>
          <text:p text:style-name="P297"><text:span text:style-name="Source_20_Text"><text:span text:style-name="T17">Фибоначчи и мемоизация</text:span></text:span></text:p>
        </text:list-item>
        <text:list-item>
          <text:p text:style-name="P297"><text:span text:style-name="Source_20_Text"><text:span text:style-name="T17">Решение остальных задач по теме рекурсия со слайдов, которые не были решены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21">Вопросы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попросить показать как вычисляется факториал на примере колоды карты. Каждая карта это stack fram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TODO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0">Задание: Кролики Фибоначчи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1202 год, Leonardo Fibonacci в трактате Liber Abbaci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5"><text:span text:style-name="Source_20_Text"><text:span text:style-name="T15">молодые кролики приобретают способность размножаться на 2 месяц от роду</text:span></text:span></text:p>
      <text:p text:style-name="P185"><text:span text:style-name="Source_20_Text"><text:span text:style-name="T15">кролики не умирают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счет на начало месяца!</text:span></text:span></text:p>
      <text:p text:style-name="P185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0</text:p>
          </table:table-cell>
          <table:table-cell table:style-name="Table41.E2" office:value-type="string">
            <text:p text:style-name="P179">0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1</text:p>
          </table:table-cell>
          <table:table-cell table:style-name="Table41.E2" office:value-type="string">
            <text:p text:style-name="P179">1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март</text:span></text:span>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0</text:p>
          </table:table-cell>
          <table:table-cell table:style-name="Table41.E2" office:value-type="string">
            <text:p text:style-name="P179">1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0</text:p>
          </table:table-cell>
          <table:table-cell table:style-name="Table41.A2" office:value-type="string">
            <text:p text:style-name="P179">1</text:p>
          </table:table-cell>
          <table:table-cell table:style-name="Table41.E2" office:value-type="string">
            <text:p text:style-name="P179">2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май</text:span></text:span>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1</text:p>
          </table:table-cell>
          <table:table-cell table:style-name="Table41.E2" office:value-type="string">
            <text:p text:style-name="P179">3</text:p>
          </table:table-cell>
        </table:table-row>
        <text:soft-page-break/>
        <table:table-row>
          <table:table-cell table:style-name="Table41.A2" office:value-type="string">
            <text:p text:style-name="P191"><text:span text:style-name="Source_20_Text"><text:span text:style-name="T15">июнь</text:span></text:span></text:p>
          </table:table-cell>
          <table:table-cell table:style-name="Table41.A2" office:value-type="string">
            <text:p text:style-name="P179">2</text:p>
          </table:table-cell>
          <table:table-cell table:style-name="Table41.A2" office:value-type="string">
            <text:p text:style-name="P179">1</text:p>
          </table:table-cell>
          <table:table-cell table:style-name="Table41.A2" office:value-type="string">
            <text:p text:style-name="P179">2</text:p>
          </table:table-cell>
          <table:table-cell table:style-name="Table41.E2" office:value-type="string">
            <text:p text:style-name="P179">5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июль</text:span></text:span></text:p>
          </table:table-cell>
          <table:table-cell table:style-name="Table41.A2" office:value-type="string">
            <text:p text:style-name="P179">3</text:p>
          </table:table-cell>
          <table:table-cell table:style-name="Table41.A2" office:value-type="string">
            <text:p text:style-name="P179">2</text:p>
          </table:table-cell>
          <table:table-cell table:style-name="Table41.A2" office:value-type="string">
            <text:p text:style-name="P179">3</text:p>
          </table:table-cell>
          <table:table-cell table:style-name="Table41.E2" office:value-type="string">
            <text:p text:style-name="P179">8</text:p>
          </table:table-cell>
        </table:table-row>
        <table:table-row>
          <table:table-cell table:style-name="Table41.A2" office:value-type="string">
            <text:p text:style-name="P191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79">5</text:p>
          </table:table-cell>
          <table:table-cell table:style-name="Table41.A2" office:value-type="string">
            <text:p text:style-name="P179">3</text:p>
          </table:table-cell>
          <table:table-cell table:style-name="Table41.A2" office:value-type="string">
            <text:p text:style-name="P179">5</text:p>
          </table:table-cell>
          <table:table-cell table:style-name="Table41.E2" office:value-type="string">
            <text:p text:style-name="P179">13</text:p>
          </table:table-cell>
        </table:table-row>
      </table:table>
      <text:p text:style-name="P185"><text:span text:style-name="Source_20_Text"><text:span text:style-name="T15"/></text:span></text:p>
      <text:p text:style-name="P185"><text:span text:style-name="Source_20_Text"><text:span text:style-name="T15">сколько будет кроликов в январе следующего года?</text:span></text:span></text:p>
      <text:p text:style-name="P185"><text:span text:style-name="Source_20_Text"><text:span text:style-name="T15">t13 = 144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личество кроликов в этом месяце =</text:span></text:span></text:p>
      <text:p text:style-name="P185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5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tn = tn-1 + tn-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20">Задание</text:span></text:span></text:p>
      <text:p text:style-name="P185"><text:span text:style-name="Source_20_Text"><text:span text:style-name="T20"/></text:span></text:p>
      <text:p text:style-name="Standard"><text:span text:style-name="Source_20_Text"><text:span text:style-name="T57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20"/></text:span></text:p>
      <text:p text:style-name="P17"><text:tab/>0, 1, 1, 2, 3, 5, 8, 13, 21, 34, 55, 89, 144</text:p>
      <text:p text:style-name="P17"/>
      <text:p text:style-name="P17">&gt;&gt;&gt; Попросить самостоятельно сформулировать рекуррентное определение.</text:p>
      <text:p text:style-name="P17"/>
      <text:p text:style-name="P17">Рекуррентое определение:</text:p>
      <text:p text:style-name="P17"/>
      <text:p text:style-name="P17"><text:tab/>Фибоначчи(0) = 0</text:p>
      <text:p text:style-name="P17"><text:tab/>Фибоначчи(1) = 1</text:p>
      <text:p text:style-name="P17"><text:tab/>Фибоначчи(2) = 1 &lt;&lt;&lt; Это лишнее</text:p>
      <text:p text:style-name="P17"><text:tab/>Фибоначчи(k+1) = Фибоначчи(k) + Фибоначчи(k-1)</text:p>
      <text:p text:style-name="P17"/>
      <text:p text:style-name="P17">Задание: реализуйте процедуру, вычисляющую n-ное число в ряду фибоначчи</text:p>
      <text:p text:style-name="P17"/>
      <text:p text:style-name="P17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0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7">Мемоизация - кэширование промежуточных результатов, чтобы избежать их повторного вычисления.</text:p>
      <text:p text:style-name="P17"/>
      <text:p text:style-name="P17">def fibo_nth(n)</text:p>
      <text:p text:style-name="P17"><text:s text:c="4"/>if есть в кэше</text:p>
      <text:p text:style-name="P17"><text:s text:c="9"/>вернуть кэшированное значение</text:p>
      <text:p text:style-name="P17"><text:s text:c="4"/>else</text:p>
      <text:p text:style-name="P17"><text:s text:c="9"/>вычислить и занести в кэш</text:p>
      <text:p text:style-name="P17"><text:s text:c="4"/>end</text:p>
      <text:p text:style-name="P17">end</text:p>
      <text:p text:style-name="Standard"><text:span text:style-name="Source_20_Text"><text:span text:style-name="T15"/></text:span></text:p>
      <text:p text:style-name="P17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29"/></text:span></text:p>
      <text:p text:style-name="Standard"><text:span text:style-name="Source_20_Text"><text:span text:style-name="T40">&gt;&gt;&gt; Это неправильно, так как этот кэш не очищается</text:span></text:span></text:p>
      <text:p text:style-name="Standard"><text:span text:style-name="Source_20_Text"><text:span text:style-name="T40">def fibo_nth(n)</text:span></text:span></text:p>
      <text:p text:style-name="Standard"><text:span text:style-name="Source_20_Text"><text:span text:style-name="T40"><text:s text:c="2"/>@fibo_numbers ||= {0 =&gt; 0, 1 =&gt; 1}</text:span></text:span></text:p>
      <text:p text:style-name="Standard"><text:span text:style-name="Source_20_Text"><text:span text:style-name="T40"><text:s text:c="2"/>@fibo_numbers[n] ||= fibo_nth(n-2) + fibo_nth(n-1)</text:span></text:span></text:p>
      <text:p text:style-name="Standard"><text:span text:style-name="Source_20_Text"><text:span text:style-name="T40">end</text:span></text:span></text:p>
      <text:p text:style-name="Standard"><text:span text:style-name="Source_20_Text"><text:span text:style-name="T40">fibo_nth(20) #=&gt; 6765</text:span></text:span></text:p>
      <text:p text:style-name="Standard"><text:span text:style-name="Source_20_Text"><text:span text:style-name="T29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4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0">Задание</text:span></text:span></text:p>
      <text:p text:style-name="Standard"><text:soft-page-break/><text:span text:style-name="Source_20_Text"><text:span text:style-name="T20"/></text:span></text:p>
      <text:p text:style-name="P17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5"><text:span text:style-name="Source_20_Text"><text:span text:style-name="T20">(домашнее) Задание </text:span></text:span><text:span text:style-name="Source_20_Text"><text:span text:style-name="T16">нет на слайдах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7">(вариации на тему http://en.wikipedia.org/wiki/Caesar_cipher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 b c d e f g h i j k l m n o p q r s t u v w x y z</text:span></text:span></text:p>
      <text:p text:style-name="P185"><text:span text:style-name="Source_20_Text"><text:span text:style-name="T15"><text:tab/>d e f g h i j k l m n o p q r s t u v w x y z { <text:s/>| <text:s/>}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hift_cipher('abcdef', 3) #=&gt; 'defghi'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печатаемого символа http://en.wikipedia.org/wiki/Latin-1</text:span></text:span></text:p>
      <text:p text:style-name="P185"><text:span text:style-name="Source_20_Text"><text:span text:style-name="T15"><text:tab/>&gt; ' '.ord #=&gt; 32</text:span></text:span></text:p>
      <text:p text:style-name="P185"><text:span text:style-name="Source_20_Text"><text:span text:style-name="T15"><text:tab/>&gt; 31.ch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2/recursion/cipher_machine_stub</text:span></text:span></text:p>
      <text:p text:style-name="P185"><text:span text:style-name="Source_20_Text"><text:span text:style-name="T15">ответ: lesson.32/recursion/cipher_machin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Base case - сдвиг пустой строки дает пустую строку</text:span></text:span></text:p>
      <text:p text:style-name="P185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7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6">Рекурсивные структуры данных</text:p>
            <text:p text:style-name="P156">Задания на вывод парсингового дерева</text:p>
            <text:p text:style-name="P156"/>
          </table:table-cell>
          <table:table-cell table:style-name="Table45.A1" office:value-type="string">
            <text:p text:style-name="P157">Занятие 34+35</text:p>
            <text:p text:style-name="P157">(90 минут)</text:p>
          </table:table-cell>
        </table:table-row>
      </table:table>
      <text:p text:style-name="P185"><text:span text:style-name="Source_20_Text"><text:span text:style-name="T16"/></text:span></text:p>
      <text:p text:style-name="P185"><text:span text:style-name="Source_20_Text"><text:span text:style-name="T21">Раздаточный материал</text:span></text:span></text:p>
      <text:p text:style-name="P185"><text:span text:style-name="Source_20_Text"><text:span text:style-name="T21"/></text:span></text:p>
      <text:list xml:id="list103430684957748" text:continue-list="list6116169409254884973" text:style-name="L69">
        <text:list-item>
          <text:p text:style-name="P295"><text:span text:style-name="Source_20_Text"><text:span text:style-name="T17">lesson.34.tar.bz2</text:span></text:span></text:p>
        </text:list-item>
        <text:list-item>
          <text:p text:style-name="P295"><text:span text:style-name="Source_20_Text"><text:span text:style-name="T17">lesson.35.tar.bz2</text:span></text:span></text:p>
          <text:p text:style-name="P295"><text:span text:style-name="Source_20_Text"><text:span text:style-name="T17"/></text:span></text:p>
        </text:list-item>
      </text:list>
      <text:p text:style-name="P185"><text:span text:style-name="Source_20_Text"><text:span text:style-name="T20">Разбор digital_root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см. lesson.35/recursion/digital_root_tonya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20">Рекурсивные структуры данных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см. слайд с красивыми картинками-тучками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просао используется скобочная форма записи дерева:</text:span></text:span></text:p>
      <text:p text:style-name="P185"><text:span text:style-name="Source_20_Text"><text:span text:style-name="T15"><text:tab/>lesson.34/recursion/sent.en.parsed</text:span></text:span></text:p>
      <text:p text:style-name="P185"><text:span text:style-name="Source_20_Text"><text:span text:style-name="T15"><text:tab/>lesson.34/recursion/sent.de.parsed</text:span></text:span></text:p>
      <text:p text:style-name="P185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5"><text:span text:style-name="Source_20_Text"><text:span text:style-name="T15"><text:tab/>&gt; cat sent.en.parsed | syn_ps2tree</text:span></text:span></text:p>
      <text:p text:style-name="P185"><text:span text:style-name="Source_20_Text"><text:span text:style-name="T15">получится как в файле:</text:span></text:span></text:p>
      <text:p text:style-name="P185"><text:span text:style-name="Source_20_Text"><text:span text:style-name="T15"><text:tab/>lesson.34/recursion/sent.en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ереве можно представить в виде вложенных массивов.</text:span></text:span></text:p>
      <text:p text:style-name="P185"><text:span text:style-name="Source_20_Text"><text:span text:style-name="T15">1) каждый уровень это массив узлов</text:span></text:span></text:p>
      <text:p text:style-name="P185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5"><text:span text:style-name="Source_20_Text"><text:span text:style-name="T15"><text:tab/>ответ: 1 11 111 12 13 131 132 <text:s text:c="4"/># в порядке обхода графа в глубину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Вопрос: где располагались бы дочерние узлы (например 1311, 1312) узла 131?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см. массивы, заданные в файле display_parse_tree_stub</text:span></text:span></text:p>
      <text:p text:style-name="P185"><text:span text:style-name="Source_20_Text"><text:span text:style-name="T15"><text:tab/>parsing1 - дерево немецкого предложения</text:span></text:span></text:p>
      <text:p text:style-name="P185"><text:span text:style-name="Source_20_Text"><text:span text:style-name="T15"><text:tab/>parsing2 - дерево английского предложения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показать как его создать такой массив из скобочной записи:</text:span></text:span></text:p>
      <text:list xml:id="list8369400908087938131" text:style-name="L72">
        <text:list-item>
          <text:p text:style-name="P298"><text:span text:style-name="Source_20_Text"><text:span text:style-name="T15">заменить (( на [ и )) на ]</text:span></text:span></text:p>
        </text:list-item>
      </text:list>
      <text:p text:style-name="P185"><text:span text:style-name="Source_20_Text"><text:span text:style-name="T15"/></text:span></text:p>
      <text:p text:style-name="P185"><text:span text:style-name="Source_20_Text"><text:span text:style-name="T15">&gt;&gt;&gt; показать, как из дерева создать такой массив:</text:span></text:span></text:p>
      <text:list xml:id="list6848544622476253404" text:style-name="L73">
        <text:list-item>
          <text:p text:style-name="P299"><text:span text:style-name="Source_20_Text"><text:span text:style-name="T15">каждый </text:span></text:span><text:span text:style-name="Source_20_Text"><text:span text:style-name="T20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99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99"><text:soft-page-break/><text:span text:style-name="Source_20_Text"><text:span text:style-name="T15"/></text:span></text:p>
        </text:list-item>
      </text:list>
      <text:p text:style-name="P185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4/recursion/display_parse_tree</text:span></text:span></text:p>
      <text:p text:style-name="P185"><text:span text:style-name="Source_20_Text"><text:span text:style-name="T15">начальный скрипт: lesson.34/recursion/display_parse_tre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ля сравнения используйте команду (отличия должны быть минимальны)</text:span></text:span></text:p>
      <text:p text:style-name="P185"><text:span text:style-name="Source_20_Text"><text:span text:style-name="T15"><text:tab/>display_parse_tree_stub | diff -Z - sent.en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) реализация без рекурсии</text:span></text:span></text:p>
      <text:p text:style-name="P185"><text:span text:style-name="Source_20_Text"><text:span text:style-name="T15"><text:tab/><text:tab/>ответ: scripts/syntagma.awk функция print_p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6">TODO: Сделать то же самое при помощи Hash, положить в lesson.35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6">Merge sort</text:p>
            <text:p text:style-name="P156">Задание от Полины: dict_intersect</text:p>
          </table:table-cell>
          <table:table-cell table:style-name="Table46.A1" office:value-type="string">
            <text:p text:style-name="P157">Занятие 36+37</text:p>
            <text:p text:style-name="P157">(90 минут)</text:p>
          </table:table-cell>
        </table:table-row>
      </table:table>
      <text:p text:style-name="P185"><text:span text:style-name="Source_20_Text"><text:span text:style-name="T20"/></text:span></text:p>
      <text:p text:style-name="P185"><text:span text:style-name="Source_20_Text"><text:span text:style-name="T20">Раздаточный материал</text:span></text:span></text:p>
      <text:p text:style-name="P185"><text:span text:style-name="Source_20_Text"><text:span text:style-name="T20"/></text:span></text:p>
      <text:list xml:id="list2139765724541626858" text:style-name="L74">
        <text:list-item>
          <text:p text:style-name="P300"><text:span text:style-name="Source_20_Text"><text:span text:style-name="T15">lesson.36.tar.bz2 -- ОБНОВЛЕН!!</text:span></text:span></text:p>
        </text:list-item>
        <text:list-item>
          <text:p text:style-name="P300"><text:span text:style-name="Source_20_Text"><text:span text:style-name="T15">lesson.37.tar.bz2</text:span></text:span></text:p>
        </text:list-item>
      </text:list>
      <text:p text:style-name="P185"><text:span text:style-name="Source_20_Text"><text:span text:style-name="T20"/></text:span></text:p>
      <text:p text:style-name="P185"><text:span text:style-name="Source_20_Text"><text:span text:style-name="T20">Обсудить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Какую задачу на bruteforcing with стоит решить?</text:span></text:span></text:p>
      <text:list xml:id="list2078973454021547857" text:style-name="L75">
        <text:list-item>
          <text:p text:style-name="P301"><text:span text:style-name="Source_20_Text"><text:span text:style-name="T15">расставить на доске 8 ферзей так, чтобы они не атаковали друг друга</text:span></text:span></text:p>
        </text:list-item>
        <text:list-item>
          <text:p text:style-name="P301"><text:span text:style-name="Source_20_Text"><text:span text:style-name="T15">magic square (расставить числа так, чтобы сумма по всем строкам, колонкам и диагоналям была равно. в квадрате 3x3 сумма = 15, в квадрате 4x4 сумма равна 34)</text:span></text:span></text:p>
        </text:list-item>
        <text:list-item>
          <text:p text:style-name="P301"><text:span text:style-name="Source_20_Text"><text:span text:style-name="T15">sudoku (похожа на magic square)</text:span></text:span></text:p>
        </text:list-item>
      </text:list>
      <text:p text:style-name="P185"><text:span text:style-name="Source_20_Text"><text:span text:style-name="T20"/></text:span></text:p>
      <text:p text:style-name="P185"><text:span text:style-name="Source_20_Text"><text:span text:style-name="T20">Merge sort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см. презентацию sorting.odp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explanation: https://www.youtube.com/watch?v=TzeBrDU-JaY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explained in a dance: https://www.youtube.com/watch?v=XaqR3G_NVoo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Задание: реализайте процедуру слияния двух отсортированных массивов в один (новый) массив.</text:span></text:span></text:p>
      <text:p text:style-name="P185"><text:span text:style-name="Source_20_Text"><text:span text:style-name="T15"><text:tab/>начальный скрипт: lesson.36/merge_sort/merging_stub</text:span></text:span></text:p>
      <text:p text:style-name="P185"><text:span text:style-name="Source_20_Text"><text:span text:style-name="T15"><text:tab/>ответ: <text:s/>lesson.36/merge_sort/merging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<text:tab/>Инструменты:</text:span></text:span></text:p>
      <text:p text:style-name="P185"><text:span text:style-name="Source_20_Text"><text:span text:style-name="T17"><text:tab/>цикл </text:span></text:span></text:p>
      <text:p text:style-name="P185"><text:span text:style-name="Source_20_Text"><text:span text:style-name="T17"><text:tab/>Array#shift - деструктивный способ, нельзя использовать для сортировки на месте</text:span></text:span></text:p>
      <text:p text:style-name="P185"><text:span text:style-name="Source_20_Text"><text:span text:style-name="T17"><text:tab/>Array[lind..-1] - получение остатка массива начиная с позиции lind</text:span></text:span></text:p>
      <text:p text:style-name="P185"><text:span text:style-name="Source_20_Text"><text:span text:style-name="T17"><text:tab/>Array#+ - объединение массивов</text:span></text:span></text:p>
      <text:p text:style-name="P185"><text:span text:style-name="Source_20_Text"><text:span text:style-name="T17"><text:tab/>Array#concat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!!! Задание: merge sort to new</text:span></text:span></text:p>
      <text:p text:style-name="P185"><text:span text:style-name="Source_20_Text"><text:span text:style-name="T17">см. решения ивана</text:span></text:span></text:p>
      <text:p text:style-name="P185"><text:span text:style-name="Source_20_Text"><text:span text:style-name="T17"><text:tab/>lesson.36/merge_sort_ivan/merge_sort.rb – </text:span></text:span><text:span text:style-name="Source_20_Text"><text:span text:style-name="T18">СМ мой комментарий в скрипте!</text:span></text:span></text:p>
      <text:p text:style-name="P185"><text:span text:style-name="Source_20_Text"><text:span text:style-name="T17"><text:tab/>lesson.36/merge_sort_ivan/mergesort.rb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!!! Задание «побыть скриптом»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185"><text:soft-page-break/><text:span text:style-name="Source_20_Text"><text:span text:style-name="T17"/></text:span></text:p>
      <text:p text:style-name="P185"><text:span text:style-name="Source_20_Text"><text:span text:style-name="T17">&gt;&gt;&gt; Проиграйте на карточках то, что делает скрипт, согласно выведенной дебаговой информации (можно изменить сортируемый массив, чтобы соответствовал карточкам)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lesson.36/merge_sort_ivan/merge_sort_verbose.rb</text:span></text:span></text:p>
      <text:p text:style-name="P185"><text:span text:style-name="Source_20_Text"><text:span text:style-name="T17"><text:tab/>пример выхода: merge_sort_verbose.out</text:span></text:span></text:p>
      <text:p text:style-name="P185"><text:span text:style-name="Source_20_Text"><text:span text:style-name="T16"/></text:span></text:p>
      <text:p text:style-name="P193"><text:span text:style-name="Source_20_Text"><text:span text:style-name="T17">!!! Задание: добавить в скрипт вывод дебаговой информации и увидеть, как разбивается массив на части и как он сортируется по частям. 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@debug = true 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verboser msg, level=0 </text:span></text:span></text:p>
      <text:p text:style-name="P185"><text:span text:style-name="Source_20_Text"><text:span text:style-name="T17"><text:s text:c="2"/>if @debug </text:span></text:span></text:p>
      <text:p text:style-name="P185"><text:span text:style-name="Source_20_Text"><text:span text:style-name="T17"><text:s text:c="4"/>puts " <text:s text:c="2"/>" * level + msg </text:span></text:span></text:p>
      <text:p text:style-name="P185"><text:span text:style-name="Source_20_Text"><text:span text:style-name="T17"><text:s text:c="2"/>end </text:span></text:span></text:p>
      <text:p text:style-name="P185"><text:span text:style-name="Source_20_Text"><text:span text:style-name="T17">end 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ответ: lesson.36/merge_sort_ivan/merge_sort_verbose.rb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5">!!! Задание: подсчитайте, сколько раз вызывается метод mergesort и исследуйте, как меняется количество вызовов метода mergesort, если делить массив не на равные части, а , например, 2:1. Что меняется?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&gt; mid = array.size*2 / 3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<text:tab/>начальный скрипт: lesson.36/merge_sort_ivan/merge_sort_verbose.rb</text:span></text:span></text:p>
      <text:p text:style-name="P185"><text:span text:style-name="Source_20_Text"><text:span text:style-name="T17"><text:tab/>ответ: lesson.36/merge_sort_ivan/merge_sort_verbose_with_counts.rb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5">!!! Задание: merge sort in plac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слайд 23</text:span></text:span></text:p>
      <text:p text:style-name="P185"><text:span text:style-name="Source_20_Text"><text:span text:style-name="T29"/></text:span></text:p>
      <text:p text:style-name="P185"><text:span text:style-name="Source_20_Text"><text:span text:style-name="T19">далее снова презентация basic_ruby.rb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20">Задание dict_intersect (от Полины)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5">lesson.37/dict_intersect/</text:span></text:span></text:p>
      <text:p text:style-name="P185"><text:span text:style-name="Source_20_Text"><text:span text:style-name="T20"/></text:span></text:p>
      <text:p text:style-name="P192"><text:span text:style-name="Source_20_Text"><text:span text:style-name="T15">Разработайте скрипт, который удалит слова, перечисленные в сем. словаре (файл noun_negative.srcsmd ) из файла, содержащего англо-китайские соответствия (файл eng_negative_effect_translated_ch ). Результирующий файл должен содержать сокращенный набор англо-китайских соответствий в первоначальном формате (в том числе, с тем же порядком слов).</text:span></text:span></text:p>
      <text:p text:style-name="P192"><text:span text:style-name="Source_20_Text"><text:span text:style-name="T15"/></text:span></text:p>
      <text:p text:style-name="P185"><text:span text:style-name="Source_20_Text"><text:span text:style-name="T15">&gt; dict_intersect noun_negative.srcsmd eng_negative_effect_translated_ch </text:span></text:span></text:p>
      <text:p text:style-name="P185"><text:span text:style-name="Source_20_Text"><text:span text:style-name="T20"/></text:span></text:p>
      <text:p text:style-name="P185"><text:soft-page-break/><text:span text:style-name="Source_20_Text"><text:span text:style-name="T15">ожидаемый выход:</text:span></text:span></text:p>
      <text:p text:style-name="P185"><text:span text:style-name="Source_20_Text"><text:span text:style-name="T15">eng_negative_effect_translated_ch.out.polina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нет. хаха</text:span></text:span></text:p>
      <text:p text:style-name="P185"><text:span text:style-name="Source_20_Text"><text:span text:style-name="T15">ответ: dict_intersect_polina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ополнительное задание: исследуйте отличия в выходе двух скриптов:</text:span></text:span></text:p>
      <text:p text:style-name="P185"><text:span text:style-name="Source_20_Text"><text:span text:style-name="T15"><text:tab/>eng_negative_effect_translated_ch.out.polina </text:span></text:span></text:p>
      <text:p text:style-name="P185"><text:span text:style-name="Source_20_Text"><text:span text:style-name="T15"><text:tab/>eng_negative_effect_translated_ch.out.krot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&gt; diff -b file1 file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Измените ваш скрипт так, чтобы выход был как в файле</text:span></text:span></text:p>
      <text:p text:style-name="P185"><text:span text:style-name="Source_20_Text"><text:span text:style-name="T15"><text:tab/>eng_negative_effect_translated_ch.out.krot 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 2: dict_intersect_krot </text:span></text:span></text:p>
      <text:p text:style-name="P185"><text:span text:style-name="Source_20_Text"><text:span text:style-name="T30"/>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56">Сериализация</text:p>
            <text:p text:style-name="P156">Задания на обработку тесткейсов в формате LUT</text:p>
          </table:table-cell>
          <table:table-cell table:style-name="Таблица16.A1" office:value-type="string">
            <text:p text:style-name="P157">Занятие 38</text:p>
            <text:p text:style-name="P157">(90 минут)</text:p>
          </table:table-cell>
        </table:table-row>
      </table:table>
      <text:p text:style-name="P185"><text:span text:style-name="Source_20_Text"><text:span text:style-name="T16"/></text:span></text:p>
      <text:p text:style-name="P185"><text:a xlink:type="simple" xlink:href="http://rubylearning.com/satishtalim/object_serialization.html"><text:span text:style-name="Source_20_Text"><text:span text:style-name="T16">http://rubylearning.com/satishtalim/object_serialization.html</text:span></text:span></text:a></text:p>
      <text:p text:style-name="P185"><text:span text:style-name="Source_20_Text"><text:span text:style-name="T16"/></text:span></text:p>
      <text:p text:style-name="P185"><text:span text:style-name="Source_20_Text"><text:span text:style-name="T21">Сериализац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Представление объектов в виде строки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Цель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1. сохранить данные в файле или передать данные другой программе (даже по сети, даже на другом языке программирования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2. глубокое копирование сложных объектов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Десериализация - восстановление объекта из строчного (сериализованного) представления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7">Чтение: </text:span></text:span><text:a xlink:type="simple" xlink:href="http://www.skorks.com/2010/04/serializing-and-deserializing-objects-with-ruby/"><text:span text:style-name="Source_20_Text"><text:span text:style-name="T21">http://www.skorks.com/2010/04/serializing-and-deserializing-objects-with-ruby/</text:span></text:span></text:a></text:p>
      <text:p text:style-name="P185"><text:span text:style-name="Source_20_Text"><text:span text:style-name="T16"/></text:span></text:p>
      <text:p text:style-name="P185"><text:span text:style-name="Source_20_Text"><text:span text:style-name="T17">Механизмы в Ruby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1) Marshal - самый быстрый, самый не human readable (бинарный), не cross-language, работает для любых объектов</text:span></text:span></text:p>
      <text:p text:style-name="P185"><text:span text:style-name="Source_20_Text"><text:span text:style-name="T17">2) YAML - самый медленный, human readable, cross-language,</text:span></text:span></text:p>
      <text:p text:style-name="P185"><text:span text:style-name="Source_20_Text"><text:span text:style-name="T17">3) JSON - среднебыстрый, human readable, cross-language, из коробки пригоден только для сериализации Hash/Array/String/Numeric..., но легко расширяем до пользовательский классов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6">TODO: может ли YAML сериализовать пользовательский объекты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21">Marshal и глубокое копирование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Поверхностное копирование - копирование только самого верхнего уровня объекта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ri Object#dup</text:span></text:span></text:p>
      <text:p text:style-name="P185"><text:span text:style-name="Source_20_Text"><text:span text:style-name="T17"><text:tab/>ri Object#clon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a = ["hello", {"one"=&gt;"uno", "two"=&gt;"dos", "three"=&gt;"tres"}, 42]</text:span></text:span></text:p>
      <text:p text:style-name="P185"><text:span text:style-name="Source_20_Text"><text:span text:style-name="T17">b = a.dup</text:span></text:span></text:p>
      <text:p text:style-name="P185"><text:span text:style-name="Source_20_Text"><text:span text:style-name="T17">b = ["hello", {"one"=&gt;"uno", "two"=&gt;"dos", "three"=&gt;"tres"}, 42]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&gt;&gt;&gt; здесь строка "hello" это один и тот же объект. same about the hash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serialization/test_dup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Механизм Marshal позволяет сделать глубокую (полную) копию объекта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serialized = Marshal.dump(a)</text:span></text:span></text:p>
      <text:p text:style-name="P185"><text:soft-page-break/><text:span text:style-name="Source_20_Text"><text:span text:style-name="T17"><text:tab/>b = Marshal.load(serialized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или короче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b = Marshal.load(Marshal.dump(a)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serialization/test_marshal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Аналогично работает для пользовательских классов:</text:span></text:span></text:p>
      <text:p text:style-name="P185"><text:span text:style-name="Source_20_Text"><text:span text:style-name="T17"><text:tab/>serialization/test_dup_with_user_class</text:span></text:span></text:p>
      <text:p text:style-name="P185"><text:span text:style-name="Source_20_Text"><text:span text:style-name="T17"><text:tab/>serialization/test_marshal_with_user_class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Есть другие подходы с грубокому копированию: сложный объект обходит все свои внутренние объекты и копирует их. Те в свою очередь также создают копии своих внутренних объектов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serialization/test_deep_with_user_class</text:span></text:span></text:p>
      <text:p text:style-name="P185"><text:span text:style-name="Source_20_Text"><text:span text:style-name="T17"><text:tab/>см. метод deep_dup и его альтернатива локальный Parson#dup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Десериализация</text:span></text:span></text:p>
      <text:p text:style-name="P185"><text:span text:style-name="Source_20_Text"><text:span text:style-name="T17">данные в двоичном коде, полученные при помощи Marshal.dump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 serialization/test_deserialize.dump</text:span></text:span></text:p>
      <text:p text:style-name="P185"><text:span text:style-name="Source_20_Text"><text:span text:style-name="T17">serialization/test_deserializ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NB: работает ли это для нескольких объектов одновременно?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1">JSON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human readable</text:span></text:span></text:p>
      <text:p text:style-name="P185"><text:span text:style-name="Source_20_Text"><text:span text:style-name="T17">cross-language</text:span></text:span></text:p>
      <text:p text:style-name="P185"><text:span text:style-name="Source_20_Text"><text:span text:style-name="T17">медленнее, чем Marshal</text:span></text:span></text:p>
      <text:p text:style-name="P185"><text:span text:style-name="Source_20_Text"><text:span text:style-name="T17">из коробки работает только для простых типов данных и Array/Hash/String. не работает для Symbol, Range (?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ri JSO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JSON.dump</text:span></text:span></text:p>
      <text:p text:style-name="P185"><text:span text:style-name="Source_20_Text"><text:span text:style-name="T17">JSON.load</text:span></text:span></text:p>
      <text:p text:style-name="P185"><text:span text:style-name="Source_20_Text"><text:span text:style-name="T17">JSON.pars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JSON внешняя библиотека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require 'json'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см serialization/test_jso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метод JSON.parse понимает результат метода inspect для некоторых типов объектов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serialization/test_json_2 </text:span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6">Классы (начальные сведения)</text:p>
            <text:p text:style-name="P156"/>
          </table:table-cell>
          <table:table-cell table:style-name="Table47.A1" office:value-type="string">
            <text:p text:style-name="P157">Занятие 39</text:p>
            <text:p text:style-name="P157">(90 минут)</text:p>
          </table:table-cell>
        </table:table-row>
      </table:table>
      <text:p text:style-name="P185"><text:span text:style-name="Source_20_Text"><text:span text:style-name="T17"/></text:span></text:p>
      <text:p text:style-name="P65">Раздаточный материал:</text:p>
      <text:p text:style-name="P65"/>
      <text:list xml:id="list1490887973363760817" text:style-name="L76">
        <text:list-item>
          <text:p text:style-name="P226">lesson.39.tar.bz2</text:p>
        </text:list-item>
      </text:list>
      <text:p text:style-name="P65"/>
      <text:p text:style-name="P282">Вопросы:</text:p>
      <text:p text:style-name="P282"/>
      <text:list xml:id="list4496038720290123662" text:style-name="L89">
        <text:list-item>
          <text:p text:style-name="P233">Как сделать копию объекта?</text:p>
        </text:list-item>
        <text:list-item>
          <text:p text:style-name="P233">Что такое shallow copy (неглубокая копия)</text:p>
        </text:list-item>
        <text:list-item>
          <text:p text:style-name="P233">Что такое сериализация и для чего она нужна?</text:p>
        </text:list-item>
        <text:list-item>
          <text:p text:style-name="P233">Чем хорош способ сериализации, использующий Marshal?</text:p>
        </text:list-item>
        <text:list-item>
          <text:p text:style-name="P233">Чем хороши YAML и JSON?</text:p>
        </text:list-item>
      </text:list>
      <text:p text:style-name="P245"/>
      <text:p text:style-name="P65">Разбор задания tc_sync_reqstate</text:p>
      <text:list xml:id="list3891836398714887322" text:style-name="L77">
        <text:list-header>
          <text:p text:style-name="P227"/>
        </text:list-header>
        <text:list-item>
          <text:p text:style-name="P227">Маша расскажет про свою реализацию</text:p>
        </text:list-item>
        <text:list-item>
          <text:p text:style-name="P227">потом я расскажу о своей, более сложной и абстрактной, реализации</text:p>
        </text:list-item>
        <text:list-item>
          <text:p text:style-name="P227">Решить, кто опубликует скрипты в testutils/ldb_unit_testing.</text:p>
        </text:list-item>
      </text:list>
      <text:list xml:id="list1469663384686745265" text:style-name="L78">
        <text:list-item>
          <text:p text:style-name="P288">Скрипт необходимо снабдить описанием по --help</text:p>
        </text:list-item>
      </text:list>
      <text:p text:style-name="P50"/>
      <text:p text:style-name="P65">Классы: что это и зачем?</text:p>
      <text:p text:style-name="P50"/>
      <text:p text:style-name="P50">Что такое типы данных и чем они характеризуются?</text:p>
      <text:p text:style-name="P50"/>
      <text:p text:style-name="P50"><text:tab/>s = “hello world”</text:p>
      <text:p text:style-name="P50"><text:tab/>a = [“hello”, “world”]</text:p>
      <text:p text:style-name="P50"/>
      <text:p text:style-name="P50">&gt;&gt;&gt; Какова length объектов s и a?</text:p>
      <text:p text:style-name="P50"/>
      <text:p text:style-name="P50"><text:tab/>a = Array.new</text:p>
      <text:p text:style-name="P50"><text:tab/>p = Person.new</text:p>
      <text:p text:style-name="P50"/>
      <text:p text:style-name="P50">&gt;&gt;&gt; Чтобы заработало второе, надо класс определить.</text:p>
      <text:p text:style-name="P50"/>
      <text:p text:style-name="P50">Класс это <text:span text:style-name="T49">модель</text:span> объекта, задающая общие свойства и поведение для группы объектов. То есть, две составляющие класса </text:p>
      <text:list xml:id="list6065153770066977053" text:style-name="L79">
        <text:list-item>
          <text:p text:style-name="P228">структурная (данные и состояние) -- свойства (поля, атрибуты) объекта – напр. Array#length</text:p>
        </text:list-item>
        <text:list-item>
          <text:p text:style-name="P228">поведенческая (способность выполнять какие-то действия) – методы – напр. Array#delete</text:p>
        </text:list-item>
      </text:list>
      <text:p text:style-name="P2"/>
      <text:p text:style-name="P2">В руби все является методами :)</text:p>
      <text:p text:style-name="P2"/>
      <text:p text:style-name="P2">&gt;&gt;&gt; Какие общие свойства и поведения можно было бы придать Person-у?</text:p>
      <text:p text:style-name="P2"/>
      <text:p text:style-name="P50">Альтернативы классу:</text:p>
      <text:list xml:id="list2880732095856910911" text:style-name="L80">
        <text:list-item>
          <text:p text:style-name="P229">поведение без состояния -- можно сгруппировать методы в модуле (Module)</text:p>
        </text:list-item>
        <text:list-item>
          <text:p text:style-name="P229">состояние без поведения -- можно сгруппировать данные в структуре (Struct)</text:p>
        </text:list-item>
      </text:list>
      <text:p text:style-name="P2"><text:soft-page-break/></text:p>
      <text:p text:style-name="P2">&gt;&gt;&gt; попросить описать типичный адрес (страна, область, город, улица, номер дома, квартиры, почтовый индекс)</text:p>
      <text:p text:style-name="P2"/>
      <text:p text:style-name="P2">Выгоды</text:p>
      <text:list xml:id="list8316742187061338086" text:style-name="L81">
        <text:list-item>
          <text:p text:style-name="P230">логическая группировка связанных данных/методов (<text:span text:style-name="T1">абстрагировение</text:span>)</text:p>
        </text:list-item>
        <text:list-item>
          <text:p text:style-name="P230">изоляция данных/функциональности (<text:span text:style-name="T1">инкапсуляция</text:span>)</text:p>
        </text:list-item>
        <text:list-item>
          <text:p text:style-name="P272"><text:span text:style-name="T25">возможность повторного использования (несколько объектов одного класса; </text:span><text:span text:style-name="T27">наследование</text:span><text:span text:style-name="T25">; библиотеки)</text:span></text:p>
          <text:p text:style-name="P230"/>
        </text:list-item>
      </text:list>
      <text:p text:style-name="P65">Пример класса</text:p>
      <text:p text:style-name="P65"/>
      <text:p text:style-name="P50">см. lesson.39/classes/person_1.rb</text:p>
      <text:p text:style-name="P50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50">Как работать с классами</text:p>
            <text:p text:style-name="P3">определить (описать) класс</text:p>
            <text:p text:style-name="P3">создать объект(ы) этого класса</text:p>
            <text:p text:style-name="P3">использовать созданный объект</text:p>
            <text:p text:style-name="P3">(не надо в руби) удалить объект</text:p>
          </table:table-cell>
          <table:table-cell table:style-name="Таблица18.B1" office:value-type="string">
            <text:p text:style-name="P151"><text:span text:style-name="T1">class</text:span> Person</text:p>
            <text:p text:style-name="P151"/>
            <text:p text:style-name="P151"><text:s text:c="2"/>def initialize(name, sex, age)</text:p>
            <text:p text:style-name="P151"><text:s text:c="4"/>@name = name</text:p>
            <text:p text:style-name="P151"><text:s text:c="4"/>@sex = sex</text:p>
            <text:p text:style-name="P151"><text:s text:c="4"/>@age = age</text:p>
            <text:p text:style-name="P151"><text:s text:c="2"/>end</text:p>
            <text:p text:style-name="P151"/>
            <text:p text:style-name="P151"><text:s text:c="2"/>def introduce_yourself</text:p>
            <text:p text:style-name="P151"><text:s text:c="4"/>puts "Hello, my name is #{@name}, I am a #{@age} years old #{@sex}"</text:p>
            <text:p text:style-name="P151"><text:s text:c="2"/>end</text:p>
            <text:p text:style-name="P174">end</text:p>
            <text:p text:style-name="P151"/>
            <text:p text:style-name="P151">vasya = Person.new("Vasya", :male, 40)</text:p>
            <text:p text:style-name="P151">vasya.introduce_yourself</text:p>
            <text:p text:style-name="P151"/>
            <text:p text:style-name="P151">#puts vasya.age #=&gt; undefined method `age'</text:p>
          </table:table-cell>
        </table:table-row>
        <table:table-row>
          <table:table-cell table:style-name="Таблица18.A2" office:value-type="string">
            <text:p text:style-name="P151"/>
          </table:table-cell>
          <table:table-cell table:style-name="Таблица18.B2" office:value-type="string">
            <text:p text:style-name="P151"/>
          </table:table-cell>
        </table:table-row>
      </table:table>
      <text:p text:style-name="P50"/>
      <text:p text:style-name="P2">имя класса должно начинаться с большой буквы</text:p>
      <text:p text:style-name="P2">метод initialize вызывается при конструировании (Person.new)</text:p>
      <text:p text:style-name="P50">@name – переменные <text:span text:style-name="T49">экземпляра класса. </text:span><text:span text:style-name="T68">Видны в любом методе объекта.</text:span></text:p>
      <text:p text:style-name="P50"/>
      <text:p text:style-name="P50">&gt;&gt;&gt; показать, где поля данных (атрибуты, @name, @sex, @age) и где методы</text:p>
      <text:p text:style-name="P50"/>
      <text:p text:style-name="P54">Задание:</text:p>
      <text:p text:style-name="P54">попробовать: раскоментарить в person_1.rb строку vasya.age</text:p>
      <text:p text:style-name="P54">undefined method age – данные инкапсулированы</text:p>
      <text:p text:style-name="P54"/>
      <text:p text:style-name="P65">Определение доступа к данным</text:p>
      <text:p text:style-name="P50"/>
      <text:p text:style-name="P50">Класс управляет доступом к своим атрибутам (полям).</text:p>
      <text:p text:style-name="P50"/>
      <text:p text:style-name="P50">Способ #1 – создание специальных методов, которые читают и/или устанавливают <text:soft-page-break/>значения атрибутов (getters/setters)</text:p>
      <text:p text:style-name="P50"/>
      <text:p text:style-name="P50"><text:s text:c="2"/># getter</text:p>
      <text:p text:style-name="P50"><text:s text:c="2"/>def name</text:p>
      <text:p text:style-name="P50"><text:s text:c="4"/>@name</text:p>
      <text:p text:style-name="P50"><text:s text:c="2"/>end</text:p>
      <text:p text:style-name="P50"/>
      <text:p text:style-name="P50"><text:s text:c="2"/># setter</text:p>
      <text:p text:style-name="P50"><text:s text:c="2"/>def name=(val)</text:p>
      <text:p text:style-name="P50"><text:s text:c="4"/>@name = val</text:p>
      <text:p text:style-name="P50"><text:s text:c="2"/>end</text:p>
      <text:p text:style-name="P50"/>
      <text:p text:style-name="P50">&gt;&gt;&gt; теперь работает</text:p>
      <text:p text:style-name="P50">puts vasya.name</text:p>
      <text:p text:style-name="P50"/>
      <text:p text:style-name="P50">см. lesson.39/classes/person_2.rb</text:p>
      <text:p text:style-name="P50"/>
      <text:p text:style-name="P50">!!! Задание: добавьте атрибут marital_status и напишите cеттеры и геттеры для всех атрибутов</text:p>
      <text:p text:style-name="P50"/>
      <text:p text:style-name="P50">начальный скрипт: lesson.39/classes/person_3_stub.rb</text:p>
      <text:p text:style-name="P50">ответ: lesson.39/classes/person_3.rb</text:p>
      <text:p text:style-name="P65"/>
      <text:p text:style-name="P65">Определение доступа к данным - 2</text:p>
      <text:p text:style-name="P65"/>
      <text:p text:style-name="P50">Более лаконичный способ, используя директивы, которые автоматически создают нужные методы</text:p>
      <text:list xml:id="list7371000389413519879" text:style-name="L82">
        <text:list-item>
          <text:p text:style-name="P231">attr_reader – создает геттеры</text:p>
        </text:list-item>
        <text:list-item>
          <text:p text:style-name="P231">attr_writer – создает сеттеры</text:p>
        </text:list-item>
        <text:list-item>
          <text:p text:style-name="P231">attr_accessor – создает геттеры и сеттеры</text:p>
        </text:list-item>
        <text:list-item>
          <text:p text:style-name="P231">attr</text:p>
        </text:list-item>
      </text:list>
      <text:p text:style-name="P50"/>
      <text:p text:style-name="P50">lesson.39/classes/person_4.rb:</text:p>
      <text:p text:style-name="P50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50"/>
          </table:table-cell>
          <table:table-cell table:style-name="Таблица19.B1" office:value-type="string">
            <text:p text:style-name="P152">автоматически создаются</text:p>
          </table:table-cell>
        </table:table-row>
        <table:table-row>
          <table:table-cell table:style-name="Таблица19.A2" office:value-type="string">
            <text:p text:style-name="P50">class Person</text:p>
            <text:p text:style-name="P50"/>
            <text:p text:style-name="P50"><text:s text:c="2"/>attr_reader :age</text:p>
            <text:p text:style-name="P50"><text:s text:c="2"/>attr_accessor :name</text:p>
            <text:p text:style-name="P50"># <text:s/>attr_writer :age</text:p>
            <text:p text:style-name="P50"><text:s text:c="2"/>attr :sex <text:s text:c="25"/># = attr_reader</text:p>
            <text:p text:style-name="P50"><text:s text:c="2"/>attr :marital_status, true # = attr_accessor</text:p>
            <text:p text:style-name="P50"/>
            <text:p text:style-name="P50"><text:s text:c="2"/>def initialize(name, sex, age)</text:p>
            <text:p text:style-name="P50"><text:s text:c="4"/>@name = name</text:p>
            <text:p text:style-name="P50"><text:s text:c="4"/>@sex = sex</text:p>
            <text:p text:style-name="P50"><text:s text:c="4"/>@age = age</text:p>
            <text:p text:style-name="P50"/>
            <text:p text:style-name="P50"><text:s text:c="4"/>@marital_status = "single"</text:p>
            <text:p text:style-name="P50"><text:soft-page-break/><text:s text:c="2"/>end</text:p>
            <text:p text:style-name="P50">end</text:p>
          </table:table-cell>
          <table:table-cell table:style-name="Таблица19.B2" office:value-type="string">
            <text:p text:style-name="P151">def age</text:p>
            <text:p text:style-name="P151"><text:s text:c="3"/>@age</text:p>
            <text:p text:style-name="P151">end</text:p>
            <text:p text:style-name="P151"/>
            <text:p text:style-name="P151">#def age=(v) <text:s text:c="3"/>&lt;-- не создается</text:p>
            <text:p text:style-name="P151"># <text:s/>@age = v</text:p>
            <text:p text:style-name="P151">#end</text:p>
            <text:p text:style-name="P151"/>
            <text:p text:style-name="P151">def name</text:p>
            <text:p text:style-name="P151"><text:s text:c="2"/>@name</text:p>
            <text:p text:style-name="P151">end</text:p>
            <text:p text:style-name="P151"/>
            <text:p text:style-name="P151">def name=(n)</text:p>
            <text:p text:style-name="P151"><text:s text:c="2"/>@name = n</text:p>
            <text:p text:style-name="P151"><text:soft-page-break/>end</text:p>
          </table:table-cell>
        </table:table-row>
      </table:table>
      <text:p text:style-name="P50"/>
      <text:p text:style-name="P50">Имена методов являются символами и задаются списком через запятую</text:p>
      <text:p text:style-name="P50"/>
      <text:p text:style-name="P50"><text:tab/>attr_accessor :name, :age</text:p>
      <text:p text:style-name="P50"/>
      <text:p text:style-name="P50">Использование attr_reader часто сопровождается тем, что сеттер пишется явно (если логика установки значения более сложная, чем просто @var = value)</text:p>
      <text:p text:style-name="P50"/>
      <text:p text:style-name="P65">Задание</text:p>
      <text:p text:style-name="P65"/>
      <text:p text:style-name="P50">!!! Задание: упорядочьте доступ к атрибутам объекта: для каких из атрибутов можно использовать стандартные сеттеры/геттеры, а для каких нужна более сложная логика, например, чтобы избежать ситуации</text:p>
      <text:p text:style-name="P50"/>
      <text:p text:style-name="P50"><text:s text:c="4"/>mahmud.age = 300</text:p>
      <text:p text:style-name="P50"><text:s text:c="4"/>mahmud.sex = "with camel"</text:p>
      <text:p text:style-name="P50"/>
      <text:p text:style-name="P50">При попытке установить неправильные значения, класс должен реагировать возбуждением исключения (Exception):</text:p>
      <text:p text:style-name="P50"/>
      <text:p text:style-name="P50"><text:tab/>raise "Invalid value: #{val}"</text:p>
      <text:p text:style-name="P84"/>
      <text:p text:style-name="P50">начальный скрипт: person.4.rb</text:p>
      <text:p text:style-name="P50">ответ: lesson.39/classes/person_5.rb</text:p>
      <text:p text:style-name="P50"/>
      <text:p text:style-name="P50">Допускает ли ваш класс инстанциирование следующим образом?</text:p>
      <text:p text:style-name="P50"/>
      <text:p text:style-name="P50"><text:s text:c="2"/>vasya = Person.new("Vasya", :male, 140)</text:p>
      <text:p text:style-name="P50"/>
      <text:p text:style-name="P118">Управление доступом к методам</text:p>
      <text:p text:style-name="P50"/>
      <text:p text:style-name="P50">В классе могут быть (вспомогательные) методы, вызывать которые извне класса нет необходимости.</text:p>
      <text:p text:style-name="P50"/>
      <text:p text:style-name="P50">Контроль области видимости методов при помощи директив (методы класса Module):</text:p>
      <text:p text:style-name="P50"/>
      <text:list xml:id="list7287410971132716891" text:style-name="L83">
        <text:list-item>
          <text:p text:style-name="P232">public – доступен всем</text:p>
        </text:list-item>
        <text:list-item>
          <text:p text:style-name="P232">private – доступен только самому объекту</text:p>
        </text:list-item>
        <text:list-item>
          <text:p text:style-name="P232">protected – доступен самому объекту, другим объектам этого же класса и объектам подклассов.</text:p>
        </text:list-item>
      </text:list>
      <text:p text:style-name="P2"/>
      <text:p text:style-name="P2"/>
      <text:p text:style-name="P2">Например: если класс Student определен как подкласс класса Person, то объект класса Student может вызвать защищенный метод</text:p>
      <text:list xml:id="list103429906995712" text:continue-numbering="true" text:style-name="L83">
        <text:list-item>
          <text:p text:style-name="P289">другого объекта класса Student</text:p>
        </text:list-item>
        <text:list-item>
          <text:p text:style-name="P289">объекта класса Person</text:p>
        </text:list-item>
      </text:list>
      <text:p text:style-name="P2">см. lesson.39/classes/test_protected.rb</text:p>
      <text:p text:style-name="P2"><text:soft-page-break/></text:p>
      <text:p text:style-name="P2">Обычно защищенные методы применяются для того, чтобы дать объектам одного класса возможность взаимодействовать.</text:p>
      <text:p text:style-name="P2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">class Person</text:p>
            <text:p text:style-name="P2"><text:s text:c="2"/># ...</text:p>
            <text:p text:style-name="P2"/>
            <text:p text:style-name="P2"><text:s text:c="2"/>def age=(v)</text:p>
            <text:p text:style-name="P2"><text:s text:c="4"/>validate_age(v) # без self</text:p>
            <text:p text:style-name="P2"><text:s text:c="3"/>@age = v</text:p>
            <text:p text:style-name="P2"><text:s text:c="2"/>end</text:p>
            <text:p text:style-name="P2"/>
            <text:p text:style-name="P2"><text:s text:c="2"/>private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>end</text:p>
          </table:table-cell>
          <table:table-cell table:style-name="Таблица20.B1" office:value-type="string">
            <text:p text:style-name="P2">class Person</text:p>
            <text:p text:style-name="P2"><text:s text:c="2"/># ...</text:p>
            <text:p text:style-name="P2"/>
            <text:p text:style-name="P2"><text:s text:c="2"/>def validate_age</text:p>
            <text:p text:style-name="P2"><text:s text:c="2"/>end</text:p>
            <text:p text:style-name="P2"/>
            <text:p text:style-name="P2"><text:s text:c="2"/>def another_method</text:p>
            <text:p text:style-name="P2"><text:s text:c="2"/>end</text:p>
            <text:p text:style-name="P2"/>
            <text:p text:style-name="P2"><text:s text:c="2"/>private :validate_age, :another_method</text:p>
            <text:p text:style-name="P2">end</text:p>
          </table:table-cell>
        </table:table-row>
      </table:table>
      <text:p text:style-name="P2"/>
      <text:p text:style-name="P2">Любой метод по умолчанию является public</text:p>
      <text:p text:style-name="P2"/>
      <text:p text:style-name="P2">private методы вызываются без получателя (self)</text:p>
      <text:p text:style-name="P2"/>
      <text:p text:style-name="P2">!!! Задание: вынесите валидацию допустимых значений в приватные методы. В результате, попытка вызвать приватный метод должна привести к ошибке</text:p>
      <text:p text:style-name="P2"/>
      <text:p text:style-name="P2"><text:tab/>person = Person.new("Vasya", :male, :20)</text:p>
      <text:p text:style-name="P2"><text:tab/>person.validate_age(30) #=&gt; private method `validate_age' called for #&lt;Person</text:p>
      <text:p text:style-name="P2"/>
      <text:p text:style-name="P2">ответ: lesson.39/classes/lesson_6.rb</text:p>
      <text:p text:style-name="P188"><text:span text:style-name="Source_20_Text"><text:span text:style-name="T33"/></text:span></text:p>
      <text:p text:style-name="P188"><text:span text:style-name="Source_20_Text"><text:span text:style-name="T35">Задания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Добавить метод greet(Person) который реагирует на возраст и приветствует, различая <text:s text:c="2"/>по имени и полу.</text:span></text:span></text:p>
      <text:p text:style-name="P185"><text:span text:style-name="Source_20_Text"><text:span text:style-name="T17">К ребенку (возраст &lt;= 15 лет)</text:span></text:span></text:p>
      <text:p text:style-name="P185"><text:span text:style-name="Source_20_Text"><text:span text:style-name="T17"><text:tab/>Hi, little NAME</text:span></text:span></text:p>
      <text:p text:style-name="P185"><text:span text:style-name="Source_20_Text"><text:span text:style-name="T17">К остальным</text:span></text:span></text:p>
      <text:p text:style-name="P185"><text:span text:style-name="Source_20_Text"><text:span text:style-name="T17"><text:tab/>Hello, Mister/Miss NAM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Добавить возможность хранить список детей. Метод для добавления детей должен проверять возраст :). Если ребенок младше родителя менее чем на 13 лет, то выдать ошибку: 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s text:c="6"/>raise "Can not add #{p.name}/#{p.age} yrs old as a child of #{name}/#{age} yrs old"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делайте возможность узнать количество детей следующим образом</text:span></text:span></text:p>
      <text:p text:style-name="P185"><text:span text:style-name="Source_20_Text"><text:span text:style-name="T17"/></text:span></text:p>
      <text:p text:style-name="P185"><text:soft-page-break/><text:span text:style-name="Source_20_Text"><text:span text:style-name="T17"><text:tab/>john.children.count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9/classes/person_7.rb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Задание: Исследуйте, изменится ли количество детей при таком действии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john.children &lt;&lt; Person.new('Peter', 'male', '10'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&gt;&gt;&gt; Это проблема! Объект является mutable. Чтобы решить эту проблему, нельзя предоставлять доступ к массиву @children. Выход такой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def children</text:span></text:span></text:p>
      <text:p text:style-name="P185"><text:span text:style-name="Source_20_Text"><text:span text:style-name="T17"><text:tab/><text:tab/>@children.dup</text:span></text:span></text:p>
      <text:p text:style-name="P185"><text:span text:style-name="Source_20_Text"><text:span text:style-name="T17"><text:tab/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1">Задание:</text:span></text:span></text:p>
      <text:p text:style-name="P185"><text:span text:style-name="Source_20_Text"><text:span text:style-name="T21"/></text:span></text:p>
      <text:p text:style-name="P185"><text:span text:style-name="Source_20_Text"><text:span text:style-name="T17">Определите класс Cat, с атрибутами name, age (поместите его в cat.rb). Сделайте так, чтобы метод Person#greet приветствовал кота сообщением 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«Hello, kitty. You are so cute!»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охраните прежнее приветствие для других случаев. Напишите демо-скрипт, который бы работал как скрипт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ответ: lesson.39/classes/john_meets_a_cat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Как отличить человека от кота?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<text:tab/>ri Object#instance_of?</text:span></text:span></text:p>
      <text:p text:style-name="P185"><text:span text:style-name="Source_20_Text"><text:span text:style-name="T17"><text:tab/>ri Object#is_a? Или kind_of?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&gt;&gt;&gt; Разобрать мой скрипт, там есть интересное</text:span></text:span></text:p>
      <text:list xml:id="list2620505543250297223" text:style-name="L84">
        <text:list-item>
          <text:p text:style-name="P302"><text:span text:style-name="Source_20_Text"><text:span text:style-name="T17">пероткрытие класса и переопределение метода</text:span></text:span></text:p>
        </text:list-item>
        <text:list-item>
          <text:p text:style-name="P302"><text:span text:style-name="Source_20_Text"><text:span text:style-name="T17">сохранение старого метода при помощи alias</text:span></text:span></text:p>
        </text:list-item>
      </text:list>
      <text:p text:style-name="P185"><text:span text:style-name="Source_20_Text"><text:span text:style-name="T17">&gt;&gt;&gt; разобрать cat.rb</text:span></text:span></text:p>
      <text:list xml:id="list5492573676013832754" text:style-name="L85">
        <text:list-item>
          <text:p text:style-name="P303"><text:span text:style-name="Source_20_Text"><text:span text:style-name="T17">почему age = age не работает</text:span></text:span></text:p>
        </text:list-item>
        <text:list-item>
          <text:p text:style-name="P303"><text:span text:style-name="Source_20_Text"><text:span text:style-name="T17">а надо @age = age или self.age = age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Как ваш скрипт отреагирует на следующее. Согласны ли вы с таким поведением? Если нет, исправьте его.</text:span></text:span></text:p>
      <text:p text:style-name="P185"><text:span text:style-name="Source_20_Text"><text:span text:style-name="T17"><text:tab/>john.add_child Cat.new('Barsik', 3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6">Задание</text:span></text:span></text:p>
      <text:p text:style-name="P185"><text:span text:style-name="Source_20_Text"><text:span text:style-name="T16">Добавить метод older_than?(Person)</text:span></text:span></text:p>
      <text:p text:style-name="P185"><text:span text:style-name="Source_20_Text"><text:span text:style-name="T16"/></text:span></text:p>
      <text:p text:style-name="P184"><text:span text:style-name="Source_20_Text"><text:span text:style-name="T22">Дерево в виде хэшей -- оставить на lesson.39+</text:span></text:span></text:p>
      <text:p text:style-name="P185"><text:span text:style-name="Source_20_Text"><text:span text:style-name="T22"/></text:span></text:p>
      <text:p text:style-name="P185"><text:span text:style-name="Source_20_Text"><text:span text:style-name="T16">Показать, как можно представить дерево в виде системы хэшей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Задания:</text:span></text:span></text:p>
      <text:p text:style-name="P185"><text:span text:style-name="Source_20_Text"><text:span text:style-name="T16">1) зачитка скобочной записи в систему хэшей</text:span></text:span></text:p>
      <text:p text:style-name="P185"><text:span text:style-name="Source_20_Text"><text:span text:style-name="T16">2) вывод системы хэшей в скобочную запись.</text:span></text:span></text:p>
      <text:p text:style-name="P185"><text:span text:style-name="Source_20_Text"><text:span text:style-name="T16">3) вывод в том виде, в каком выводит интерлингва. (хотя это некорректно, так как парсинговое дерево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6"/></text:span></text:p>
      <text:p text:style-name="P185"><text:span text:style-name="Source_20_Text"><text:span text:style-name="T22">Разработка класса ParseTree</text:span></text:span></text:p>
      <text:p text:style-name="P185"><text:span text:style-name="Source_20_Text"><text:span text:style-name="T22"/></text:span></text:p>
      <text:p text:style-name="P185"><text:span text:style-name="Source_20_Text"><text:span text:style-name="T16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5"/></text:span></text:p>
      <text:p text:style-name="P184"><text:span text:style-name="Source_20_Text"><text:span text:style-name="T15"/></text:span></text:p>
      <text:p text:style-name="P185"><text:span text:style-name="Source_20_Text"><text:span text:style-name="T29"/></text:span></text:p>
      <text:p text:style-name="P185"><text:span text:style-name="Source_20_Text"><text:span text:style-name="T20">Другие задания</text:span></text:span></text:p>
      <text:p text:style-name="P185"><text:span text:style-name="Source_20_Text"><text:span text:style-name="T20"/></text:span></text:p>
      <text:list xml:id="list103429883709701" text:continue-list="list6261236989045831836" text:style-name="WWNum72">
        <text:list-item>
          <text:p text:style-name="P304"><text:span text:style-name="Source_20_Text"><text:span text:style-name="T15">power используя прямую рекурсию</text:span></text:span></text:p>
        </text:list-item>
        <text:list-item>
          <text:p text:style-name="P304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04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04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04"><text:span text:style-name="Source_20_Text"><text:span text:style-name="T16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304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04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04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04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04"><text:span text:style-name="Source_20_Text"><text:span text:style-name="T16">судоку, рекурсивно перебором</text:span></text:span></text:p>
        </text:list-item>
        <text:list-item>
          <text:p text:style-name="P304"><text:span text:style-name="Source_20_Text"><text:span text:style-name="T16">задача о расстановке 4 ферзей, рекурсивно перебором</text:span></text:span></text:p>
        </text:list-item>
        <text:list-item>
          <text:p text:style-name="P304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5"><text:span text:style-name="Source_20_Text"><text:span text:style-name="T15"/></text:span></text:p>
      <text:p text:style-name="P112"><text:span text:style-name="Source_20_Text"><text:span text:style-name="T21">Вопросы для контроля по теме рекурсия</text:span></text:span></text:p>
      <text:p text:style-name="P112"><text:span text:style-name="Source_20_Text"><text:span text:style-name="T21"/></text:span></text:p>
      <text:p text:style-name="P112"><text:span text:style-name="Source_20_Text"><text:span text:style-name="T17">что такое рекурсия?</text:span></text:span></text:p>
      <text:p text:style-name="P112"><text:span text:style-name="Source_20_Text"><text:span text:style-name="T17">какие виды ее бывают?</text:span></text:span></text:p>
      <text:p text:style-name="P112"><text:span text:style-name="Source_20_Text"><text:span text:style-name="T17">назовите две составляющие рекуррентного определения</text:span></text:span></text:p>
      <text:p text:style-name="P112"><text:span text:style-name="Source_20_Text"><text:span text:style-name="T17">что такое базис рекурсии (base case)?</text:span></text:span></text:p>
      <text:p text:style-name="P112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0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8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5">???</text:p>
          </table:table-cell>
          <table:table-cell table:style-name="Table24.A1" office:value-type="string">
            <text:p text:style-name="P157">Занятие 24</text:p>
            <text:p text:style-name="P157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5">Всякое разное шило</text:p>
            <text:p text:style-name="P155"/>
          </table:table-cell>
          <table:table-cell table:style-name="Table20.A1" office:value-type="string">
            <text:p text:style-name="P157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<text:soft-page-break/>Метод Hash#delete позволяет удалить один элемент (изменяется сам объект!)</text:p>
      <text:p text:style-name="P50"/>
      <text:p text:style-name="P50"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<text:soft-page-break/>Антоним метода reject:</text:p>
      <text:list xml:id="list2020877248419715531" text:style-name="L86">
        <text:list-item>
          <text:p text:style-name="P273"><text:span text:style-name="T25">select!/keep_if – изменяют и</text:span>сх<text:span text:style-name="T25">одный объ</text:span>ек<text:span text:style-name="T25">т</text:span></text:p>
        </text:list-item>
        <text:list-item>
          <text:p text:style-name="P273"><text:span text:style-name="T25">select в</text:span>о<text:span text:style-name="T25">звращает новый объект</text:span></text:p>
        </text:list-item>
      </text:list>
      <text:p text:style-name="P86"/>
      <text:p text:style-name="P2">в презентации <text:span text:style-name="T1">b</text:span>asic_<text:span text:style-name="T1">ruby</text:span>.odp</text:p>
      <text:p text:style-name="P7"/>
      <text:p text:style-name="P14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82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0">Оператор</text:p>
            </table:table-cell>
            <table:table-cell table:style-name="Table12.A1" office:value-type="string">
              <text:p text:style-name="P150">Значение</text:p>
            </table:table-cell>
            <table:table-cell table:style-name="Table12.C1" office:value-type="string">
              <text:p text:style-name="P150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7">+</text:p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>a + b</text:p>
          </table:table-cell>
        </table:table-row>
        <table:table-row>
          <table:table-cell table:style-name="Table12.A2" office:value-type="string">
            <text:p text:style-name="P177">-</text:p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>a - 5 #=&gt; -2</text:p>
          </table:table-cell>
        </table:table-row>
        <table:table-row>
          <table:table-cell table:style-name="Table12.A2" office:value-type="string">
            <text:p text:style-name="P177">/</text:p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>10 / 8 # =&gt; 1</text:p>
          </table:table-cell>
        </table:table-row>
        <table:table-row>
          <table:table-cell table:style-name="Table12.A2" office:value-type="string">
            <text:p text:style-name="P177">*</text:p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>2 * 5 * b #=&gt; 20</text:p>
          </table:table-cell>
        </table:table-row>
        <table:table-row>
          <table:table-cell table:style-name="Table12.A2" office:value-type="string">
            <text:p text:style-name="P177">%</text:p>
          </table:table-cell>
          <table:table-cell table:style-name="Table12.A2" office:value-type="string">
            <text:p text:style-name="P177">остаток от деления (remainder; modulo)</text:p>
          </table:table-cell>
          <table:table-cell table:style-name="Table12.C2" office:value-type="string">
            <text:p text:style-name="P177">10 % 3 #=&gt; 1</text:p>
          </table:table-cell>
        </table:table-row>
        <table:table-row table:style-name="Table12.7">
          <table:table-cell table:style-name="Table12.A2" office:value-type="string">
            <text:p text:style-name="P177">**</text:p>
          </table:table-cell>
          <table:table-cell table:style-name="Table12.A2" office:value-type="string">
            <text:p text:style-name="P177">экспоненциация (возведение в степень)</text:p>
          </table:table-cell>
          <table:table-cell table:style-name="Table12.C2" office:value-type="string">
            <text:p text:style-name="P177">b**8 #=&gt; 256</text:p>
          </table:table-cell>
        </table:table-row>
        <table:table-row table:style-name="Table12.7">
          <table:table-cell table:style-name="Table12.A2" office:value-type="string">
            <text:p text:style-name="P177"/>
          </table:table-cell>
          <table:table-cell table:style-name="Table12.A2" office:value-type="string">
            <text:p text:style-name="P177"/>
          </table:table-cell>
          <table:table-cell table:style-name="Table12.C2" office:value-type="string">
            <text:p text:style-name="P177"/>
          </table:table-cell>
        </table:table-row>
      </table:table>
      <text:p text:style-name="P95"/>
      <text:list xml:id="list5930156870626060725" text:style-name="L87">
        <text:list-item>
          <text:p text:style-name="P274">унарная оператор – оператор, принимающий один аргумент (операнд)</text:p>
        </text:list-item>
        <text:list-item>
          <text:p text:style-name="P274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7">-</text:p>
          </table:table-cell>
          <table:table-cell table:style-name="Table13.A1" office:value-type="string">
            <text:p text:style-name="P177">унарный минус</text:p>
          </table:table-cell>
          <table:table-cell table:style-name="Table13.C1" office:value-type="string">
            <text:p text:style-name="P177">-5 <text:s/>-a</text:p>
          </table:table-cell>
        </table:table-row>
        <table:table-row>
          <table:table-cell table:style-name="Table13.A2" office:value-type="string">
            <text:p text:style-name="P177">+</text:p>
          </table:table-cell>
          <table:table-cell table:style-name="Table13.A2" office:value-type="string">
            <text:p text:style-name="P177">унарный плюс</text:p>
          </table:table-cell>
          <table:table-cell table:style-name="Table13.C2" office:value-type="string">
            <text:p text:style-name="P177">+</text:p>
          </table:table-cell>
        </table:table-row>
      </table:table>
      <text:p text:style-name="P95"/>
      <text:p text:style-name="P95">есть битовые операции</text:p>
      <text:list xml:id="list6115717216662014924" text:style-name="L88">
        <text:list-item>
          <text:p text:style-name="P275">двоичное смещение вправо: 10 &gt;&gt; 1 #=&gt; 5 равноценно делению на 2</text:p>
        </text:list-item>
        <text:list-item>
          <text:p text:style-name="P275">двоичное смещение влево: 10 &lt;&lt; 2 #= &gt; 40 равноценно умножению на 4</text:p>
          <text:p text:style-name="P276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1">Оператор</text:p>
          </table:table-cell>
          <table:table-cell table:style-name="Table15.B1" office:value-type="string">
            <text:p text:style-name="P151">Описание</text:p>
          </table:table-cell>
        </table:table-row>
        <table:table-row>
          <table:table-cell table:style-name="Table15.A2" office:value-type="string">
            <text:p text:style-name="P151">**</text:p>
          </table:table-cell>
          <table:table-cell table:style-name="Table15.B2" office:value-type="string">
            <text:p text:style-name="P151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42">!+-</text:span></text:span></text:p>
          </table:table-cell>
          <table:table-cell table:style-name="Table15.B2" office:value-type="string">
            <text:p text:style-name="P151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1">* / %</text:p>
          </table:table-cell>
          <table:table-cell table:style-name="Table15.B2" office:value-type="string">
            <text:p text:style-name="P151"/>
          </table:table-cell>
        </table:table-row>
        <table:table-row>
          <table:table-cell table:style-name="Table15.A2" office:value-type="string">
            <text:p text:style-name="P151">+ -</text:p>
          </table:table-cell>
          <table:table-cell table:style-name="Table15.B2" office:value-type="string">
            <text:p text:style-name="P151"/>
          </table:table-cell>
        </table:table-row>
        <table:table-row>
          <table:table-cell table:style-name="Table15.A2" office:value-type="string">
            <text:p text:style-name="P151">&lt; &gt; &lt;= &gt;=</text:p>
          </table:table-cell>
          <table:table-cell table:style-name="Table15.B2" office:value-type="string">
            <text:p text:style-name="P151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42">&lt;=&gt; == === != =~ !~</text:span></text:span></text:p>
          </table:table-cell>
          <table:table-cell table:style-name="Table15.B2" office:value-type="string">
            <text:p text:style-name="P151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1">&amp;&amp;</text:p>
          </table:table-cell>
          <table:table-cell table:style-name="Table15.B2" office:value-type="string">
            <text:p text:style-name="P151">логическое И</text:p>
          </table:table-cell>
        </table:table-row>
        <text:soft-page-break/>
        <table:table-row>
          <table:table-cell table:style-name="Table15.A2" office:value-type="string">
            <text:p text:style-name="P151">||</text:p>
          </table:table-cell>
          <table:table-cell table:style-name="Table15.B2" office:value-type="string">
            <text:p text:style-name="P151">логическое ИЛИ</text:p>
          </table:table-cell>
        </table:table-row>
        <table:table-row table:style-name="Table15.10">
          <table:table-cell table:style-name="Table15.A2" office:value-type="string">
            <text:p text:style-name="P97"><text:span text:style-name="Source_20_Text"><text:span text:style-name="T41">= %= /= -= += *= ||= **=</text:span></text:span></text:p>
          </table:table-cell>
          <table:table-cell table:style-name="Table15.B2" office:value-type="string">
            <text:p text:style-name="P151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1">not</text:p>
          </table:table-cell>
          <table:table-cell table:style-name="Table15.B2" office:value-type="string">
            <text:p text:style-name="P151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1">and or</text:p>
          </table:table-cell>
          <table:table-cell table:style-name="Table15.B2" office:value-type="string">
            <text:p text:style-name="P151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1"/>
          </table:table-cell>
          <table:table-cell table:style-name="Table15.B2" office:value-type="string">
            <text:p text:style-name="P151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47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51">y += 1</text:p>
          </table:table-cell>
          <table:table-cell table:style-name="Table14.C1" office:value-type="string">
            <text:p text:style-name="P151">нету: <text:s/>y++</text:p>
          </table:table-cell>
        </table:table-row>
        <table:table-row>
          <table:table-cell table:style-name="Table14.A2" office:value-type="string">
            <text:p text:style-name="P151">y = y - 2</text:p>
          </table:table-cell>
          <table:table-cell table:style-name="Table14.A2" office:value-type="string">
            <text:p text:style-name="P151">y -= 2</text:p>
          </table:table-cell>
          <table:table-cell table:style-name="Table14.C2" office:value-type="string">
            <text:p text:style-name="P151">нету: y--</text:p>
          </table:table-cell>
        </table:table-row>
        <table:table-row>
          <table:table-cell table:style-name="Table14.A2" office:value-type="string">
            <text:p text:style-name="P151">y = y * 2</text:p>
          </table:table-cell>
          <table:table-cell table:style-name="Table14.A2" office:value-type="string">
            <text:p text:style-name="P151">y *=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/>
          </table:table-cell>
          <table:table-cell table:style-name="Table14.A2" office:value-type="string">
            <text:p text:style-name="P151">y %= 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/>
          </table:table-cell>
          <table:table-cell table:style-name="Table14.A2" office:value-type="string">
            <text:p text:style-name="P151">y /= 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/>
          </table:table-cell>
          <table:table-cell table:style-name="Table14.A2" office:value-type="string">
            <text:p text:style-name="P151">y *= 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>y = y ** 3</text:p>
          </table:table-cell>
          <table:table-cell table:style-name="Table14.A2" office:value-type="string">
            <text:p text:style-name="P151">y **= 2</text:p>
          </table:table-cell>
          <table:table-cell table:style-name="Table14.C2" office:value-type="string">
            <text:p text:style-name="P151"/>
          </table:table-cell>
        </table:table-row>
        <table:table-row>
          <table:table-cell table:style-name="Table14.A2" office:value-type="string">
            <text:p text:style-name="P151">y = 3 если y неопределено</text:p>
          </table:table-cell>
          <table:table-cell table:style-name="Table14.A2" office:value-type="string">
            <text:p text:style-name="P151">y ||= 3</text:p>
          </table:table-cell>
          <table:table-cell table:style-name="Table14.C2" office:value-type="string">
            <text:p text:style-name="P151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41">!!! задание: попробовать в irb. Измениться ли значение переменной a ?</text:span></text:span></text:p>
      <text:p text:style-name="P97"><text:span text:style-name="Source_20_Text"><text:span text:style-name="T41"/></text:span></text:p>
      <text:p text:style-name="P146"><text:span text:style-name="Source_20_Text"><text:span text:style-name="T41">a ||= 2</text:span></text:span></text:p>
      <text:p text:style-name="P137"><text:span text:style-name="Source_20_Text"><text:span text:style-name="T26">a ||= 3</text:span></text:span></text:p>
      <text:p text:style-name="P29"/>
      <text:p text:style-name="P40">Вкусные штуки</text:p>
      <text:p text:style-name="P40"/>
      <text:p text:style-name="P29">( array[idx] ||= [] ) &lt;&lt; value</text:p>
      <text:p text:style-name="P29"/>
      <text:p text:style-name="P29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6-27T10:34:27.976923984</dc:date>
    <meta:editing-duration>P16DT1H31M29S</meta:editing-duration>
    <meta:editing-cycles>1925</meta:editing-cycles>
    <dc:creator>Nikolai Krot</dc:creator>
    <meta:document-statistic meta:table-count="67" meta:image-count="0" meta:object-count="0" meta:page-count="150" meta:paragraph-count="4165" meta:word-count="22907" meta:character-count="158953" meta:non-whitespace-character-count="137462"/>
  </office:meta>
</office:document-meta>
</file>